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style:font-size-asian="10pt" style:font-size-complex="10pt"/>
    </style:style>
    <style:style style:name="P2" style:family="paragraph" style:parent-style-name="Standard">
      <style:text-properties style:font-name="Envy Code R VS" fo:font-size="10pt" fo:font-style="normal" style:font-size-asian="10pt" style:font-style-asian="normal" style:font-size-complex="10pt" style:font-style-complex="normal"/>
    </style:style>
    <style:style style:name="P3"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 style:family="paragraph" style:parent-style-name="Standard">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P5" style:family="paragraph" style:parent-style-name="Standard">
      <style:text-properties style:font-name="Envy Code R VS" fo:font-size="12pt" style:font-size-asian="12pt" style:font-size-complex="12pt"/>
    </style:style>
    <style:style style:name="P6" style:family="paragraph" style:parent-style-name="Standard">
      <style:text-properties style:font-name="Envy Code R VS" fo:font-size="12pt" fo:font-style="normal" style:font-size-asian="12pt" style:font-style-asian="normal" style:font-size-complex="12pt" style:font-style-complex="normal"/>
    </style:style>
    <style:style style:name="P7" style:family="paragraph" style:parent-style-name="Standard">
      <style:paragraph-properties style:text-autospace="none"/>
      <style:text-properties fo:color="#8ac6f2" style:font-name="Consolas" fo:font-size="9.5pt" style:font-name-asian="Consolas" style:font-size-asian="9.5pt" style:font-name-complex="Consolas" style:font-size-complex="9.5pt"/>
    </style:style>
    <style:style style:name="P8"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10" style:family="paragraph" style:parent-style-name="Standard">
      <style:paragraph-properties fo:background-color="#000000">
        <style:background-image/>
      </style:paragraph-properties>
      <style:text-properties style:font-name="Envy Code R VS" fo:font-size="10pt" fo:font-style="normal" style:font-size-asian="10pt" style:font-style-asian="normal" style:font-size-complex="10pt" style:font-style-complex="normal"/>
    </style:style>
    <style:style style:name="P11" style:family="paragraph" style:parent-style-name="Standard">
      <style:paragraph-properties fo:background-color="#000000" style:text-autospace="none">
        <style:background-image/>
      </style:paragraph-properties>
      <style:text-properties style:font-name="Envy Code R VS" fo:font-size="10pt" fo:font-style="normal" style:font-size-asian="10pt" style:font-style-asian="normal" style:font-size-complex="10pt" style:font-style-complex="normal"/>
    </style:style>
    <style:style style:name="P12" style:family="paragraph" style:parent-style-name="Standard">
      <style:paragraph-properties fo:background-color="#000000">
        <style:background-image/>
      </style:paragraph-properties>
      <style:text-properties style:font-name="Envy Code R VS" fo:font-size="10pt" fo:font-style="normal" style:text-underline-style="none" style:font-size-asian="10pt" style:font-style-asian="normal" style:font-size-complex="10pt" style:font-style-complex="normal"/>
    </style:style>
    <style:style style:name="P13"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4"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5"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background-color="#000000">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font-style="normal" style:font-name-asian="Consolas" style:font-size-asian="10pt" style:font-style-asian="normal" style:font-name-complex="Consolas" style:font-size-complex="10pt" style:font-style-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font-style="normal" style:font-name-asian="Consolas" style:font-size-asian="10pt" style:font-style-asian="normal" style:font-name-complex="Consolas" style:font-size-complex="10pt" style:font-style-complex="normal"/>
    </style:style>
    <style:style style:name="P19" style:family="paragraph" style:parent-style-name="Standard">
      <style:paragraph-properties fo:background-color="#000000" style:text-autospace="none">
        <style:background-image/>
      </style:paragraph-properties>
      <style:text-properties fo:color="#e8f3f6" style:font-name="Consolas1" fo:font-size="10pt" fo:language="zxx" fo:country="none" style:font-size-asian="10pt" style:font-size-complex="10pt"/>
    </style:style>
    <style:style style:name="P20" style:family="paragraph" style:parent-style-name="Standard">
      <style:paragraph-properties fo:background-color="#000000" style:text-autospace="none">
        <style:background-image/>
      </style:paragraph-properties>
      <style:text-properties fo:color="#e8f3f6" style:font-name="Consolas1" fo:font-size="10pt" style:font-name-asian="Consolas" style:font-size-asian="10pt" style:font-name-complex="Consolas" style:font-size-complex="10pt"/>
    </style:style>
    <style:style style:name="P21" style:family="paragraph" style:parent-style-name="Standard">
      <style:paragraph-properties fo:background-color="#000000">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2" style:family="paragraph" style:parent-style-name="Standard">
      <style:paragraph-properties fo:background-color="#000000" style:text-autospace="none">
        <style:background-image/>
      </style:paragraph-properties>
      <style:text-properties fo:color="#e8f3f6" style:font-name="Consolas1" fo:font-size="10pt" fo:font-style="normal" style:font-name-asian="Consolas" style:font-size-asian="10pt" style:font-style-asian="normal" style:font-name-complex="Consolas" style:font-size-complex="10pt" style:font-style-complex="normal"/>
    </style:style>
    <style:style style:name="P23" style:family="paragraph" style:parent-style-name="Standard">
      <style:paragraph-properties fo:background-color="#000000" style:text-autospace="none">
        <style:background-image/>
      </style:paragraph-properties>
      <style:text-properties fo:color="#e8f3f6" fo:font-size="11pt" fo:language="zxx" fo:country="none" style:font-size-asian="11pt" style:font-size-complex="11pt"/>
    </style:style>
    <style:style style:name="P24" style:family="paragraph" style:parent-style-name="Standard">
      <style:paragraph-properties fo:background-color="#000000">
        <style:background-image/>
      </style:paragraph-properties>
      <style:text-properties fo:font-size="10pt" style:font-size-asian="10pt" style:font-size-complex="10pt"/>
    </style:style>
    <style:style style:name="P25"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26" style:family="paragraph" style:parent-style-name="Standard">
      <style:paragraph-properties fo:background-color="#000000" style:text-autospace="none">
        <style:background-image/>
      </style:paragraph-properties>
    </style:style>
    <style:style style:name="P27" style:family="paragraph" style:parent-style-name="Standard">
      <style:paragraph-properties fo:background-color="#000000" style:text-autospace="none">
        <style:background-image/>
      </style:paragraph-properties>
      <style:text-properties style:font-name="Consolas1" fo:font-size="10pt" style:font-size-asian="10pt" style:font-size-complex="10pt"/>
    </style:style>
    <style:style style:name="P28" style:family="paragraph" style:parent-style-name="Standard">
      <style:paragraph-properties fo:background-color="#000000">
        <style:background-image/>
      </style:paragraph-properties>
      <style:text-properties style:font-name="Consolas1" fo:font-size="10pt" fo:font-style="normal" style:font-size-asian="10pt" style:font-style-asian="normal" style:font-size-complex="10pt" style:font-style-complex="normal"/>
    </style:style>
    <style:style style:name="P29" style:family="paragraph" style:parent-style-name="Standard">
      <style:paragraph-properties fo:background-color="#000000" style:text-autospace="none">
        <style:background-image/>
      </style:paragraph-properties>
      <style:text-properties fo:color="#cae682" style:font-name="Consolas" fo:font-size="10pt" fo:font-style="normal" style:font-name-asian="Consolas" style:font-size-asian="10pt" style:font-style-asian="normal" style:font-name-complex="Consolas" style:font-size-complex="10pt" style:font-style-complex="normal"/>
    </style:style>
    <style:style style:name="P30" style:family="paragraph" style:parent-style-name="Standard">
      <style:paragraph-properties fo:background-color="#000000">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1" style:family="paragraph" style:parent-style-name="Standard">
      <style:paragraph-properties fo:background-color="#000000" style:text-autospace="none">
        <style:background-image/>
      </style:paragraph-properties>
      <style:text-properties fo:color="#8ac6f2" style:font-name="Consolas" fo:font-size="9.5pt" fo:font-style="normal" style:font-name-asian="Consolas" style:font-size-asian="9.5pt" style:font-style-asian="normal" style:font-name-complex="Consolas" style:font-size-complex="9.5pt" style:font-style-complex="normal"/>
    </style:style>
    <style:style style:name="P32" style:family="paragraph" style:parent-style-name="Standard">
      <style:paragraph-properties fo:background-color="#000000">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3" style:family="paragraph" style:parent-style-name="Standard">
      <style:paragraph-properties fo:background-color="#000000" style:text-autospace="none">
        <style:background-image/>
      </style:paragraph-properties>
      <style:text-properties fo:color="#8ac6f2" style:font-name="Consolas" fo:font-size="9.5pt" fo:font-style="normal" style:text-underline-style="none" style:font-name-asian="Consolas" style:font-size-asian="9.5pt" style:font-style-asian="normal" style:font-name-complex="Consolas" style:font-size-complex="9.5pt" style:font-style-complex="normal"/>
    </style:style>
    <style:style style:name="P34"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3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36"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37" style:family="paragraph" style:parent-style-name="Standard">
      <style:paragraph-properties fo:background-color="#000000" style:text-autospace="none">
        <style:background-image/>
      </style:paragraph-properties>
      <style:text-properties fo:color="#e5786d" style:font-name="Consolas" fo:font-size="10pt" fo:font-style="normal" style:font-name-asian="Consolas" style:font-size-asian="10pt" style:font-style-asian="normal" style:font-name-complex="Consolas" style:font-size-complex="10pt" style:font-style-complex="normal"/>
    </style:style>
    <style:style style:name="P38" style:family="paragraph" style:parent-style-name="Standard">
      <style:text-properties style:font-name="Envy Code R VS" fo:font-size="10pt" fo:font-style="normal" style:font-size-asian="10pt" style:font-style-asian="normal" style:font-size-complex="10pt" style:font-style-complex="normal"/>
    </style:style>
    <style:style style:name="P39" style:family="paragraph" style:parent-style-name="Standard" style:list-style-name="L1">
      <style:text-properties style:font-name="Envy Code R VS" fo:font-size="10pt" fo:font-style="normal" style:font-size-asian="10pt" style:font-style-asian="normal" style:font-size-complex="10pt" style:font-style-complex="normal"/>
    </style:style>
    <style:style style:name="P40" style:family="paragraph" style:parent-style-name="Standard" style:list-style-name="L2">
      <style:text-properties style:font-name="Envy Code R VS" fo:font-size="10pt" fo:font-style="normal" style:font-size-asian="10pt" style:font-style-asian="normal" style:font-size-complex="10pt" style:font-style-complex="normal"/>
    </style:style>
    <style:style style:name="P41" style:family="paragraph" style:parent-style-name="Standard" style:list-style-name="L3">
      <style:text-properties style:font-name="Envy Code R VS" fo:font-size="10pt" fo:font-style="normal" style:font-size-asian="10pt" style:font-style-asian="normal" style:font-size-complex="10pt" style:font-style-complex="normal"/>
    </style:style>
    <style:style style:name="P42" style:family="paragraph" style:parent-style-name="Standard" style:list-style-name="L4">
      <style:text-properties style:font-name="Envy Code R VS" fo:font-size="10pt" fo:font-style="normal" style:font-size-asian="10pt" style:font-style-asian="normal" style:font-size-complex="10pt" style:font-style-complex="normal"/>
    </style:style>
    <style:style style:name="P43" style:family="paragraph" style:parent-style-name="Standard" style:list-style-name="L5">
      <style:text-properties style:font-name="Envy Code R VS" fo:font-size="10pt" fo:font-style="normal" style:font-size-asian="10pt" style:font-style-asian="normal" style:font-size-complex="10pt" style:font-style-complex="normal"/>
    </style:style>
    <style:style style:name="P44" style:family="paragraph" style:parent-style-name="Standard" style:list-style-name="L6">
      <style:text-properties style:font-name="Envy Code R VS" fo:font-size="10pt" fo:font-style="normal" style:font-size-asian="10pt" style:font-style-asian="normal" style:font-size-complex="10pt" style:font-style-complex="normal"/>
    </style:style>
    <style:style style:name="P45" style:family="paragraph" style:parent-style-name="Standard" style:list-style-name="L7">
      <style:text-properties style:font-name="Envy Code R VS" fo:font-size="10pt" fo:font-style="normal" style:font-size-asian="10pt" style:font-style-asian="normal" style:font-size-complex="10pt" style:font-style-complex="normal"/>
    </style:style>
    <style:style style:name="P46" style:family="paragraph" style:parent-style-name="Standard" style:list-style-name="L8">
      <style:text-properties style:font-name="Envy Code R VS" fo:font-size="10pt" fo:font-style="normal" style:font-size-asian="10pt" style:font-style-asian="normal" style:font-size-complex="10pt" style:font-style-complex="normal"/>
    </style:style>
    <style:style style:name="P47" style:family="paragraph" style:parent-style-name="Standard">
      <style:text-properties style:font-name="Envy Code R VS" fo:font-size="10pt" fo:font-style="normal" style:text-underline-style="none" style:font-size-asian="10pt" style:font-style-asian="normal" style:font-size-complex="10pt" style:font-style-complex="normal"/>
    </style:style>
    <style:style style:name="P48" style:family="paragraph" style:parent-style-name="Standard" style:list-style-name="L9">
      <style:text-properties style:font-name="Envy Code R VS" fo:font-size="10pt" fo:font-style="normal" style:text-underline-style="none" style:font-size-asian="10pt" style:font-style-asian="normal" style:font-size-complex="10pt" style:font-style-complex="normal"/>
    </style:style>
    <style:style style:name="P49" style:family="paragraph" style:parent-style-name="Standard" style:list-style-name="L10">
      <style:text-properties style:font-name="Envy Code R VS" fo:font-size="10pt" fo:font-style="normal" style:text-underline-style="none" style:font-size-asian="10pt" style:font-style-asian="normal" style:font-size-complex="10pt" style:font-style-complex="normal"/>
    </style:style>
    <style:style style:name="P50" style:family="paragraph" style:parent-style-name="Standard">
      <style:text-properties style:font-name="Envy Code R VS" fo:font-size="12pt" fo:font-style="normal" style:font-size-asian="12pt" style:font-style-asian="normal" style:font-size-complex="12pt" style:font-style-complex="normal"/>
    </style:style>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0">
      <style:paragraph-properties fo:background-color="#000000" style:text-autospace="none">
        <style:background-image/>
      </style:paragraph-properties>
      <style:text-properties fo:font-size="10pt" style:font-size-asian="10pt" style:font-size-complex="10pt"/>
    </style:style>
    <style:style style:name="P54" style:family="paragraph" style:parent-style-name="Standard" style:list-style-name="L9">
      <style:paragraph-properties fo:background-color="#000000" style:text-autospace="none">
        <style:background-image/>
      </style:paragraph-properties>
      <style:text-properties fo:font-size="10pt" style:font-size-asian="10pt" style:font-size-complex="10pt"/>
    </style:style>
    <style:style style:name="P55"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T1" style:family="text">
      <style:text-properties style:text-underline-style="solid" style:text-underline-width="auto" style:text-underline-color="font-color"/>
    </style:style>
    <style:style style:name="T2" style:family="text">
      <style:text-properties fo:color="#8ac6f2"/>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normal" style:font-name-asian="Consolas" style:font-style-asian="normal" style:font-name-complex="Consolas" style:font-style-complex="normal"/>
    </style:style>
    <style:style style:name="T6" style:family="text">
      <style:text-properties fo:color="#8ac6f2" style:font-name="Consolas" fo:font-style="normal" style:text-underline-style="none" style:font-name-asian="Consolas" style:font-style-asian="normal" style:font-name-complex="Consolas" style:font-style-complex="normal"/>
    </style:style>
    <style:style style:name="T7" style:family="text">
      <style:text-properties fo:color="#8ac6f2" style:font-name="Consolas" fo:font-weight="normal" style:font-name-asian="Consolas" style:font-weight-asian="normal" style:font-name-complex="Consolas" style:font-weight-complex="normal"/>
    </style:style>
    <style:style style:name="T8" style:family="text">
      <style:text-properties fo:color="#8ac6f2" style:font-name="Consolas" fo:font-size="10pt" style:font-name-asian="Consolas" style:font-size-asian="10pt" style:font-name-complex="Consolas" style:font-size-complex="10pt"/>
    </style:style>
    <style:style style:name="T9" style:family="text">
      <style:text-properties fo:color="#8ac6f2" style:font-name="Consolas" style:text-underline-style="none" style:font-name-asian="Consolas" style:font-name-complex="Consolas"/>
    </style:style>
    <style:style style:name="T10" style:family="text">
      <style:text-properties fo:color="#8ac6f2" fo:language="zxx" fo:country="none"/>
    </style:style>
    <style:style style:name="T11" style:family="text">
      <style:text-properties fo:color="#8ac6f2" style:font-name-asian="Consolas" style:font-name-complex="Consolas"/>
    </style:style>
    <style:style style:name="T12" style:family="text">
      <style:text-properties fo:color="#8ac6f2" style:text-underline-style="none"/>
    </style:style>
    <style:style style:name="T13" style:family="text">
      <style:text-properties fo:color="#e8f3f6" style:font-name="Consolas" style:font-name-asian="Consolas" style:font-name-complex="Consolas"/>
    </style:style>
    <style:style style:name="T14" style:family="text">
      <style:text-properties fo:color="#e8f3f6" style:font-name="Consolas" fo:font-weight="normal" style:font-name-asian="Consolas" style:font-weight-asian="normal" style:font-name-complex="Consolas" style:font-weight-complex="normal"/>
    </style:style>
    <style:style style:name="T15" style:family="text">
      <style:text-properties fo:color="#e8f3f6" style:font-name="Consolas" fo:font-style="normal" style:font-name-asian="Consolas" style:font-style-asian="normal" style:font-name-complex="Consolas" style:font-style-complex="normal"/>
    </style:style>
    <style:style style:name="T16" style:family="text">
      <style:text-properties fo:color="#e8f3f6" style:font-name="Consolas" fo:font-style="normal" style:text-underline-style="none" style:font-name-asian="Consolas" style:font-style-asian="normal" style:font-name-complex="Consolas" style:font-style-complex="normal"/>
    </style:style>
    <style:style style:name="T17" style:family="text">
      <style:text-properties fo:color="#e8f3f6" style:font-name="Consolas" fo:font-size="10pt" style:font-name-asian="Consolas" style:font-size-asian="10pt" style:font-name-complex="Consolas" style:font-size-complex="10pt"/>
    </style:style>
    <style:style style:name="T18" style:family="text">
      <style:text-properties fo:color="#e8f3f6" style:font-name="Consolas" style:text-underline-style="none" style:font-name-asian="Consolas" style:font-name-complex="Consolas"/>
    </style:style>
    <style:style style:name="T19" style:family="text">
      <style:text-properties fo:color="#e8f3f6" fo:language="zxx" fo:country="none"/>
    </style:style>
    <style:style style:name="T20" style:family="text">
      <style:text-properties fo:color="#e8f3f6" fo:language="zxx" fo:country="none" fo:font-style="normal" style:font-style-asian="normal" style:font-style-complex="normal"/>
    </style:style>
    <style:style style:name="T21" style:family="text">
      <style:text-properties fo:color="#e8f3f6" style:font-name-asian="Consolas" style:font-name-complex="Consolas"/>
    </style:style>
    <style:style style:name="T22" style:family="text">
      <style:text-properties fo:color="#e5786d"/>
    </style:style>
    <style:style style:name="T23" style:family="text">
      <style:text-properties fo:color="#e5786d" style:font-name="Consolas"/>
    </style:style>
    <style:style style:name="T24" style:family="text">
      <style:text-properties fo:color="#e5786d" style:font-name="Consolas" style:font-name-asian="Consolas" style:font-name-complex="Consolas"/>
    </style:style>
    <style:style style:name="T25" style:family="text">
      <style:text-properties fo:color="#e5786d" style:font-name="Consolas" fo:font-style="normal" style:font-name-asian="Consolas" style:font-style-asian="normal" style:font-name-complex="Consolas" style:font-style-complex="normal"/>
    </style:style>
    <style:style style:name="T26" style:family="text">
      <style:text-properties fo:color="#e5786d" style:font-name="Consolas" fo:font-style="normal" style:text-underline-style="none" style:font-name-asian="Consolas" style:font-style-asian="normal" style:font-name-complex="Consolas" style:font-style-complex="normal"/>
    </style:style>
    <style:style style:name="T27" style:family="text">
      <style:text-properties fo:color="#e5786d" style:font-name="Consolas" fo:font-weight="normal" style:font-name-asian="Consolas" style:font-weight-asian="normal" style:font-name-complex="Consolas" style:font-weight-complex="normal"/>
    </style:style>
    <style:style style:name="T28" style:family="text">
      <style:text-properties fo:color="#e5786d" style:font-name="Consolas" style:text-underline-style="none" style:font-name-asian="Consolas" style:font-name-complex="Consolas"/>
    </style:style>
    <style:style style:name="T29" style:family="text">
      <style:text-properties fo:color="#e5786d" fo:language="zxx" fo:country="none"/>
    </style:style>
    <style:style style:name="T30" style:family="text">
      <style:text-properties fo:color="#e5786d" style:font-name-asian="Consolas" style:font-name-complex="Consolas"/>
    </style:style>
    <style:style style:name="T31" style:family="text">
      <style:text-properties fo:color="#cae682"/>
    </style:style>
    <style:style style:name="T32" style:family="text">
      <style:text-properties fo:color="#cae682" style:font-name="Consolas"/>
    </style:style>
    <style:style style:name="T33" style:family="text">
      <style:text-properties fo:color="#cae682" style:font-name="Consolas" style:font-name-asian="Consolas" style:font-name-complex="Consolas"/>
    </style:style>
    <style:style style:name="T34" style:family="text">
      <style:text-properties fo:color="#cae682" style:font-name="Consolas" fo:font-style="normal" style:font-name-asian="Consolas" style:font-style-asian="normal" style:font-name-complex="Consolas" style:font-style-complex="normal"/>
    </style:style>
    <style:style style:name="T35" style:family="text">
      <style:text-properties fo:color="#cae682" style:font-name="Consolas" fo:font-style="normal" style:text-underline-style="none" style:font-name-asian="Consolas" style:font-style-asian="normal" style:font-name-complex="Consolas" style:font-style-complex="normal"/>
    </style:style>
    <style:style style:name="T36" style:family="text">
      <style:text-properties fo:color="#cae682" style:font-name="Consolas" fo:font-weight="normal" style:font-name-asian="Consolas" style:font-weight-asian="normal" style:font-name-complex="Consolas" style:font-weight-complex="normal"/>
    </style:style>
    <style:style style:name="T37" style:family="text">
      <style:text-properties fo:color="#cae682" style:font-name="Consolas" style:text-underline-style="none" style:font-name-asian="Consolas" style:font-name-complex="Consolas"/>
    </style:style>
    <style:style style:name="T38" style:family="text">
      <style:text-properties fo:color="#cae682" fo:language="zxx" fo:country="none"/>
    </style:style>
    <style:style style:name="T39" style:family="text">
      <style:text-properties fo:color="#cae682" fo:language="zxx" fo:country="none" fo:font-style="normal" style:font-style-asian="normal" style:font-style-complex="normal"/>
    </style:style>
    <style:style style:name="T40" style:family="text">
      <style:text-properties fo:color="#cae682" style:text-underline-style="none"/>
    </style:style>
    <style:style style:name="T41"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42" style:family="text">
      <style:text-properties fo:color="#00008b" style:font-name="Consolas" fo:font-weight="bold" style:font-name-asian="Consolas" style:font-weight-asian="bold" style:font-name-complex="Consolas" style:font-weight-complex="bold"/>
    </style:style>
    <style:style style:name="T43" style:family="text">
      <style:text-properties fo:font-style="italic" style:font-style-asian="italic" style:font-style-complex="italic"/>
    </style:style>
    <style:style style:name="T44" style:family="text">
      <style:text-properties fo:font-style="italic" style:text-underline-style="none" style:font-style-asian="italic" style:font-style-complex="italic"/>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normal" style:font-style-asian="normal" style:font-style-complex="normal"/>
    </style:style>
    <style:style style:name="T47" style:family="text">
      <style:text-properties fo:color="#8b9699" style:font-name="Consolas" fo:font-size="11pt" style:font-name-asian="Consolas" style:font-size-asian="11pt" style:font-name-complex="Consolas" style:font-size-complex="11pt"/>
    </style:style>
    <style:style style:name="T48" style:family="text">
      <style:text-properties fo:color="#8b9699" style:font-name="Consolas" style:font-name-asian="Consolas" style:font-name-complex="Consolas"/>
    </style:style>
    <style:style style:name="T49" style:family="text">
      <style:text-properties fo:color="#8b9699" style:font-name="Consolas" fo:font-size="10pt" style:font-name-asian="Consolas" style:font-size-asian="10pt" style:font-name-complex="Consolas" style:font-size-complex="10pt"/>
    </style:style>
    <style:style style:name="T50" style:family="text">
      <style:text-properties style:font-name="Envy Code R VS" fo:font-size="10pt" fo:font-style="normal" style:font-size-asian="10pt" style:font-style-asian="normal" style:font-size-complex="10pt" style:font-style-complex="normal"/>
    </style:style>
    <style:style style:name="T51"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2" style:family="text">
      <style:text-properties style:font-name="Envy Code R VS" fo:font-size="10pt" fo:font-style="normal" style:text-underline-style="none" style:font-size-asian="10pt" style:font-style-asian="normal" style:font-size-complex="10pt" style:font-style-complex="normal"/>
    </style:style>
    <style:style style:name="T53" style:family="text">
      <style:text-properties style:font-name="Envy Code R VS" fo:font-size="10pt" fo:font-style="italic" style:font-size-asian="10pt" style:font-style-asian="italic" style:font-size-complex="10pt" style:font-style-complex="italic"/>
    </style:style>
    <style:style style:name="T54" style:family="text">
      <style:text-properties style:font-name="Envy Code R VS" fo:font-style="normal" style:font-style-asian="normal" style:font-style-complex="normal"/>
    </style:style>
    <style:style style:name="T55" style:family="text">
      <style:text-properties style:font-name="Envy Code R VS" fo:font-style="normal" style:text-underline-style="solid" style:text-underline-width="auto" style:text-underline-color="font-color" style:font-style-asian="normal" style:font-style-complex="normal"/>
    </style:style>
    <style:style style:name="T56" style:family="text">
      <style:text-properties style:text-underline-style="none"/>
    </style:style>
    <style:style style:name="T57" style:family="text">
      <style:text-properties style:font-name="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 Interface IValueObject&lt;T&gt;, el codigo autocomentado y las influencias del BDD en el codigo</text:span>:</text:p>
      <text:p text:style-name="P1"/>
      <text:p text:style-name="P1">Empezamos por las interfaces que definen los tipos de objetos existentes en el dominio. Nos referimos a los ValueObjects y las Entities.</text:p>
      <text:p text:style-name="P1"/>
      <text:p text:style-name="P1">Aqui surge la primera disputa con respecto al original, y que creemos interesante comentar cuanto antes, para entender las implicaciones de lo que planeamos hacer.</text:p>
      <text:p text:style-name="P1"/>
      <text:p text:style-name="P1">Una posible implementacion de la interface de ValueObject, siendo fieles a su version java, seria:</text:p>
      <text:p text:style-name="P1"/>
      <text:p text:style-name="P8"><text:span text:style-name="T4">namespace</text:span><text:span text:style-name="T13">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ValueObject</text:span><text:span text:style-name="T13">&lt;T&gt;</text:span></text:p>
      <text:p text:style-name="P14"><text:s text:c="4"/>{</text:p>
      <text:p text:style-name="P25"><text:span text:style-name="T13"><text:s text:c="8"/></text:span><text:span text:style-name="T4">bool</text:span><text:span text:style-name="T13"> SameValueAs(T other);</text:span></text:p>
      <text:p text:style-name="P14"><text:s text:c="4"/>}</text:p>
      <text:p text:style-name="P15">}</text:p>
      <text:p text:style-name="P1"/>
      <text:p text:style-name="P1">de forma que una clase que quiera implementar esta interface, tendira esta apariencia:</text:p>
      <text:p text:style-name="P1"/>
      <text:p text:style-name="P25"><text:span text:style-name="T4">public</text:span><text:span text:style-name="T13"> </text:span><text:span text:style-name="T4">class</text:span><text:span text:style-name="T13"> </text:span><text:span text:style-name="T33">PruebaValueObject</text:span><text:span text:style-name="T13"> : </text:span><text:span text:style-name="T24">IValueObject</text:span><text:span text:style-name="T13">&lt;</text:span><text:span text:style-name="T33">PruebaValueObject</text:span><text:span text:style-name="T13">&gt; </text:span></text:p>
      <text:p text:style-name="P14">{</text:p>
      <text:p text:style-name="P25"><text:span text:style-name="T13"><text:s text:c="4"/></text:span><text:span text:style-name="T4">public</text:span><text:span text:style-name="T13"> </text:span><text:span text:style-name="T4">bool</text:span><text:span text:style-name="T13"> SameValueAs(</text:span><text:span text:style-name="T33">PruebaValueObject</text:span><text:span text:style-name="T13"> other)</text:span></text:p>
      <text:p text:style-name="P14"><text:s text:c="4"/>{</text:p>
      <text:p text:style-name="P25"><text:span text:style-name="T13"><text:s text:c="8"/></text:span><text:span text:style-name="T4">throw</text:span><text:span text:style-name="T13"> </text:span><text:span text:style-name="T4">new</text:span><text:span text:style-name="T13"> </text:span><text:span text:style-name="T42">NotImplementedException</text:span><text:span text:style-name="T14">();</text:span></text:p>
      <text:p text:style-name="P15"><text:s text:c="4"/>}</text:p>
      <text:p text:style-name="P15">}</text:p>
      <text:p text:style-name="P1"/>
      <text:p text:style-name="P1">hasta aqui todo parece ir bien, pero sin embargo, hay algo que no acaba de encajar. Ese algo es el nombre del metodo <text:span text:style-name="T43">SameValueAs</text:span><text:span text:style-name="T46">. Pero mejor vamos paso a paso para poder entender el porque de las decisiones que estamos a punto de tomar.</text:span></text:p>
      <text:p text:style-name="P2"/>
      <text:p text:style-name="P1"><text:span text:style-name="T46">La clase </text:span><text:span text:style-name="T43">PruebaValueObject</text:span><text:span text:style-name="T46"> no sale de la nada. Si nos planteamos seguir los preceptos del BDD, es comprensible que a la hora de escribir el codigo de </text:span><text:span text:style-name="T43">IValueObject&lt;T&gt;</text:span><text:span text:style-name="T46">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43">Biblia Azul</text:span><text:span text:style-name="T46"> llamado </text:span><text:span text:style-name="T43">Intention-Revealing Interfaces</text:span><text:span text:style-name="T46">.</text:span></text:p>
      <text:p text:style-name="P2"/>
      <text:p text:style-name="P1"><text:span text:style-name="T46">Pero, ¿podemos hacer ese mismo razonamiento para </text:span><text:span text:style-name="T43">PruebaValueObject</text:span><text:span text:style-name="T46">?</text:span></text:p>
      <text:p text:style-name="P2"/>
      <text:p text:style-name="P1"><text:span text:style-name="T46">La respuesta es un NO rotundo. Hace falta esa Spec que justifique el comportamiento de <text:s/></text:span><text:span text:style-name="T43">PruebaValueObject</text:span><text:span text:style-name="T46">. Asi que, vamos a escribir esa Spec:</text:span></text:p>
      <text:p text:style-name="P2"/>
      <text:p text:style-name="P8"><text:span text:style-name="T5">public</text:span><text:span text:style-name="T15"> </text:span><text:span text:style-name="T5">class</text:span><text:span text:style-name="T15"> </text:span><text:span text:style-name="T34">concern</text:span><text:span text:style-name="T15"> : </text:span><text:span text:style-name="T34">Observes</text:span><text:span text:style-name="T15">&lt;</text:span><text:span text:style-name="T25">IValueObject</text:span><text:span text:style-name="T15">&lt;</text:span><text:span text:style-name="T34">PruebaValueObject</text:span><text:span text:style-name="T15">&gt;,</text:span><text:span text:style-name="T34">PruebaValueObject</text:span><text:span text:style-name="T15">&gt;{}</text:span></text:p>
      <text:p text:style-name="P14"/>
      <text:p text:style-name="P25"><text:span text:style-name="T4">public</text:span><text:span text:style-name="T13"> </text:span><text:span text:style-name="T4">class</text:span><text:span text:style-name="T13"> </text:span><text:span text:style-name="T33">when_asked_to_compare_two_pruebavalueobjects_that_have_the_same_value</text:span><text:span text:style-name="T13"> : </text:span><text:span text:style-name="T33">concer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the_other = </text:span><text:span text:style-name="T4">new</text:span><text:span text:style-name="T13"> </text:span><text:span text:style-name="T33">PruebaValueObject</text:span><text:span text:style-name="T13">();</text:span></text:p>
      <text:p text:style-name="P26"><text:s text:c="8"/><text:span text:style-name="T47">//</text:span><text:span text:style-name="T41">todo: le damos los valores adecuados.</text:span></text:p>
      <text:p text:style-name="P14"><text:s text:c="4"/>};</text:p>
      <text:p text:style-name="P14"/>
      <text:p text:style-name="P25"><text:span text:style-name="T13"><text:s text:c="4"/></text:span><text:span text:style-name="T24">Because</text:span><text:span text:style-name="T13"> of = () =&gt; result = sut.SameValueAs(theOther);</text:span></text:p>
      <text:p text:style-name="P14"><text:s text:c="8"/></text:p>
      <text:p text:style-name="P25"><text:span text:style-name="T13"><text:s text:c="4"/></text:span><text:span text:style-name="T24">It</text:span><text:span text:style-name="T13"> should_recognize_the_equality = () =&gt; result.ShouldEqual(</text:span><text:span text:style-name="T4">true</text:span><text:span text:style-name="T13">);</text:span></text:p>
      <text:p text:style-name="P14"><text:s text:c="8"/></text:p>
      <text:p text:style-name="P25"><text:soft-page-break/><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33">PruebaValueObject</text:span><text:span text:style-name="T13"> theOther;</text:span></text:p>
      <text:p text:style-name="P14">}</text:p>
      <text:p text:style-name="P2"/>
      <text:p text:style-name="P2">Sin entrar en demasiados detalles que no son importantes para nuestro razonamiento (en concreto los relativos al incompleto bloque ESTABLISH), debemos fijarnos en:</text:p>
      <text:p text:style-name="P2"/>
      <text:p text:style-name="P9"><text:span text:style-name="T25">Because</text:span><text:span text:style-name="T15"> of = () =&gt; result = sut.SameValueAs(theOther);</text:span></text:p>
      <text:p text:style-name="P2"/>
      <text:p text:style-name="P1"><text:span text:style-name="T46">que es donde ejecutamos el </text:span><text:span text:style-name="T43">System Under Test</text:span><text:span text:style-name="T46">.</text:span></text:p>
      <text:p text:style-name="P2"/>
      <text:p text:style-name="P2">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2"/>
      <text:p text:style-name="P17">result = sut.SameValueAs(theOther);</text:p>
      <text:p text:style-name="P2"/>
      <text:p text:style-name="P2">y es precisamente aqui, donde no hubiesemos escrito este codigo de esta manera, ya que no se acaba de leer correctamente, sobre todo cuando lo comparamos con algo como:</text:p>
      <text:p text:style-name="P2"/>
      <text:p text:style-name="P16">result = sut.HasTheSameValueAs(theOther);</text:p>
      <text:p text:style-name="P2"/>
      <text:p text:style-name="P2">que si se lee como una frase bien construida.</text:p>
      <text:p text:style-name="P2"/>
      <text:p text:style-name="P2">Aun asi, podemos ir unos cuantos pasos mas lejos, haciendo uso de la notacion/convencion propuesta por Jean-Paul Boodhoo y utilizar para:</text:p>
      <text:p text:style-name="P2"/>
      <text:list xml:id="list38535277" text:style-name="L1">
        <text:list-item>
          <text:p text:style-name="P39">metodos</text:p>
        </text:list-item>
        <text:list-item>
          <text:p text:style-name="P39">propiedades</text:p>
        </text:list-item>
        <text:list-item>
          <text:p text:style-name="P39">eventos</text:p>
        </text:list-item>
        <text:list-item>
          <text:p text:style-name="P39">variables locales</text:p>
        </text:list-item>
        <text:list-item>
          <text:p text:style-name="P39">constantes locales</text:p>
        </text:list-item>
        <text:list-item>
          <text:p text:style-name="P39">parametros</text:p>
        </text:list-item>
        <text:list-item>
          <text:p text:style-name="P39">campos (no privados)</text:p>
        </text:list-item>
      </text:list>
      <text:p text:style-name="P2"/>
      <text:p text:style-name="P2">un estilo "all_lower" en vez de "UpperCamelCase" o "lowerCamelCase" por poner un ejemplo.</text:p>
      <text:p text:style-name="P2">TODO: Confirmar que la convencion "all_lower" viene de Ruby</text:p>
      <text:p text:style-name="P2"/>
      <text:p text:style-name="P2">En nuestro caso, el resultado seria:</text:p>
      <text:p text:style-name="P2"/>
      <text:p text:style-name="P8"><text:span text:style-name="T24">Because</text:span><text:span text:style-name="T13"> of = () =&gt; result = sut.has_the_same_value_as(the_other);</text:span></text:p>
      <text:p text:style-name="P1"/>
      <text:p text:style-name="P2">version mas legible, en nuestra humilde opinion.</text:p>
      <text:p text:style-name="P2"/>
      <text:p text:style-name="P2">En el contexto de la Spec:</text:p>
      <text:p text:style-name="P2"/>
      <text:p text:style-name="P10"><text:span text:style-name="T4">public</text:span><text:span text:style-name="T13"> </text:span><text:span text:style-name="T4">class</text:span><text:span text:style-name="T13"> </text:span><text:span text:style-name="T33">concern</text:span><text:span text:style-name="T13"> : </text:span><text:span text:style-name="T33">Observes</text:span><text:span text:style-name="T13">&lt;</text:span><text:span text:style-name="T24">IValueObject</text:span><text:span text:style-name="T13">&lt;</text:span><text:span text:style-name="T33">PruebaValueObject</text:span><text:span text:style-name="T13">&gt;,</text:span><text:span text:style-name="T33">PruebaValueObject</text:span><text:span text:style-name="T13">&gt;{}</text:span></text:p>
      <text:p text:style-name="P14"/>
      <text:p text:style-name="P25"><text:span text:style-name="T4">public</text:span><text:span text:style-name="T13"> </text:span><text:span text:style-name="T4">class</text:span><text:span text:style-name="T13"> </text:span><text:span text:style-name="T33">when_asked_to_compare_two_pruebavalueobjects_that_have_the_same_value</text:span><text:span text:style-name="T13"> : </text:span><text:span text:style-name="T33">concer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the_other = </text:span><text:span text:style-name="T4">new</text:span><text:span text:style-name="T13"> </text:span><text:span text:style-name="T33">PruebaValueObject</text:span><text:span text:style-name="T13">();</text:span></text:p>
      <text:p text:style-name="P25"><text:span text:style-name="T13"><text:s text:c="8"/></text:span><text:span text:style-name="T48">//</text:span><text:span text:style-name="T42">todo: le damos los valores adecuados.</text:span></text:p>
      <text:p text:style-name="P15"><text:s text:c="4"/>};</text:p>
      <text:p text:style-name="P15"/>
      <text:p text:style-name="P25"><text:span text:style-name="T14"><text:s text:c="4"/></text:span><text:span text:style-name="T27">Because</text:span><text:span text:style-name="T14"> of = () =&gt; result = sut.has_the_same_value_as(the_other);</text:span></text:p>
      <text:p text:style-name="P15"><text:s text:c="8"/></text:p>
      <text:p text:style-name="P25"><text:soft-page-break/><text:span text:style-name="T14"><text:s text:c="4"/></text:span><text:span text:style-name="T27">It</text:span><text:span text:style-name="T14"> should_recognize_the_equality = () =&gt; result.ShouldEqual(</text:span><text:span text:style-name="T7">true</text:span><text:span text:style-name="T14">);</text:span></text:p>
      <text:p text:style-name="P15"><text:s text:c="8"/></text:p>
      <text:p text:style-name="P25"><text:span text:style-name="T14"><text:s text:c="4"/></text:span><text:span text:style-name="T7">static</text:span><text:span text:style-name="T14"> </text:span><text:span text:style-name="T7">bool</text:span><text:span text:style-name="T14"> result;</text:span></text:p>
      <text:p text:style-name="P25"><text:span text:style-name="T14"><text:s text:c="4"/></text:span><text:span text:style-name="T7">static</text:span><text:span text:style-name="T14"> </text:span><text:span text:style-name="T36">PruebaValueObject</text:span><text:span text:style-name="T14"> the_other;</text:span></text:p>
      <text:p text:style-name="P15">}</text:p>
      <text:p text:style-name="P1"/>
      <text:p text:style-name="P1">Por lo tanto, retomando el argumento original que nos llevo a cuestionarnos el nombre del metodo <text:span text:style-name="T43">SameValueAs</text:span> de la interface <text:span text:style-name="T43">IValueObject&lt;T&gt;</text:span>, el resultado final seria algo asi:</text:p>
      <text:p text:style-name="P1"/>
      <text:p text:style-name="P8"><text:span text:style-name="T4">namespace</text:span><text:span text:style-name="T13">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ValueObject</text:span><text:span text:style-name="T13">&lt;T&gt;</text:span></text:p>
      <text:p text:style-name="P14"><text:s text:c="4"/>{</text:p>
      <text:p text:style-name="P25"><text:span text:style-name="T13"><text:s text:c="8"/></text:span><text:span text:style-name="T4">bool</text:span><text:span text:style-name="T13"> has_the_same_value_as(T the_other);</text:span></text:p>
      <text:p text:style-name="P14"><text:s text:c="4"/>}</text:p>
      <text:p text:style-name="P14">}</text:p>
      <text:p text:style-name="P1"/>
      <text:p text:style-name="P1">Una cuestion que deberemos abordar en algun momento es el hecho de que en .NET ya tengamos, por convencion, un mecanismo similar al propuesto por "has_the_same_value_as", y que no es otro que:</text:p>
      <text:p text:style-name="P1"/>
      <text:p text:style-name="P8"><text:span text:style-name="T4">public</text:span><text:span text:style-name="T13"> </text:span><text:span text:style-name="T4">bool</text:span><text:span text:style-name="T13"> Equals(</text:span><text:span text:style-name="T4">object</text:span><text:span text:style-name="T13"> obj) {}</text:span></text:p>
      <text:p text:style-name="P1"/>
      <text:p text:style-name="P1">Pero esa es una cuestion diferente a la aqui planteada.</text:p>
      <text:p text:style-name="P1"/>
      <text:p text:style-name="P1">TODO: ¿Que aproximacion utiliza el CodeCampServer?</text:p>
      <text:p text:style-name="P1"/>
      <text:p text:style-name="P5"><text:span text:style-name="T1">Completando la Interface IValueObject&lt;T&gt;</text:span>:</text:p>
      <text:p text:style-name="P1"/>
      <text:p text:style-name="P1">Completamos la interface IValueObject&lt;T&gt; con un nuevo metodo que permita la copia del mismo.</text:p>
      <text:p text:style-name="P1"/>
      <text:p text:style-name="P8"><text:span text:style-name="T4">namespace</text:span><text:span text:style-name="T13">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ValueObject</text:span><text:span text:style-name="T13">&lt;T&gt;</text:span></text:p>
      <text:p text:style-name="P14"><text:s text:c="4"/>{</text:p>
      <text:p text:style-name="P25"><text:span text:style-name="T13"><text:s text:c="8"/></text:span><text:span text:style-name="T4">bool</text:span><text:span text:style-name="T13"> has_the_same_value_as(T the_other);</text:span></text:p>
      <text:p text:style-name="P14"><text:s text:c="8"/>T copy_into_this();</text:p>
      <text:p text:style-name="P14"><text:s text:c="4"/>}</text:p>
      <text:p text:style-name="P14">}</text:p>
      <text:p text:style-name="P1"/>
      <text:p text:style-name="P1">Nuevamente, destacar la utilizacion del formato "all_lower", a la hora de nombrar el metodo <text:span text:style-name="T43">copy_into_this()</text:span><text:span text:style-name="T46">.</text:span></text:p>
      <text:p text:style-name="P2"/>
      <text:p text:style-name="P2">Con esto finalizamos el codigo necesario para definir un DDD_Value_Object:</text:p>
      <text:p text:style-name="P2"/>
      <text:list xml:id="list38536246" text:style-name="L2">
        <text:list-item>
          <text:p text:style-name="P40">Debe proveernos de un mecanismo para averiguar si dos DDD_Value_Objects son iguales (y los son si almacenan el mismo valor).</text:p>
        </text:list-item>
        <text:list-item>
          <text:p text:style-name="P40">Debe proveernos de un mecanismo que facilite la copia entre dos DDD_Value_Objects.</text:p>
        </text:list-item>
      </text:list>
      <text:p text:style-name="P2"/>
      <text:p text:style-name="P2">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2"><text:soft-page-break/></text:p>
      <text:p text:style-name="P24"><text:span text:style-name="T5">namespace</text:span><text:span text:style-name="T15">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ValueObject</text:span><text:span text:style-name="T13">&lt;T&gt;</text:span></text:p>
      <text:p text:style-name="P14"><text:s text:c="4"/>{</text:p>
      <text:p text:style-name="P25"><text:span text:style-name="T13"><text:s text:c="8"/></text:span><text:span text:style-name="T4">///</text:span><text:span text:style-name="T48"> </text:span><text:span text:style-name="T4">&lt;summary&gt;</text:span></text:p>
      <text:p text:style-name="P26"><text:span text:style-name="T17"><text:s text:c="8"/></text:span><text:span text:style-name="T8">///</text:span><text:span text:style-name="T49"> Value objects compare by the values of their attributes,</text:span></text:p>
      <text:p text:style-name="P26"><text:span text:style-name="T49"><text:s text:c="8"/></text:span><text:span text:style-name="T8">///</text:span><text:span text:style-name="T49"> they don't have an identity.</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param name=</text:span><text:span text:style-name="T24">"the_other"</text:span><text:span text:style-name="T4">&gt;</text:span><text:span text:style-name="T48">The other value object.</text:span><text:span text:style-name="T4">&lt;/param&gt;</text:span></text:p>
      <text:p text:style-name="P25"><text:span text:style-name="T13"><text:s text:c="8"/></text:span><text:span text:style-name="T4">///</text:span><text:span text:style-name="T48"> </text:span><text:span text:style-name="T4">&lt;returns&gt;&lt;code&gt;</text:span><text:span text:style-name="T48">true</text:span><text:span text:style-name="T4">&lt;/code&gt;</text:span><text:span text:style-name="T48"> if the given value object's and</text:span></text:p>
      <text:p text:style-name="P25"><text:span text:style-name="T4"><text:s text:c="8"/>///</text:span><text:span text:style-name="T48"> this value object's attributes are the same.</text:span><text:span text:style-name="T4">&lt;/returns&gt;</text:span></text:p>
      <text:p text:style-name="P25"><text:span text:style-name="T13"><text:s text:c="8"/></text:span><text:span text:style-name="T4">bool</text:span><text:span text:style-name="T13"> has_the_same_value_as(T the_other);</text:span></text:p>
      <text:p text:style-name="P14"><text:s text:c="8"/></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Value objects can be freely copied.</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returns&gt;</text:span><text:span text:style-name="T48">A safe, deep copy of this value object.</text:span><text:span text:style-name="T4">&lt;/returns&gt;</text:span></text:p>
      <text:p text:style-name="P14"><text:s text:c="8"/>T copy_into_this();</text:p>
      <text:p text:style-name="P14"><text:s text:c="4"/>}</text:p>
      <text:p text:style-name="P14">}</text:p>
      <text:p text:style-name="P2"/>
      <text:p text:style-name="P8"><text:span text:style-name="T4">namespace</text:span><text:span text:style-name="T13">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ValueObject</text:span><text:span text:style-name="T13">&lt;T&gt;</text:span></text:p>
      <text:p text:style-name="P14"><text:s text:c="4"/>{</text:p>
      <text:p text:style-name="P25"><text:span text:style-name="T13"><text:s text:c="8"/></text:span><text:span text:style-name="T4">bool</text:span><text:span text:style-name="T13"> has_the_same_value_as(T the_other);</text:span></text:p>
      <text:p text:style-name="P14"><text:s text:c="8"/>T copy_into_this();</text:p>
      <text:p text:style-name="P14"><text:s text:c="4"/>}</text:p>
      <text:p text:style-name="P18">}</text:p>
      <text:p text:style-name="P2"/>
      <text:p text:style-name="P2">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2"/>
      <text:p text:style-name="P6"><text:span text:style-name="T1">La Interface IEntity&lt;T, ID&gt;</text:span>:</text:p>
      <text:p text:style-name="P2"/>
      <text:p text:style-name="P2">De la misma forma que un concepto clave en DDD como DDD_Value_Object diponia de su propio "contrato" (lease "interface"), otro de los pilares del DDD com es DDD_Entity requiere del suyo.</text:p>
      <text:p text:style-name="P2"/>
      <text:p text:style-name="P2">No creemos oportuno volver a hacer los mismos comentarios que hemos realizado en las seccion anterior dedicada a la interface IValueObject&lt;T&gt;, si bien, seria aplicable aqui en su totalidad.</text:p>
      <text:p text:style-name="P2"/>
      <text:p text:style-name="P2">El codigo es el siguiente:</text:p>
      <text:p text:style-name="P2"/>
      <text:p text:style-name="P10"><text:span text:style-name="T4">namespace</text:span><text:span text:style-name="T13">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Entity</text:span><text:span text:style-name="T13">&lt;T, ID&gt;</text:span></text:p>
      <text:p text:style-name="P14"><text:s text:c="4"/>{</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Entities compare by identity, not by attributes.</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param name=</text:span><text:span text:style-name="T24">"the_other"</text:span><text:span text:style-name="T4">&gt;</text:span><text:span text:style-name="T48">The other entity.</text:span><text:span text:style-name="T4">&lt;/param&gt;</text:span></text:p>
      <text:p text:style-name="P25"><text:span text:style-name="T13"><text:s text:c="8"/></text:span><text:span text:style-name="T4">///</text:span><text:span text:style-name="T48"> </text:span><text:span text:style-name="T4">&lt;returns&gt;&lt;code&gt;</text:span><text:span text:style-name="T48">true</text:span><text:span text:style-name="T4">&lt;/code&gt;</text:span><text:span text:style-name="T48"> if the identities are the same,</text:span></text:p>
      <text:p text:style-name="P25"><text:span text:style-name="T13"><text:s text:c="8"/></text:span><text:span text:style-name="T4">///</text:span><text:span text:style-name="T48"> regardles of other attributes.</text:span><text:span text:style-name="T4">&lt;/returns&gt;</text:span></text:p>
      <text:p text:style-name="P25"><text:span text:style-name="T13"><text:s text:c="8"/></text:span><text:span text:style-name="T4">bool</text:span><text:span text:style-name="T13"> has_the_same_identity_as(T the_other);</text:span></text:p>
      <text:p text:style-name="P14"/>
      <text:p text:style-name="P25"><text:span text:style-name="T13"><text:s text:c="8"/></text:span><text:span text:style-name="T4">///</text:span><text:span text:style-name="T48"> </text:span><text:span text:style-name="T4">&lt;summary&gt;</text:span></text:p>
      <text:p text:style-name="P25"><text:soft-page-break/><text:span text:style-name="T13"><text:s text:c="8"/></text:span><text:span text:style-name="T4">///</text:span><text:span text:style-name="T48"> Entities have an identity.</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returns&gt;</text:span><text:span text:style-name="T48">The identity of this entity.</text:span><text:span text:style-name="T4">&lt;/returns&gt;</text:span></text:p>
      <text:p text:style-name="P14"><text:s text:c="8"/>ID identity();</text:p>
      <text:p text:style-name="P14"><text:s text:c="4"/>}</text:p>
      <text:p text:style-name="P14">}</text:p>
      <text:p text:style-name="P2"/>
      <text:p text:style-name="P2">La novedad, en este caso, seria ese metodo <text:span text:style-name="T43">identity()</text:span>, que refuerza todavia mas la nocion de que una DDD_Entity requiere de una identidad unica (al contrario que un DDD_Value_Object que carece de la misma).</text:p>
      <text:p text:style-name="P2"/>
      <text:p text:style-name="P2">Otro aspecto destacable es ver como pese a imponer la necesidad de tener un metodo como <text:span text:style-name="T43">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2"/>
      <text:p text:style-name="P2">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2"/>
      <text:p text:style-name="P2">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2"/>
      <text:p text:style-name="P2">NOTA: Eric Evans, realmente cuenta esta anecdota en su libro. Si es o deja de ser real es algo que desconocemos, pero ilustra magnificamente el concepto.</text:p>
      <text:p text:style-name="P2"/>
      <text:p text:style-name="P6"><text:span text:style-name="T1">La Interface IDomainEvent&lt;T&gt;</text:span>:</text:p>
      <text:p text:style-name="P2"/>
      <text:p text:style-name="P2">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2"/>
      <text:p text:style-name="P2">TODO: Revisar la grabacion del DDD NYC para recordar y comprobar que esto era asi (escribo de memoria)</text:p>
      <text:p text:style-name="P2"/>
      <text:p text:style-name="P2">El codigo que implementa la interface es el siguiente:</text:p>
      <text:p text:style-name="P2"/>
      <text:p text:style-name="P10"><text:span text:style-name="T4">namespace</text:span><text:span text:style-name="T13"> dddsample.domain.shared</text:span></text:p>
      <text:p text:style-name="P14">{</text:p>
      <text:p text:style-name="P25"><text:span text:style-name="T13"><text:s text:c="4"/></text:span><text:span text:style-name="T4">///</text:span><text:span text:style-name="T48"> </text:span><text:span text:style-name="T4">&lt;summary&gt;</text:span></text:p>
      <text:p text:style-name="P25"><text:span text:style-name="T13"><text:s text:c="4"/></text:span><text:span text:style-name="T4">///</text:span><text:span text:style-name="T48"> A domain event is something that is unique, but does not have a lifecycle.</text:span></text:p>
      <text:p text:style-name="P25"><text:span text:style-name="T13"><text:s text:c="4"/></text:span><text:span text:style-name="T4">///</text:span><text:span text:style-name="T48"> The identity may be explicit, for example the sequence number of a payment, </text:span></text:p>
      <text:p text:style-name="P25"><text:span text:style-name="T13"><text:s text:c="4"/></text:span><text:span text:style-name="T4">///</text:span><text:span text:style-name="T48"> or it could be derived from various aspects of the event such as </text:span></text:p>
      <text:p text:style-name="P25"><text:span text:style-name="T13"><text:s text:c="4"/></text:span><text:span text:style-name="T4">///</text:span><text:span text:style-name="T48"> where, when and what has happened.</text:span></text:p>
      <text:p text:style-name="P25"><text:span text:style-name="T13"><text:s text:c="4"/></text:span><text:span text:style-name="T4">///</text:span><text:span text:style-name="T48"> </text:span><text:span text:style-name="T4">&lt;/summary&gt;</text:span></text:p>
      <text:p text:style-name="P25"><text:span text:style-name="T13"><text:s text:c="4"/></text:span><text:span text:style-name="T4">///</text:span><text:span text:style-name="T48"> </text:span><text:span text:style-name="T4">&lt;typeparam name=</text:span><text:span text:style-name="T24">"T"</text:span><text:span text:style-name="T4">&gt;&lt;/typeparam&gt;</text:span></text:p>
      <text:p text:style-name="P25"><text:span text:style-name="T13"><text:s text:c="4"/></text:span><text:span text:style-name="T4">public</text:span><text:span text:style-name="T13"> </text:span><text:span text:style-name="T4">interface</text:span><text:span text:style-name="T13"> </text:span><text:span text:style-name="T24">IDomainEvent</text:span><text:span text:style-name="T13">&lt;T&gt;</text:span></text:p>
      <text:p text:style-name="P14"><text:s text:c="4"/>{</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p>
      <text:p text:style-name="P25"><text:span text:style-name="T13"><text:s text:c="8"/></text:span><text:span text:style-name="T4">///</text:span><text:span text:style-name="T48"> </text:span><text:span text:style-name="T4">&lt;/summary&gt;</text:span></text:p>
      <text:p text:style-name="P25"><text:soft-page-break/><text:span text:style-name="T13"><text:s text:c="8"/></text:span><text:span text:style-name="T4">///</text:span><text:span text:style-name="T48"> </text:span><text:span text:style-name="T4">&lt;param name=</text:span><text:span text:style-name="T24">"the_other_event"</text:span><text:span text:style-name="T4">&gt;</text:span><text:span text:style-name="T48">The other domain event.</text:span><text:span text:style-name="T4">&lt;/param&gt;</text:span></text:p>
      <text:p text:style-name="P25"><text:span text:style-name="T13"><text:s text:c="8"/></text:span><text:span text:style-name="T4">///</text:span><text:span text:style-name="T48"> </text:span><text:span text:style-name="T4">&lt;returns&gt;&lt;code&gt;</text:span><text:span text:style-name="T48">true</text:span><text:span text:style-name="T4">&lt;/code&gt;</text:span><text:span text:style-name="T48"> if the given domain event </text:span></text:p>
      <text:p text:style-name="P25"><text:span text:style-name="T13"><text:s text:c="8"/></text:span><text:span text:style-name="T4">///</text:span><text:span text:style-name="T48"> and this event are regarded as being the same event.</text:span><text:span text:style-name="T4">&lt;/returns&gt;</text:span></text:p>
      <text:p text:style-name="P25"><text:span text:style-name="T13"><text:s text:c="8"/></text:span><text:span text:style-name="T4">bool</text:span><text:span text:style-name="T13"> is_the_same_event_as(T the_other_event);</text:span></text:p>
      <text:p text:style-name="P14"><text:s text:c="4"/>}</text:p>
      <text:p text:style-name="P14">}</text:p>
      <text:p text:style-name="P2"/>
      <text:p text:style-name="P2">TODO: Terminar esto.</text:p>
      <text:p text:style-name="P2"/>
      <text:p text:style-name="P2">REFERENCIAS:</text:p>
      <text:p text:style-name="P2"/>
      <text:p text:style-name="P2"><text:a xlink:type="simple" xlink:href="http://domaindrivendesign.org/library/evans_2009_1">http://domaindrivendesign.org/library/evans_2009_1</text:a></text:p>
      <text:p text:style-name="P2"><text:a xlink:type="simple" xlink:href="http://domaindrivendesign.org/library/evans_2009_2">http://domaindrivendesign.org/library/evans_2009_2</text:a></text:p>
      <text:p text:style-name="P2"><text:a xlink:type="simple" xlink:href="http://qconlondon.com/london-2009/presentation/What+I%27ve+learned+about+DDD+since+the+book">http://qconlondon.com/london-2009/presentation/What+I%27ve+learned+about+DDD+since+the+book</text:a></text:p>
      <text:p text:style-name="P2"/>
      <text:p text:style-name="P2"/>
      <text:p text:style-name="P6"><text:span text:style-name="T1">El Patron Specification&lt;T&gt;</text:span>:</text:p>
      <text:p text:style-name="P2"/>
      <text:p text:style-name="P2">Probablemente el patron de DDD sobre el que se ha escrito, polemizado y ampliado mas. Para muestra un boton (DDD_Specification con LINQ):</text:p>
      <text:p text:style-name="P2"/>
      <text:p text:style-name="P2"><text:a xlink:type="simple" xlink:href="http://nblumhardt.com/archives/implementing-the-specification-pattern-via-linq/">http://nblumhardt.com/archives/implementing-the-specification-pattern-via-linq/</text:a></text:p>
      <text:p text:style-name="P2"><text:a xlink:type="simple" xlink:href="http://iridescence.no/post/Linq-the-Specification-Pattern-and-Encapsulation.aspx">http://iridescence.no/post/Linq-the-Specification-Pattern-and-Encapsulation.aspx</text:a></text:p>
      <text:p text:style-name="P2"><text:a xlink:type="simple" xlink:href="http://mathgeekcoder.blogspot.com/2008/07/advanced-domain-model-queries-using.html">http://mathgeekcoder.blogspot.com/2008/07/advanced-domain-model-queries-using.html</text:a></text:p>
      <text:p text:style-name="P2"><text:a xlink:type="simple" xlink:href="http://devlicio.us/blogs/casey/archive/2009/03/02/ddd-the-specification-pattern.aspx">http://devlicio.us/blogs/casey/archive/2009/03/02/ddd-the-specification-pattern.aspx</text:a></text:p>
      <text:p text:style-name="P2"><text:a xlink:type="simple" xlink:href="http://en.wikipedia.org/wiki/Specification_pattern">http://en.wikipedia.org/wiki/Specification_pattern</text:a></text:p>
      <text:p text:style-name="P2"><text:a xlink:type="simple" xlink:href="http://stackoverflow.com/questions/1454049/is-the-specification-pattern-obsolete-when-you-can-use-dynamic-linq">http://stackoverflow.com/questions/1454049/is-the-specification-pattern-obsolete-when-you-can-use-dynamic-linq</text:a></text:p>
      <text:p text:style-name="P2"><text:a xlink:type="simple" xlink:href="http://www.lostechies.com/blogs/chrismissal/archive/2009/09/10/using-the-specification-pattern-for-querying.aspx">http://www.lostechies.com/blogs/chrismissal/archive/2009/09/10/using-the-specification-pattern-for-querying.aspx</text:a></text:p>
      <text:p text:style-name="P2"><text:a xlink:type="simple" xlink:href="http://compiledexperience.com/blog/posts/Simplifying-the-Composite-Specification-Pattern">http://compiledexperience.com/blog/posts/Simplifying-the-Composite-Specification-Pattern</text:a></text:p>
      <text:p text:style-name="P2"><text:a xlink:type="simple" xlink:href="http://www.mostlyclean.com/post/2008/10/Linq-Specifications-The-Project.aspx">http://www.mostlyclean.com/post/2008/10/Linq-Specifications-The-Project.aspx</text:a></text:p>
      <text:p text:style-name="P2"><text:a xlink:type="simple" xlink:href="http://andyhitchman.wordpress.com/2009/03/13/specification-pattern-linq-to-nhibernate/">http://andyhitchman.wordpress.com/2009/03/13/specification-pattern-linq-to-nhibernate/</text:a></text:p>
      <text:p text:style-name="P2"/>
      <text:p text:style-name="P2">Dificilmente podremos añadir algo original a la ya de por si concurrida discusion.</text:p>
      <text:p text:style-name="P2"/>
      <text:p text:style-name="P2">Recomendamos consultar el documento especifico de DDD_Specification, para entender los conceptos mas importantes y sobre todo para situarlo en un contexto que pedia a gritos una solucion de ese estilo.</text:p>
      <text:p text:style-name="P2"/>
      <text:p text:style-name="P2"><text:span text:style-name="T1">Implementando el patron DDD_Specification – La interface ISpecification&lt;T&gt;</text:span>:</text:p>
      <text:p text:style-name="P2"/>
      <text:p text:style-name="P2">La idea es tener una interface base a partir de la cual podamos implementar una version abstracta que nos proporcione una implementacion por defecto de la opciones/operaciones mas usuales, a saber:</text:p>
      <text:p text:style-name="P2"/>
      <text:list xml:id="list38558131" text:style-name="L3">
        <text:list-item>
          <text:p text:style-name="P41">AND</text:p>
        </text:list-item>
        <text:list-item>
          <text:p text:style-name="P41">OR</text:p>
        </text:list-item>
        <text:list-item>
          <text:p text:style-name="P41">NOT</text:p>
        </text:list-item>
      </text:list>
      <text:p text:style-name="P2"/>
      <text:p text:style-name="P2">mientras que, el metodo que se encarga de verificar si se satisface la Specification se mantiene abstracto, obligando a cualquier clase que herede de nuestra clase base abstracta a proveer una implementacion propia de dicho metodo.</text:p>
      <text:p text:style-name="P2"/>
      <text:p text:style-name="P2">Vamos con algo de codigo para aclarar todo esto.</text:p>
      <text:p text:style-name="P2"/>
      <text:p text:style-name="P2">Esta es precisamente la interface de la que hablabamos:</text:p>
      <text:p text:style-name="P2"/>
      <text:p text:style-name="P24"><text:span text:style-name="T5">namespace</text:span><text:span text:style-name="T15"> dddsample.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Specification</text:span><text:span text:style-name="T13">&lt;T&gt;</text:span></text:p>
      <text:p text:style-name="P14"><text:soft-page-break/><text:s text:c="4"/>{</text:p>
      <text:p text:style-name="P25"><text:span text:style-name="T13"><text:s text:c="8"/></text:span><text:span text:style-name="T4">bool</text:span><text:span text:style-name="T13"> is_satisfied_by(T item);</text:span></text:p>
      <text:p text:style-name="P25"><text:span text:style-name="T13"><text:s text:c="8"/></text:span><text:span text:style-name="T24">ISpecification</text:span><text:span text:style-name="T13">&lt;T&gt; and(</text:span><text:span text:style-name="T24">ISpecification</text:span><text:span text:style-name="T13">&lt;T&gt; spec);</text:span></text:p>
      <text:p text:style-name="P25"><text:span text:style-name="T13"><text:s text:c="8"/></text:span><text:span text:style-name="T24">ISpecification</text:span><text:span text:style-name="T13">&lt;T&gt; or(</text:span><text:span text:style-name="T24">ISpecification</text:span><text:span text:style-name="T13">&lt;T&gt; spec);</text:span></text:p>
      <text:p text:style-name="P25"><text:span text:style-name="T13"><text:s text:c="8"/></text:span><text:span text:style-name="T24">ISpecification</text:span><text:span text:style-name="T13">&lt;T&gt; not();</text:span></text:p>
      <text:p text:style-name="P14"><text:s text:c="4"/>}</text:p>
      <text:p text:style-name="P14">}</text:p>
      <text:p text:style-name="P2"/>
      <text:p text:style-name="P2">aqui con toda la ceremonia implicita de los comentarios:</text:p>
      <text:p text:style-name="P2"/>
      <text:p text:style-name="P24"><text:span text:style-name="T5">namespace</text:span><text:span text:style-name="T15"> dddsample.domain.shared</text:span></text:p>
      <text:p text:style-name="P14">{</text:p>
      <text:p text:style-name="P25"><text:span text:style-name="T13"><text:s text:c="4"/></text:span><text:span text:style-name="T4">///</text:span><text:span text:style-name="T48"> </text:span><text:span text:style-name="T4">&lt;summary&gt;</text:span></text:p>
      <text:p text:style-name="P25"><text:span text:style-name="T13"><text:s text:c="4"/></text:span><text:span text:style-name="T4">///</text:span><text:span text:style-name="T48"> Specification interface.</text:span></text:p>
      <text:p text:style-name="P25"><text:span text:style-name="T13"><text:s text:c="4"/></text:span><text:span text:style-name="T4">///</text:span><text:span text:style-name="T48"> Use </text:span><text:span text:style-name="T4">&lt;code&gt;</text:span><text:span text:style-name="T48">AbstractSpecification</text:span><text:span text:style-name="T4">&lt;/code&gt;</text:span><text:span text:style-name="T48"> as base for creating specifications,</text:span></text:p>
      <text:p text:style-name="P25"><text:span text:style-name="T13"><text:s text:c="4"/></text:span><text:span text:style-name="T4">///</text:span><text:span text:style-name="T48"> and only the method </text:span><text:span text:style-name="T4">&lt;code&gt;</text:span><text:span text:style-name="T48">is_satisfied_by(Object)</text:span><text:span text:style-name="T4">&lt;/code&gt;</text:span><text:span text:style-name="T48"> must be implemented.</text:span></text:p>
      <text:p text:style-name="P25"><text:span text:style-name="T13"><text:s text:c="4"/></text:span><text:span text:style-name="T4">///</text:span><text:span text:style-name="T48"> </text:span><text:span text:style-name="T4">&lt;/summary&gt;</text:span></text:p>
      <text:p text:style-name="P25"><text:span text:style-name="T13"><text:s text:c="4"/></text:span><text:span text:style-name="T4">///</text:span><text:span text:style-name="T48"> </text:span><text:span text:style-name="T4">&lt;typeparam name=</text:span><text:span text:style-name="T24">"T"</text:span><text:span text:style-name="T4">&gt;&lt;/typeparam&gt;</text:span></text:p>
      <text:p text:style-name="P25"><text:span text:style-name="T13"><text:s text:c="4"/></text:span><text:span text:style-name="T4">public</text:span><text:span text:style-name="T13"> </text:span><text:span text:style-name="T4">interface</text:span><text:span text:style-name="T13"> </text:span><text:span text:style-name="T24">ISpecification</text:span><text:span text:style-name="T13">&lt;T&gt;</text:span></text:p>
      <text:p text:style-name="P14"><text:s text:c="4"/>{</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Check if </text:span><text:span text:style-name="T4">&lt;code&gt;</text:span><text:span text:style-name="T48">item</text:span><text:span text:style-name="T4">&lt;/code&gt;</text:span><text:span text:style-name="T48"> is satisfied by the specification.</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param name=</text:span><text:span text:style-name="T24">"item"</text:span><text:span text:style-name="T4">&gt;</text:span><text:span text:style-name="T48">Object to test.</text:span><text:span text:style-name="T4">&lt;/param&gt;</text:span></text:p>
      <text:p text:style-name="P25"><text:span text:style-name="T13"><text:s text:c="8"/></text:span><text:span text:style-name="T4">///</text:span><text:span text:style-name="T48"> </text:span><text:span text:style-name="T4">&lt;returns&gt;&lt;code&gt;</text:span><text:span text:style-name="T48">true</text:span><text:span text:style-name="T4">&lt;/code&gt;</text:span><text:span text:style-name="T48"> if </text:span><text:span text:style-name="T4">&lt;code&gt;</text:span><text:span text:style-name="T48">item</text:span><text:span text:style-name="T4">&lt;/code&gt;</text:span><text:span text:style-name="T48"> </text:span></text:p>
      <text:p text:style-name="P25"><text:span text:style-name="T13"><text:s text:c="8"/></text:span><text:span text:style-name="T4">///</text:span><text:span text:style-name="T48"> satisfies the specification.</text:span><text:span text:style-name="T4">&lt;/returns&gt;</text:span></text:p>
      <text:p text:style-name="P25"><text:span text:style-name="T13"><text:s text:c="8"/></text:span><text:span text:style-name="T4">bool</text:span><text:span text:style-name="T13"> is_satisfied_by(T item);</text:span></text:p>
      <text:p text:style-name="P14"/>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Create a new specification that is the AND operation </text:span></text:p>
      <text:p text:style-name="P25"><text:span text:style-name="T13"><text:s text:c="8"/></text:span><text:span text:style-name="T4">///</text:span><text:span text:style-name="T48"> of </text:span><text:span text:style-name="T4">&lt;code&gt;</text:span><text:span text:style-name="T48">this</text:span><text:span text:style-name="T4">&lt;/code&gt;</text:span><text:span text:style-name="T48"> specification and another specification.</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param name=</text:span><text:span text:style-name="T24">"spec"</text:span><text:span text:style-name="T4">&gt;</text:span><text:span text:style-name="T48">Specification to AND.</text:span><text:span text:style-name="T4">&lt;/param&gt;</text:span></text:p>
      <text:p text:style-name="P25"><text:span text:style-name="T13"><text:s text:c="8"/></text:span><text:span text:style-name="T4">///</text:span><text:span text:style-name="T48"> </text:span><text:span text:style-name="T4">&lt;returns&gt;</text:span><text:span text:style-name="T48">A new specification.</text:span><text:span text:style-name="T4">&lt;/returns&gt;</text:span></text:p>
      <text:p text:style-name="P25"><text:span text:style-name="T13"><text:s text:c="8"/></text:span><text:span text:style-name="T24">ISpecification</text:span><text:span text:style-name="T13">&lt;T&gt; and(</text:span><text:span text:style-name="T24">ISpecification</text:span><text:span text:style-name="T13">&lt;T&gt; spec);</text:span></text:p>
      <text:p text:style-name="P14"><text:s text:c="8"/></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Create a new specification that is the OR operation </text:span></text:p>
      <text:p text:style-name="P25"><text:span text:style-name="T13"><text:s text:c="8"/></text:span><text:span text:style-name="T4">///</text:span><text:span text:style-name="T48"> of </text:span><text:span text:style-name="T4">&lt;code&gt;</text:span><text:span text:style-name="T48">this</text:span><text:span text:style-name="T4">&lt;/code&gt;</text:span><text:span text:style-name="T48"> specification and another specification.</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param name=</text:span><text:span text:style-name="T24">"spec"</text:span><text:span text:style-name="T4">&gt;</text:span><text:span text:style-name="T48">Specification to OR.</text:span><text:span text:style-name="T4">&lt;/param&gt;</text:span></text:p>
      <text:p text:style-name="P25"><text:span text:style-name="T13"><text:s text:c="8"/></text:span><text:span text:style-name="T4">///</text:span><text:span text:style-name="T48"> </text:span><text:span text:style-name="T4">&lt;returns&gt;</text:span><text:span text:style-name="T48">A new specification.</text:span><text:span text:style-name="T4">&lt;/returns&gt;</text:span></text:p>
      <text:p text:style-name="P25"><text:span text:style-name="T13"><text:s text:c="8"/></text:span><text:span text:style-name="T24">ISpecification</text:span><text:span text:style-name="T13">&lt;T&gt; or(</text:span><text:span text:style-name="T24">ISpecification</text:span><text:span text:style-name="T13">&lt;T&gt; spec);</text:span></text:p>
      <text:p text:style-name="P14"><text:s text:c="8"/></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Create a new specification that is the NOT operation </text:span></text:p>
      <text:p text:style-name="P25"><text:span text:style-name="T13"><text:s text:c="8"/></text:span><text:span text:style-name="T4">///</text:span><text:span text:style-name="T48"> of </text:span><text:span text:style-name="T4">&lt;code&gt;</text:span><text:span text:style-name="T48">this</text:span><text:span text:style-name="T4">&lt;/code&gt;</text:span><text:span text:style-name="T48"> specification.</text:span></text:p>
      <text:p text:style-name="P25"><text:span text:style-name="T13"><text:s text:c="8"/></text:span><text:span text:style-name="T4">///</text:span><text:span text:style-name="T48"> </text:span><text:span text:style-name="T4">&lt;/summary&gt;</text:span></text:p>
      <text:p text:style-name="P25"><text:span text:style-name="T13"><text:s text:c="8"/></text:span><text:span text:style-name="T4">///</text:span><text:span text:style-name="T48"> </text:span><text:span text:style-name="T4">&lt;returns&gt;</text:span><text:span text:style-name="T48">A new specification.</text:span><text:span text:style-name="T4">&lt;/returns&gt;</text:span></text:p>
      <text:p text:style-name="P25"><text:span text:style-name="T13"><text:s text:c="8"/></text:span><text:span text:style-name="T24">ISpecification</text:span><text:span text:style-name="T13">&lt;T&gt; not();</text:span></text:p>
      <text:p text:style-name="P14"><text:s text:c="4"/>}</text:p>
      <text:p text:style-name="P14">}</text:p>
      <text:p text:style-name="P2"/>
      <text:p text:style-name="Standard"><text:span text:style-name="T50">NOTA: Creemos haber descubierto un error en el codigo java ya que la signatura propuesta para el metodo </text:span><text:span text:style-name="T53">not()</text:span><text:span text:style-name="T50"> es la siguiente:</text:span></text:p>
      <text:p text:style-name="P2"/>
      <text:p text:style-name="P24"><text:span text:style-name="T25">ISpecificationJava</text:span><text:span text:style-name="T15">&lt;T&gt; not(</text:span><text:span text:style-name="T25">ISpecificationJava</text:span><text:span text:style-name="T15">&lt;T&gt; spec);</text:span></text:p>
      <text:p text:style-name="P2"/>
      <text:p text:style-name="P2">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2"/>
      <text:p text:style-name="P25"><text:span text:style-name="T4">var</text:span><text:span text:style-name="T13"> not_spec = </text:span><text:span text:style-name="T4">new</text:span><text:span text:style-name="T13"> </text:span><text:span text:style-name="T33">ThisIsYourSpecification</text:span><text:span text:style-name="T13">(</text:span><text:span text:style-name="T24">33</text:span><text:span text:style-name="T13">).not();</text:span></text:p>
      <text:p text:style-name="P2"/>
      <text:p text:style-name="P2">suponiendo que tuviesemos un Specification como:</text:p>
      <text:p text:style-name="P2"/>
      <text:p text:style-name="P29">ThisIsYourSpecification</text:p>
      <text:p text:style-name="P2"/>
      <text:p text:style-name="P2">que admitiese numeros enteros, y haer la comprobacion que considerase oportuna</text:p>
      <text:p text:style-name="P2"/>
      <text:p text:style-name="P11"><text:span text:style-name="T33">ThisIsYourSpecification</text:span><text:span text:style-name="T13">(</text:span><text:span text:style-name="T24">33</text:span><text:span text:style-name="T13">)</text:span></text:p>
      <text:p text:style-name="P2"/>
      <text:p text:style-name="P2">si quisieramos negarla seria asi:</text:p>
      <text:p text:style-name="P2"/>
      <text:p text:style-name="P11"><text:span text:style-name="T33">ThisIsYourSpecification</text:span><text:span text:style-name="T13">(</text:span><text:span text:style-name="T24">33</text:span><text:span text:style-name="T13">).not()</text:span></text:p>
      <text:p text:style-name="P2"/>
      <text:p text:style-name="P2">y vemos claramente que:</text:p>
      <text:p text:style-name="P2"/>
      <text:p text:style-name="P17">not()</text:p>
      <text:p text:style-name="P2"/>
      <text:p text:style-name="P2">no admite ningun parametro.</text:p>
      <text:p text:style-name="P2"/>
      <text:p text:style-name="P2">FIN NOTA.</text:p>
      <text:p text:style-name="P2"/>
      <text:p text:style-name="P2"><text:span text:style-name="T1">Implementando el patron DDD_Specification – La abstract class Specification&lt;T&gt;</text:span>:</text:p>
      <text:p text:style-name="P2"/>
      <text:p text:style-name="P2">Vamos a intentar llegar a la implementacion de la clase abstracta Specification&lt;T&gt; a traves de BDD.</text:p>
      <text:p text:style-name="P2"/>
      <text:p text:style-name="P2">Tal y como esta implementada en el codigo java hace que sea imposible de testar y mucho menos, de llegar a ella a traves de BDD. De ese aspecto trata nuestra siguiente seccion.</text:p>
      <text:p text:style-name="P2"/>
      <text:p text:style-name="P2"><text:span text:style-name="T1">"Lavando los trapos sucios en publico" o "Inyectar o no Inyectar, he aqui la cuestion"</text:span>:</text:p>
      <text:p text:style-name="P2"/>
      <text:p text:style-name="P2">El problema de base es que la implementacion de la clase abstracta en java oculta sus dependencias. Vamos a explicar este concepto.</text:p>
      <text:p text:style-name="P2"/>
      <text:p text:style-name="P2">Una clase que oculta sus dependencias es aquella que de forma opaca crea otros objetos de los que depende y sin lo cuales no puede realizar el trabajo que se le ha encomendado.</text:p>
      <text:p text:style-name="P2"/>
      <text:p text:style-name="P2">Traduciendo este concepto (aunque casi podriamos hablar de anti-pattern) a codigo, obtendriamos algo como:</text:p>
      <text:p text:style-name="P2"/>
      <text:p text:style-name="P10"><text:span text:style-name="T4">public</text:span><text:span text:style-name="T13"> </text:span><text:span text:style-name="T4">abstract</text:span><text:span text:style-name="T13"> </text:span><text:span text:style-name="T4">class</text:span><text:span text:style-name="T13"> </text:span><text:span text:style-name="T33">Specification</text:span><text:span text:style-name="T13">&lt;T&gt; : </text:span><text:span text:style-name="T24">ISpecification</text:span><text:span text:style-name="T13">&lt;T&gt;</text:span></text:p>
      <text:p text:style-name="P14">{</text:p>
      <text:p text:style-name="P25"><text:span text:style-name="T13"><text:s text:c="4"/></text:span><text:span text:style-name="T4">public</text:span><text:span text:style-name="T13"> </text:span><text:span text:style-name="T24">ISpecification</text:span><text:span text:style-name="T13">&lt;T&gt; and(</text:span><text:span text:style-name="T24">ISpecification</text:span><text:span text:style-name="T13">&lt;T&gt; the_other)</text:span></text:p>
      <text:p text:style-name="P14"><text:s text:c="4"/>{</text:p>
      <text:p text:style-name="P25"><text:span text:style-name="T13"><text:s text:c="8"/></text:span><text:span text:style-name="T4">return</text:span><text:span text:style-name="T13"> </text:span><text:span text:style-name="T4">new</text:span><text:span text:style-name="T13"> </text:span><text:span text:style-name="T33">AndSpecification</text:span><text:span text:style-name="T13">&lt;T&gt;(</text:span><text:span text:style-name="T4">this</text:span><text:span text:style-name="T13">, the_other);</text:span></text:p>
      <text:p text:style-name="P14"><text:s text:c="4"/>}</text:p>
      <text:p text:style-name="P14">}</text:p>
      <text:p text:style-name="P2"/>
      <text:p text:style-name="P2">El metodo <text:span text:style-name="T43">and()</text:span>, internamente, crea una instancia de la clase <text:span text:style-name="T43">AndSpecification&lt;T&gt;</text:span>, de forma que nadie que vea desde fuera esta clase pueda saber que la clase <text:span text:style-name="T43">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43">AndSpecification&lt;T&gt;</text:span>, de crear un objeto falso (un mock object) que nos permita, por ejemplo, asertar que para que el metodo and() se comporte tal y como esperamos, durante su ejecucion debe haber invocado una vez, y solo una, el constructor de la clase <text:span text:style-name="T43">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2"/>
      <text:p text:style-name="P2">Para entender mejor este concepto, es interesante considerar la alternativa. Tal y como reza el titulo de este epigrafe: "Lavar los trapos sucios en publico".</text:p>
      <text:p text:style-name="P2"/>
      <text:p text:style-name="P2">Una de las alternativa seria reconocer de antemano todas las dependencias de nuestra clase e intentar inyectarselas a traves del constructor (Constructor Dependency Inyection). Es decir, aplicado a nuestro caso tendriamos algo como:</text:p>
      <text:p text:style-name="P2"/>
      <text:p text:style-name="P10"><text:span text:style-name="T4">public</text:span><text:span text:style-name="T13"> </text:span><text:span text:style-name="T4">abstract</text:span><text:span text:style-name="T13"> </text:span><text:span text:style-name="T4">class</text:span><text:span text:style-name="T13"> </text:span><text:span text:style-name="T33">Specification</text:span><text:span text:style-name="T13">&lt;T&gt; : </text:span><text:span text:style-name="T24">ISpecification</text:span><text:span text:style-name="T13">&lt;T&gt;</text:span></text:p>
      <text:p text:style-name="P14">{</text:p>
      <text:p text:style-name="P25"><text:span text:style-name="T13"><text:s text:c="4"/></text:span><text:span text:style-name="T33">AndSpecification</text:span><text:span text:style-name="T13">&lt;T&gt; and_specification;</text:span></text:p>
      <text:p text:style-name="P14"><text:s text:c="4"/></text:p>
      <text:p text:style-name="P25"><text:span text:style-name="T13"><text:s text:c="4"/></text:span><text:span text:style-name="T4">public</text:span><text:span text:style-name="T13"> Specification(</text:span><text:span text:style-name="T33">AndSpecification</text:span><text:span text:style-name="T13">&lt;T&gt; and_specification)</text:span></text:p>
      <text:p text:style-name="P14"><text:s text:c="4"/>{</text:p>
      <text:p text:style-name="P25"><text:span text:style-name="T13"><text:s text:c="8"/></text:span><text:span text:style-name="T4">this</text:span><text:span text:style-name="T13">.and_specification = and_specification;</text:span></text:p>
      <text:p text:style-name="P14"><text:s text:c="4"/>}</text:p>
      <text:p text:style-name="P14"/>
      <text:p text:style-name="P25"><text:span text:style-name="T13"><text:s text:c="4"/></text:span><text:span text:style-name="T4">public</text:span><text:span text:style-name="T13"> </text:span><text:span text:style-name="T24">ISpecification</text:span><text:span text:style-name="T13">&lt;T&gt; and(</text:span><text:span text:style-name="T24">ISpecification</text:span><text:span text:style-name="T13">&lt;T&gt; the_other_specification)</text:span></text:p>
      <text:p text:style-name="P14"><text:s text:c="4"/>{</text:p>
      <text:p text:style-name="P25"><text:span text:style-name="T13"><text:s text:c="8"/></text:span><text:span text:style-name="T4">return</text:span><text:span text:style-name="T13"> and_specification(</text:span><text:span text:style-name="T4">this</text:span><text:span text:style-name="T13">, the_other_specification);</text:span></text:p>
      <text:p text:style-name="P14"><text:s text:c="4"/>}</text:p>
      <text:p text:style-name="P14">}</text:p>
      <text:p text:style-name="P2"/>
      <text:p text:style-name="P2">y enfatizamos el "algo como" ya que hemos hecho trampas. <text:span text:style-name="T43">Specification&lt;T&gt;</text:span> es una clase abstracta, por lo que al declararle un constructor nos vemos en la obligacion de heredar la signatura del constructor en cualquier clase que herede de <text:span text:style-name="T43">Specification&lt;T&gt;</text:span> y en el caso de <text:span text:style-name="T43">AndSpecification&lt;T&gt;</text:span> la signatura del constructor de Specification&lt;T&gt; simple y llanamente carece de sentido, ya que el constructor que buscamos para AndSpecification&lt;T&gt; seria algo asi como:</text:p>
      <text:p text:style-name="P2"/>
      <text:p text:style-name="P10"><text:span text:style-name="T4">public</text:span><text:span text:style-name="T13"> AndSpecification(</text:span><text:span text:style-name="T24">ISpecification</text:span><text:span text:style-name="T13">&lt;T&gt; left_side, </text:span><text:span text:style-name="T24">ISpecification</text:span><text:span text:style-name="T13">&lt;T&gt; right_side)</text:span></text:p>
      <text:p text:style-name="P2"/>
      <text:p text:style-name="P2">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2"/>
      <text:p text:style-name="P10"><text:span text:style-name="T4">public</text:span><text:span text:style-name="T13"> </text:span><text:span text:style-name="T4">abstract</text:span><text:span text:style-name="T13"> </text:span><text:span text:style-name="T4">class</text:span><text:span text:style-name="T13"> </text:span><text:span text:style-name="T33">Specification</text:span><text:span text:style-name="T13">&lt;T&gt; : </text:span><text:span text:style-name="T24">ISpecification</text:span><text:span text:style-name="T13">&lt;T&gt;</text:span></text:p>
      <text:p text:style-name="P14">{</text:p>
      <text:p text:style-name="P25"><text:span text:style-name="T13"><text:s text:c="4"/></text:span><text:span text:style-name="T33">AndSpecification</text:span><text:span text:style-name="T13">&lt;T&gt; and_specification;</text:span></text:p>
      <text:p text:style-name="P25"><text:span text:style-name="T13"><text:s text:c="4"/></text:span><text:span text:style-name="T33">OrSpecification</text:span><text:span text:style-name="T13">&lt;T&gt; or_specification;</text:span></text:p>
      <text:p text:style-name="P25"><text:span text:style-name="T13"><text:s text:c="4"/></text:span><text:span text:style-name="T33">NotSpecification</text:span><text:span text:style-name="T13">&lt;T&gt; not_specification;</text:span></text:p>
      <text:p text:style-name="P14"/>
      <text:p text:style-name="P25"><text:span text:style-name="T13"><text:s text:c="4"/></text:span><text:span text:style-name="T4">public</text:span><text:span text:style-name="T13"> Specification(</text:span><text:span text:style-name="T33">AndSpecification</text:span><text:span text:style-name="T13">&lt;T&gt; and_specification, </text:span></text:p>
      <text:p text:style-name="P25"><text:span text:style-name="T13"><text:s text:c="25"/></text:span><text:span text:style-name="T33">OrSpecification</text:span><text:span text:style-name="T13">&lt;T&gt; or_specification, </text:span></text:p>
      <text:p text:style-name="P25"><text:span text:style-name="T13"><text:s text:c="25"/></text:span><text:span text:style-name="T33">NotSpecification</text:span><text:span text:style-name="T13">&lt;T&gt; not_specification)</text:span></text:p>
      <text:p text:style-name="P14"><text:s text:c="4"/>{</text:p>
      <text:p text:style-name="P25"><text:span text:style-name="T13"><text:s text:c="8"/></text:span><text:span text:style-name="T4">this</text:span><text:span text:style-name="T13">.and_specification = and_specification;</text:span></text:p>
      <text:p text:style-name="P25"><text:span text:style-name="T13"><text:s text:c="8"/></text:span><text:span text:style-name="T4">this</text:span><text:span text:style-name="T13">.or_specification = or_specification;</text:span></text:p>
      <text:p text:style-name="P25"><text:span text:style-name="T13"><text:s text:c="8"/></text:span><text:span text:style-name="T4">this</text:span><text:span text:style-name="T13">.not_specification = not_specification;</text:span></text:p>
      <text:p text:style-name="P14"><text:s text:c="4"/>}</text:p>
      <text:p text:style-name="P14"/>
      <text:p text:style-name="P25"><text:span text:style-name="T13"><text:s text:c="4"/></text:span><text:span text:style-name="T4">public</text:span><text:span text:style-name="T13"> </text:span><text:span text:style-name="T4">abstract</text:span><text:span text:style-name="T13"> </text:span><text:span text:style-name="T4">bool</text:span><text:span text:style-name="T13"> is_satisfied_by(T item);</text:span></text:p>
      <text:p text:style-name="P14"/>
      <text:p text:style-name="P25"><text:span text:style-name="T13"><text:s text:c="4"/></text:span><text:span text:style-name="T4">public</text:span><text:span text:style-name="T13"> </text:span><text:span text:style-name="T24">ISpecification</text:span><text:span text:style-name="T13">&lt;T&gt; and(</text:span><text:span text:style-name="T24">ISpecification</text:span><text:span text:style-name="T13">&lt;T&gt; the_other_specification)</text:span></text:p>
      <text:p text:style-name="P14"><text:s text:c="4"/>{</text:p>
      <text:p text:style-name="P25"><text:span text:style-name="T13"><text:s text:c="8"/></text:span><text:span text:style-name="T4">return</text:span><text:span text:style-name="T13"> and_specification(</text:span><text:span text:style-name="T4">this</text:span><text:span text:style-name="T13">, the_other_specification);</text:span></text:p>
      <text:p text:style-name="P14"><text:s text:c="4"/>}</text:p>
      <text:p text:style-name="P14"><text:soft-page-break/></text:p>
      <text:p text:style-name="P25"><text:span text:style-name="T13"><text:s text:c="4"/></text:span><text:span text:style-name="T4">public</text:span><text:span text:style-name="T13"> </text:span><text:span text:style-name="T24">ISpecification</text:span><text:span text:style-name="T13">&lt;T&gt; or(</text:span><text:span text:style-name="T24">ISpecification</text:span><text:span text:style-name="T13">&lt;T&gt; the_other_specification)</text:span></text:p>
      <text:p text:style-name="P14"><text:s text:c="4"/>{</text:p>
      <text:p text:style-name="P25"><text:span text:style-name="T13"><text:s text:c="8"/></text:span><text:span text:style-name="T4">return</text:span><text:span text:style-name="T13"> or_specification(</text:span><text:span text:style-name="T4">this</text:span><text:span text:style-name="T13">, the_other_specification);</text:span></text:p>
      <text:p text:style-name="P14"><text:s text:c="4"/>}</text:p>
      <text:p text:style-name="P14"/>
      <text:p text:style-name="P25"><text:span text:style-name="T13"><text:s text:c="4"/></text:span><text:span text:style-name="T4">public</text:span><text:span text:style-name="T13"> </text:span><text:span text:style-name="T24">ISpecification</text:span><text:span text:style-name="T13">&lt;T&gt; not()</text:span></text:p>
      <text:p text:style-name="P14"><text:s text:c="4"/>{</text:p>
      <text:p text:style-name="P25"><text:span text:style-name="T13"><text:s text:c="7"/></text:span><text:span text:style-name="T4">return</text:span><text:span text:style-name="T13"> not_specification(</text:span><text:span text:style-name="T4">this</text:span><text:span text:style-name="T13">);</text:span></text:p>
      <text:p text:style-name="P14"><text:s text:c="4"/>}</text:p>
      <text:p text:style-name="P14">}</text:p>
      <text:p text:style-name="P14"/>
      <text:p text:style-name="P25"><text:span text:style-name="T4">public</text:span><text:span text:style-name="T13"> </text:span><text:span text:style-name="T4">class</text:span><text:span text:style-name="T13"> </text:span><text:span text:style-name="T33">NotSpecification</text:span><text:span text:style-name="T13">&lt;T&gt; : </text:span><text:span text:style-name="T33">Specification</text:span><text:span text:style-name="T13">&lt;T&gt; </text:span></text:p>
      <text:p text:style-name="P14">{</text:p>
      <text:p text:style-name="P25"><text:span text:style-name="T13"><text:s text:c="4"/></text:span><text:span text:style-name="T24">ISpecification</text:span><text:span text:style-name="T13">&lt;T&gt; to_negate;</text:span></text:p>
      <text:p text:style-name="P14"/>
      <text:p text:style-name="P25"><text:span text:style-name="T13"><text:s text:c="4"/></text:span><text:span text:style-name="T4">public</text:span><text:span text:style-name="T13"> NotSpecification(</text:span><text:span text:style-name="T33">AndSpecification</text:span><text:span text:style-name="T13">&lt;T&gt; and_specification, </text:span></text:p>
      <text:p text:style-name="P25"><text:span text:style-name="T13"><text:s text:c="28"/></text:span><text:span text:style-name="T33">OrSpecification</text:span><text:span text:style-name="T13">&lt;T&gt; or_specification, </text:span></text:p>
      <text:p text:style-name="P25"><text:span text:style-name="T13"><text:s text:c="28"/></text:span><text:span text:style-name="T33">NotSpecification</text:span><text:span text:style-name="T13">&lt;T&gt; not_specification) : </text:span></text:p>
      <text:p text:style-name="P25"><text:span text:style-name="T13"><text:s text:c="8"/></text:span><text:span text:style-name="T4">base</text:span><text:span text:style-name="T13">(and_specification, or_specification, not_specification) {}</text:span></text:p>
      <text:p text:style-name="P14"><text:s text:c="8"/></text:p>
      <text:p text:style-name="P25"><text:span text:style-name="T13"><text:s text:c="4"/></text:span><text:span text:style-name="T4">public</text:span><text:span text:style-name="T13"> NotSpecification(</text:span><text:span text:style-name="T24">ISpecification</text:span><text:span text:style-name="T13">&lt;T&gt; to_negate)</text:span></text:p>
      <text:p text:style-name="P14"><text:s text:c="4"/>{</text:p>
      <text:p text:style-name="P25"><text:span text:style-name="T13"><text:s text:c="8"/></text:span><text:span text:style-name="T4">this</text:span><text:span text:style-name="T13">.to_negate = to_negate;</text:span></text:p>
      <text:p text:style-name="P14"><text:s text:c="4"/>}</text:p>
      <text:p text:style-name="P14"/>
      <text:p text:style-name="P25"><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to_negate.is_satisfied_by(item);</text:span></text:p>
      <text:p text:style-name="P14"><text:s text:c="4"/>}</text:p>
      <text:p text:style-name="P14">}</text:p>
      <text:p text:style-name="P14"/>
      <text:p text:style-name="P25"><text:span text:style-name="T4">public</text:span><text:span text:style-name="T13"> </text:span><text:span text:style-name="T4">class</text:span><text:span text:style-name="T13"> </text:span><text:span text:style-name="T33">OrSpecification</text:span><text:span text:style-name="T13">&lt;T&gt; : </text:span><text:span text:style-name="T33">Specification</text:span><text:span text:style-name="T13">&lt;T&gt;</text:span></text:p>
      <text:p text:style-name="P14">{</text:p>
      <text:p text:style-name="P25"><text:span text:style-name="T13"><text:s text:c="4"/></text:span><text:span text:style-name="T24">ISpecification</text:span><text:span text:style-name="T13">&lt;T&gt; left_side;</text:span></text:p>
      <text:p text:style-name="P25"><text:span text:style-name="T13"><text:s text:c="4"/></text:span><text:span text:style-name="T24">ISpecification</text:span><text:span text:style-name="T13">&lt;T&gt; right_side;</text:span></text:p>
      <text:p text:style-name="P14"/>
      <text:p text:style-name="P25"><text:span text:style-name="T13"><text:s text:c="4"/></text:span><text:span text:style-name="T4">public</text:span><text:span text:style-name="T13"> OrSpecification(</text:span><text:span text:style-name="T33">AndSpecification</text:span><text:span text:style-name="T13">&lt;T&gt; and_specification, </text:span></text:p>
      <text:p text:style-name="P25"><text:span text:style-name="T13"><text:s text:c="27"/></text:span><text:span text:style-name="T33">OrSpecification</text:span><text:span text:style-name="T13">&lt;T&gt; or_specification, </text:span></text:p>
      <text:p text:style-name="P25"><text:span text:style-name="T13"><text:s text:c="27"/></text:span><text:span text:style-name="T33">NotSpecification</text:span><text:span text:style-name="T13">&lt;T&gt; not_specification) : </text:span></text:p>
      <text:p text:style-name="P25"><text:span text:style-name="T13"><text:s text:c="8"/></text:span><text:span text:style-name="T4">base</text:span><text:span text:style-name="T13">(and_specification, or_specification, not_specification) {}</text:span></text:p>
      <text:p text:style-name="P14"/>
      <text:p text:style-name="P25"><text:span text:style-name="T13"><text:s text:c="4"/></text:span><text:span text:style-name="T4">public</text:span><text:span text:style-name="T13"> OrSpecification(</text:span><text:span text:style-name="T24">ISpecification</text:span><text:span text:style-name="T13">&lt;T&gt; left_side, </text:span><text:span text:style-name="T24">ISpecification</text:span><text:span text:style-name="T13">&lt;T&gt; right_side)</text:span></text:p>
      <text:p text:style-name="P14"><text:s text:c="4"/>{</text:p>
      <text:p text:style-name="P25"><text:span text:style-name="T13"><text:s text:c="8"/></text:span><text:span text:style-name="T4">this</text:span><text:span text:style-name="T13">.left_side = left_side;</text:span></text:p>
      <text:p text:style-name="P25"><text:span text:style-name="T13"><text:s text:c="8"/></text:span><text:span text:style-name="T4">this</text:span><text:span text:style-name="T13">.right_side = right_side;</text:span></text:p>
      <text:p text:style-name="P14"><text:s text:c="4"/>}</text:p>
      <text:p text:style-name="P14"/>
      <text:p text:style-name="P25"><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left_side.is_satisfied_by(item) || </text:span></text:p>
      <text:p text:style-name="P25"><text:span text:style-name="T13"><text:s text:c="15"/></text:span><text:span text:style-name="T4">this</text:span><text:span text:style-name="T13">.right_side.is_satisfied_by(item);</text:span></text:p>
      <text:p text:style-name="P14"><text:s text:c="4"/>}</text:p>
      <text:p text:style-name="P14">}</text:p>
      <text:p text:style-name="P14"/>
      <text:p text:style-name="P25"><text:span text:style-name="T4">public</text:span><text:span text:style-name="T13"> </text:span><text:span text:style-name="T4">class</text:span><text:span text:style-name="T13"> </text:span><text:span text:style-name="T33">AndSpecification</text:span><text:span text:style-name="T13">&lt;T&gt; : </text:span><text:span text:style-name="T33">Specification</text:span><text:span text:style-name="T13">&lt;T&gt;</text:span></text:p>
      <text:p text:style-name="P14">{</text:p>
      <text:p text:style-name="P25"><text:span text:style-name="T13"><text:s text:c="4"/></text:span><text:span text:style-name="T24">ISpecification</text:span><text:span text:style-name="T13">&lt;T&gt; left_side;</text:span></text:p>
      <text:p text:style-name="P25"><text:span text:style-name="T13"><text:s text:c="4"/></text:span><text:span text:style-name="T24">ISpecification</text:span><text:span text:style-name="T13">&lt;T&gt; right_side;</text:span></text:p>
      <text:p text:style-name="P14"/>
      <text:p text:style-name="P25"><text:span text:style-name="T13"><text:s text:c="4"/></text:span><text:span text:style-name="T4">public</text:span><text:span text:style-name="T13"> AndSpecification(</text:span><text:span text:style-name="T33">AndSpecification</text:span><text:span text:style-name="T13">&lt;T&gt; and_specification, </text:span></text:p>
      <text:p text:style-name="P25"><text:span text:style-name="T13"><text:s text:c="28"/></text:span><text:span text:style-name="T33">OrSpecification</text:span><text:span text:style-name="T13">&lt;T&gt; or_specification, </text:span></text:p>
      <text:p text:style-name="P25"><text:soft-page-break/><text:span text:style-name="T13"><text:s text:c="28"/></text:span><text:span text:style-name="T33">NotSpecification</text:span><text:span text:style-name="T13">&lt;T&gt; not_specification) : </text:span></text:p>
      <text:p text:style-name="P25"><text:span text:style-name="T13"><text:s text:c="8"/></text:span><text:span text:style-name="T4">base</text:span><text:span text:style-name="T13">(and_specification, or_specification, not_specification) {}</text:span></text:p>
      <text:p text:style-name="P14"><text:s text:c="8"/></text:p>
      <text:p text:style-name="P25"><text:span text:style-name="T13"><text:s text:c="4"/></text:span><text:span text:style-name="T4">public</text:span><text:span text:style-name="T13"> AndSpecification(</text:span><text:span text:style-name="T24">ISpecification</text:span><text:span text:style-name="T13">&lt;T&gt; left_side, </text:span><text:span text:style-name="T24">ISpecification</text:span><text:span text:style-name="T13">&lt;T&gt; right_side)</text:span></text:p>
      <text:p text:style-name="P14"><text:s text:c="4"/>{</text:p>
      <text:p text:style-name="P25"><text:span text:style-name="T13"><text:s text:c="8"/></text:span><text:span text:style-name="T4">this</text:span><text:span text:style-name="T13">.left_side = left_side;</text:span></text:p>
      <text:p text:style-name="P25"><text:span text:style-name="T13"><text:s text:c="8"/></text:span><text:span text:style-name="T4">this</text:span><text:span text:style-name="T13">.right_side = right_side;</text:span></text:p>
      <text:p text:style-name="P14"><text:s text:c="4"/>}</text:p>
      <text:p text:style-name="P14"/>
      <text:p text:style-name="P25"><text:span text:style-name="T13"><text:s text:c="4"/></text:span><text:span text:style-name="T4">public</text:span><text:span text:style-name="T13"> </text:span><text:span text:style-name="T4">override</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left_side.is_satisfied_by(item) &amp;&amp; </text:span></text:p>
      <text:p text:style-name="P25"><text:span text:style-name="T13"><text:s text:c="15"/></text:span><text:span text:style-name="T4">this</text:span><text:span text:style-name="T13">.right_side.is_satisfied_by(item);</text:span></text:p>
      <text:p text:style-name="P14"><text:s text:c="4"/>}</text:p>
      <text:p text:style-name="P14">}</text:p>
      <text:p text:style-name="P2"/>
      <text:p text:style-name="P2">Recordando donde estarian los errores:</text:p>
      <text:p text:style-name="P2"/>
      <text:p text:style-name="P2">Primero:</text:p>
      <text:p text:style-name="P2"/>
      <text:p text:style-name="P28"><text:span text:style-name="T11">public</text:span><text:span text:style-name="T21"> </text:span><text:span text:style-name="T30">ISpecification</text:span><text:span text:style-name="T21">&lt;T&gt; and(</text:span><text:span text:style-name="T30">ISpecification</text:span><text:span text:style-name="T21">&lt;T&gt; the_other_specification)</text:span></text:p>
      <text:p text:style-name="P20">{</text:p>
      <text:p text:style-name="P27"><text:span text:style-name="T21"><text:s text:c="4"/></text:span><text:span text:style-name="T11">return</text:span><text:span text:style-name="T21"> and_specification(</text:span><text:span text:style-name="T11">this</text:span><text:span text:style-name="T21">, the_other_specification);</text:span></text:p>
      <text:p text:style-name="P20">}</text:p>
      <text:p text:style-name="P20"/>
      <text:p text:style-name="P27"><text:span text:style-name="T11">public</text:span><text:span text:style-name="T21"> </text:span><text:span text:style-name="T30">ISpecification</text:span><text:span text:style-name="T21">&lt;T&gt; or(</text:span><text:span text:style-name="T30">ISpecification</text:span><text:span text:style-name="T21">&lt;T&gt; the_other_specification)</text:span></text:p>
      <text:p text:style-name="P20">{</text:p>
      <text:p text:style-name="P27"><text:span text:style-name="T21"><text:s text:c="4"/></text:span><text:span text:style-name="T11">return</text:span><text:span text:style-name="T21"> or_specification(</text:span><text:span text:style-name="T11">this</text:span><text:span text:style-name="T21">, the_other_specification);</text:span></text:p>
      <text:p text:style-name="P20">}</text:p>
      <text:p text:style-name="P20"/>
      <text:p text:style-name="P27"><text:span text:style-name="T11">public</text:span><text:span text:style-name="T21"> </text:span><text:span text:style-name="T30">ISpecification</text:span><text:span text:style-name="T21">&lt;T&gt; not()</text:span></text:p>
      <text:p text:style-name="P20">{</text:p>
      <text:p text:style-name="P27"><text:span text:style-name="T21"><text:s text:c="4"/></text:span><text:span text:style-name="T11">return</text:span><text:span text:style-name="T21"> not_specification(</text:span><text:span text:style-name="T11">this</text:span><text:span text:style-name="T21">);</text:span></text:p>
      <text:p text:style-name="P20">}</text:p>
      <text:p text:style-name="P2"/>
      <text:p text:style-name="P2">los tres <text:span text:style-name="T43">return</text:span> serian erroneos ya que no devuelve el tipo esperado.</text:p>
      <text:p text:style-name="P2"/>
      <text:p text:style-name="P2">Segundo:</text:p>
      <text:p text:style-name="P2"/>
      <text:p text:style-name="P28"><text:span text:style-name="T11">public</text:span><text:span text:style-name="T21"> NotSpecification(</text:span><text:span text:style-name="T30">ISpecification</text:span><text:span text:style-name="T21">&lt;T&gt; to_negate)</text:span></text:p>
      <text:p text:style-name="P20">{</text:p>
      <text:p text:style-name="P27"><text:span text:style-name="T21"><text:s text:c="4"/></text:span><text:span text:style-name="T11">this</text:span><text:span text:style-name="T21">.to_negate = to_negate;</text:span></text:p>
      <text:p text:style-name="P20">}</text:p>
      <text:p text:style-name="P28"/>
      <text:p text:style-name="P28"><text:span text:style-name="T11">public</text:span><text:span text:style-name="T21"> OrSpecification(</text:span><text:span text:style-name="T30">ISpecification</text:span><text:span text:style-name="T21">&lt;T&gt; left_side, </text:span><text:span text:style-name="T30">ISpecification</text:span><text:span text:style-name="T21">&lt;T&gt; right_side)</text:span></text:p>
      <text:p text:style-name="P20">{</text:p>
      <text:p text:style-name="P27"><text:span text:style-name="T21"><text:s text:c="4"/></text:span><text:span text:style-name="T11">this</text:span><text:span text:style-name="T21">.left_side = left_side;</text:span></text:p>
      <text:p text:style-name="P27"><text:span text:style-name="T21"><text:s text:c="4"/></text:span><text:span text:style-name="T11">this</text:span><text:span text:style-name="T21">.right_side = right_side;</text:span></text:p>
      <text:p text:style-name="P20">}</text:p>
      <text:p text:style-name="P28"/>
      <text:p text:style-name="P28"><text:span text:style-name="T11">public</text:span><text:span text:style-name="T21"> AndSpecification(</text:span><text:span text:style-name="T30">ISpecification</text:span><text:span text:style-name="T21">&lt;T&gt; left_side, </text:span><text:span text:style-name="T30">ISpecification</text:span><text:span text:style-name="T21">&lt;T&gt; right_side)</text:span></text:p>
      <text:p text:style-name="P20">{</text:p>
      <text:p text:style-name="P27"><text:span text:style-name="T21"><text:s text:c="4"/></text:span><text:span text:style-name="T11">this</text:span><text:span text:style-name="T21">.left_side = left_side;</text:span></text:p>
      <text:p text:style-name="P27"><text:span text:style-name="T21"><text:s text:c="4"/></text:span><text:span text:style-name="T11">this</text:span><text:span text:style-name="T21">.right_side = right_side;</text:span></text:p>
      <text:p text:style-name="P20">}</text:p>
      <text:p text:style-name="P2"/>
      <text:p text:style-name="P2">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2"/>
      <text:p text:style-name="P2"><text:span text:style-name="T1">Recapitulando</text:span>:</text:p>
      <text:p text:style-name="P2"><text:soft-page-break/></text:p>
      <text:p text:style-name="P2">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2"/>
      <text:p text:style-name="P2"><text:span text:style-name="T1">Limitando Daños</text:span>:</text:p>
      <text:p text:style-name="P2"/>
      <text:p text:style-name="P2">Puesto que la solucion ideal no es posible, tenemos que llegar a un compromiso que nos permitas solucionar el problema y limitar al maximo los posibles daños o conscuencias.</text:p>
      <text:p text:style-name="P2"/>
      <text:p text:style-name="P2">Una de las cuestiones que menos nos convencia era todo el asunto de la clase base <text:span text:style-name="T56">abstracta </text:span><text:span text:style-name="T44">Specification&lt;T&gt;</text:span><text:span text:style-name="T56">. Si bien es excelente desde un punto de vista pedagogico (de hecho en el documento DDD_Specification se usa y abusa de ella), creemos que deberiamos intentar eliminarla. La pregunta entonces seria, ¿es factible?.</text:span></text:p>
      <text:p text:style-name="P3"/>
      <text:p text:style-name="P3">Por suerte, la respuesta es afirmativa.</text:p>
      <text:p text:style-name="P3"/>
      <text:p text:style-name="P3">Para empezar, partiriamos de una interface de Ispecification&lt;T&gt; mucho mas clara (expresa mejor al intencion) y minimalista, sin que por ello vayamos a perder funcionalidad:</text:p>
      <text:p text:style-name="P3"/>
      <text:p text:style-name="P3">NOTA: En este epigrafe, por cuestiones de claridad, vamos a limitar al maximo los comentarios en el codigo. Si quieres consultar la version con los comentarios integros, debes acudir al propio codigo fuente</text:p>
      <text:p text:style-name="P2"/>
      <text:p text:style-name="P10"><text:span text:style-name="T4">public</text:span><text:span text:style-name="T13"> </text:span><text:span text:style-name="T4">interface</text:span><text:span text:style-name="T13"> </text:span><text:span text:style-name="T24">ISpecification</text:span><text:span text:style-name="T13">&lt;T&gt;</text:span></text:p>
      <text:p text:style-name="P14">{</text:p>
      <text:p text:style-name="P25"><text:span text:style-name="T13"><text:s text:c="4"/></text:span><text:span text:style-name="T4">bool</text:span><text:span text:style-name="T13"> is_satisfied_by(T item);</text:span></text:p>
      <text:p text:style-name="P14">}</text:p>
      <text:p text:style-name="P2"/>
      <text:p text:style-name="P2">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2"/>
      <text:p text:style-name="P10"><text:span text:style-name="T4">public</text:span><text:span text:style-name="T13"> </text:span><text:span text:style-name="T4">class</text:span><text:span text:style-name="T13"> </text:span><text:span text:style-name="T33">AndSpecification</text:span><text:span text:style-name="T13">&lt;T&gt; : </text:span><text:span text:style-name="T24">ISpecification</text:span><text:span text:style-name="T13">&lt;T&gt; </text:span></text:p>
      <text:p text:style-name="P14">{</text:p>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25"><text:span text:style-name="T13"><text:s text:c="8"/></text:span><text:span text:style-name="T4">throw</text:span><text:span text:style-name="T13"> </text:span><text:span text:style-name="T4">new</text:span><text:span text:style-name="T13"> </text:span><text:span text:style-name="T42">NotImplementedException</text:span><text:span text:style-name="T14">();</text:span></text:p>
      <text:p text:style-name="P15"><text:s text:c="4"/>}</text:p>
      <text:p text:style-name="P15">}</text:p>
      <text:p text:style-name="P2"/>
      <text:p text:style-name="P2">Para que pueda realizar su trabajo (lease "para poder implementar el metodo is_satisfied_by(T item)"), vamos a inyectarle via el constructor de sus dos dependencias:</text:p>
      <text:p text:style-name="P2"/>
      <text:p text:style-name="P10"><text:span text:style-name="T4">public</text:span><text:span text:style-name="T13"> AndSpecification(</text:span><text:span text:style-name="T24">ISpecification</text:span><text:span text:style-name="T13">&lt;T&gt; left_side, </text:span><text:span text:style-name="T24">ISpecification</text:span><text:span text:style-name="T13">&lt;T&gt; right_side)</text:span></text:p>
      <text:p text:style-name="P2"/>
      <text:p text:style-name="P2">de forma que pueda realizar su trabajo con un simple:</text:p>
      <text:p text:style-name="P2"/>
      <text:p text:style-name="P10"><text:span text:style-name="T4">return</text:span><text:span text:style-name="T13"> left_side.is_satisfied_by(item) &amp;&amp; right_side.is_satisfied_by(item);</text:span></text:p>
      <text:p text:style-name="P2"/>
      <text:p text:style-name="P2">El codigo completo seria:</text:p>
      <text:p text:style-name="P2"/>
      <text:p text:style-name="P10"><text:span text:style-name="T4">public</text:span><text:span text:style-name="T13"> </text:span><text:span text:style-name="T4">class</text:span><text:span text:style-name="T13"> </text:span><text:span text:style-name="T33">AndSpecification</text:span><text:span text:style-name="T13">&lt;T&gt; : </text:span><text:span text:style-name="T24">ISpecification</text:span><text:span text:style-name="T13">&lt;T&gt; </text:span></text:p>
      <text:p text:style-name="P14">{</text:p>
      <text:p text:style-name="P25"><text:span text:style-name="T13"><text:s text:c="4"/></text:span><text:span text:style-name="T24">ISpecification</text:span><text:span text:style-name="T13">&lt;T&gt; left_side;</text:span></text:p>
      <text:p text:style-name="P25"><text:span text:style-name="T13"><text:s text:c="4"/></text:span><text:span text:style-name="T24">ISpecification</text:span><text:span text:style-name="T13">&lt;T&gt; right_side;</text:span></text:p>
      <text:p text:style-name="P14"><text:soft-page-break/></text:p>
      <text:p text:style-name="P25"><text:span text:style-name="T13"><text:s text:c="4"/></text:span><text:span text:style-name="T4">public</text:span><text:span text:style-name="T13"> AndSpecification(</text:span><text:span text:style-name="T24">ISpecification</text:span><text:span text:style-name="T13">&lt;T&gt; left_side, </text:span><text:span text:style-name="T24">ISpecification</text:span><text:span text:style-name="T13">&lt;T&gt; right_side)</text:span></text:p>
      <text:p text:style-name="P14"><text:s text:c="4"/>{</text:p>
      <text:p text:style-name="P25"><text:span text:style-name="T13"><text:s text:c="8"/></text:span><text:span text:style-name="T4">this</text:span><text:span text:style-name="T13">.left_side = left_side;</text:span></text:p>
      <text:p text:style-name="P25"><text:span text:style-name="T13"><text:s text:c="8"/></text:span><text:span text:style-name="T4">this</text:span><text:span text:style-name="T13">.right_side = right_side;</text:span></text:p>
      <text:p text:style-name="P14"><text:s text:c="4"/>}</text:p>
      <text:p text:style-name="P14"/>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left_side.is_satisfied_by(item) &amp;&amp; right_side.is_satisfied_by(item);</text:span></text:p>
      <text:p text:style-name="P14"><text:s text:c="4"/>}</text:p>
      <text:p text:style-name="P14">}</text:p>
      <text:p text:style-name="P2"/>
      <text:p text:style-name="P2">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2"/>
      <text:p text:style-name="P2">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2"/>
      <text:p text:style-name="P2"><text:span text:style-name="T1">OrSpecification&lt;T&gt; via BDD</text:span>:</text:p>
      <text:p text:style-name="P2"/>
      <text:p text:style-name="P2">Nuestra BDD_Spec para la clase OrSpecification&lt;T&gt; ser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5">» It should evaluate the right side condition</text:p>
      <text:p text:style-name="P2"/>
      <text:p text:style-name="P2"/>
      <text:p text:style-name="P2">TODO: Revisar vocabulario de BDD (Spec, asertion, ...) para redactar correctamente lo siguiente.</text:p>
      <text:p text:style-name="P2"/>
      <text:p text:style-name="P2">Con esta BDD_Spec definiriamos perfectamente el comportamiento que esperamos alcanzar con la clase OrSpecification&lt;T&gt;.</text:p>
      <text:p text:style-name="P2"/>
      <text:p text:style-name="P2">La primera condicion</text:p>
      <text:p text:style-name="P2"/>
      <text:p text:style-name="P30">When asked if an item that meets both conditions satisfies the or operator specification</text:p>
      <text:p text:style-name="P2"/>
      <text:p text:style-name="P2">corresponderia al "happy day scenario" (usando una expresion de Jean Paul Boodhoo).</text:p>
      <text:p text:style-name="P2"/>
      <text:p text:style-name="P2"><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2"/>
      <text:p text:style-name="Standard"><text:span text:style-name="T51">Implementando el primer Scenario ("Happy Day Scenario")</text:span><text:span text:style-name="T50">:</text:span></text:p>
      <text:p text:style-name="P2"/>
      <text:p text:style-name="P2">Mantengamos lo siguiente como referencia:</text:p>
      <text:p text:style-name="P2"/>
      <text:p text:style-name="P34">When asked if an item that meets both conditions satisfies the or operator specification</text:p>
      <text:p text:style-name="P35">» It should confirm that the or operator specification was satisfied</text:p>
      <text:p text:style-name="P35">» It should evaluate the left side condition</text:p>
      <text:p text:style-name="P31">» It should not evaluate the right side condition</text:p>
      <text:p text:style-name="P2"/>
      <text:p text:style-name="P2">La Specification y sus Asertions usando Machine.Specifications.DevelopWithPassion serian:</text:p>
      <text:p text:style-name="P2"/>
      <text:p text:style-name="P21"><text:span text:style-name="T3">public</text:span><text:span text:style-name="T57"> </text:span><text:span text:style-name="T3">class</text:span><text:span text:style-name="T57"> </text:span><text:span text:style-name="T32">concern_for_the_or_specification</text:span><text:span text:style-name="T57"> : </text:span></text:p>
      <text:p text:style-name="P21"><text:span text:style-name="T32"><text:s text:c="3"/>Observes</text:span><text:span text:style-name="T57">&lt;</text:span><text:span text:style-name="T23">ISpecification</text:span><text:span text:style-name="T57">&lt;</text:span><text:span text:style-name="T23">IWhateverType</text:span><text:span text:style-name="T57">&gt;, </text:span><text:span text:style-name="T32">OrSpecification</text:span><text:span text:style-name="T57">&lt;</text:span><text:span text:style-name="T23">IWhateverType</text:span><text:span text:style-name="T57">&gt;&gt; {}</text:span></text:p>
      <text:p text:style-name="P14"/>
      <text:p text:style-name="P25"><text:span text:style-name="T4">public</text:span><text:span text:style-name="T13"> </text:span><text:span text:style-name="T4">class</text:span><text:span text:style-name="T13"> </text:span><text:span text:style-name="T33">when_asked_if_an_item_that_meets_both_conditions_satisfies_the_or_operator_specification</text:span><text:span text:style-name="T13"> : </text:span><text:span text:style-name="T33">concern_for_the_or_specification</text:span></text:p>
      <text:p text:style-name="P14">{</text:p>
      <text:p text:style-name="P25"><text:span text:style-name="T13"><text:s text:c="4"/></text:span><text:span text:style-name="T24">It</text:span><text:span text:style-name="T13"> should_confirm_that_the_or_operator_specification_was_satisfied = () =&gt; </text:span></text:p>
      <text:p text:style-name="P14"><text:s text:c="7"/>result.ShouldBeTrue();</text:p>
      <text:p text:style-name="P14"/>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3"><text:s text:c="4"/></text:span><text:span text:style-name="T24">It</text:span><text:span text:style-name="T13"> should_not_evaluate_the_right_side_condition = () =&gt;</text:span></text:p>
      <text:p text:style-name="P14"><text:s text:c="7"/>right_side_specification</text:p>
      <text:p text:style-name="P14"><text:s text:c="10"/>.never_received(x =&gt; x.is_satisfied_by(the_item_that_meets_both_conditions));</text:p>
      <text:p text:style-name="P14">}</text:p>
      <text:p text:style-name="P2"/>
      <text:p text:style-name="P2">Analicemos por un instante las Asertions de los Bloque IT por separado, para evitar perdernos en el monton de codigo:</text:p>
      <text:p text:style-name="P2"/>
      <text:p text:style-name="Standard"><text:span text:style-name="T51">It should confirm that the or operator specification was satisfied</text:span><text:span text:style-name="T50">:</text:span></text:p>
      <text:p text:style-name="P2"/>
      <text:p text:style-name="P25"><text:span text:style-name="T24">It</text:span><text:span text:style-name="T13"> should_confirm_that_the_or_operator_specification_was_satisfied = () =&gt; </text:span></text:p>
      <text:p text:style-name="P17"><text:s text:c="3"/>result.ShouldBeTrue();</text:p>
      <text:p text:style-name="P2"/>
      <text:p text:style-name="P2">para confirmar que la condicion se ha cumplido necesitamos comprobar que el resultado es true, y eso, exactamente es lo que hemos escrito.</text:p>
      <text:p text:style-name="P2"/>
      <text:p text:style-name="Standard"><text:span text:style-name="T51">It should evaluate the left side condition</text:span><text:span text:style-name="T52">:</text:span></text:p>
      <text:p text:style-name="P3"/>
      <text:p text:style-name="P25"><text:span text:style-name="T24">It</text:span><text:span text:style-name="T13"> should_evaluate_the_left_side_condition = () =&gt;</text:span></text:p>
      <text:p text:style-name="P14"><text:s text:c="3"/>left_side_specification</text:p>
      <text:p text:style-name="P14"><text:s text:c="6"/>.received(x =&gt; x.is_satisfied_by(the_item_that_meets_both_conditions));</text:p>
      <text:p text:style-name="P1"/>
      <text:p text:style-name="P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1"/>
      <text:p text:style-name="Standard"><text:span text:style-name="T51">It should not evaluate the right side condition</text:span><text:span text:style-name="T52">:</text:span></text:p>
      <text:p text:style-name="P3"/>
      <text:p text:style-name="P25"><text:span text:style-name="T24">It</text:span><text:span text:style-name="T13"> should_not_evaluate_the_right_side_condition = () =&gt;</text:span></text:p>
      <text:p text:style-name="P14"><text:s text:c="3"/>right_side_specification</text:p>
      <text:p text:style-name="P14"><text:s text:c="6"/>.never_received(x =&gt; x.is_satisfied_by(the_item_that_meets_both_conditions));</text:p>
      <text:p text:style-name="P1"><text:soft-page-break/></text:p>
      <text:p text:style-name="P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1"/>
      <text:p text:style-name="P1"/>
      <text:p text:style-name="P1"><text:span text:style-name="T55">El bloque BECAUSE del primer Scenario</text:span><text:span text:style-name="T54">:</text:span></text:p>
      <text:p text:style-name="P2"/>
      <text:p text:style-name="P2">Recordemos que en este bloque es en el que vamos a detallar la razon por la cual se produce el comportamiento testado, es decir, es donde invocamos el System Under Test (sut):</text:p>
      <text:p text:style-name="P2"/>
      <text:p text:style-name="P25"><text:span text:style-name="T25">Because</text:span><text:span text:style-name="T15"> of = () =&gt; result = sut.is_satisfied_by(the_item_that_meets_both_conditions);</text:span></text:p>
      <text:p text:style-name="P2"/>
      <text:p text:style-name="P2">y efectivamente eso es todo lo que hacemos, invocar el metodo que queremos testar (sut.is_satisfied_by()) con sus parametros adecuados (the_item_that_meets_both_requirements), para provocar el comportamiento buscado.</text:p>
      <text:p text:style-name="P2"/>
      <text:p text:style-name="P1"><text:span text:style-name="T55">El bloque ESTABLISH del primer Scenario</text:span><text:span text:style-name="T54">:</text:span></text:p>
      <text:p text:style-name="P2"/>
      <text:p text:style-name="P2">Recordar que aqui es donde se encuentra toda la fontaneria (creacion de objetos, creacion de mocks, establecimiento de los requisitos de los mocks,...), toda la preparacion de los objetos que juegan un papel en la BDD_Spec:</text:p>
      <text:p text:style-name="P2"/>
      <text:p text:style-name="P36">// Version 1 – Errores Inconsistentes</text:p>
      <text:p text:style-name="P36"/>
      <text:p text:style-name="P25"><text:span text:style-name="T24">Establish</text:span><text:span text:style-name="T13"> context = () =&gt;</text:span></text:p>
      <text:p text:style-name="P14">{</text:p>
      <text:p text:style-name="P25"><text:span text:style-name="T13"><text:s text:c="4"/>left_side_specification = the_dependency&lt;</text:span><text:span text:style-name="T24">ISpecification</text:span><text:span text:style-name="T13">&lt;</text:span><text:span text:style-name="T24">IWhateverType</text:span><text:span text:style-name="T13">&gt;&gt;();</text:span></text:p>
      <text:p text:style-name="P25"><text:span text:style-name="T13"><text:s text:c="4"/>right_side_specification = the_dependency&lt;</text:span><text:span text:style-name="T24">ISpecification</text:span><text:span text:style-name="T13">&lt;</text:span><text:span text:style-name="T24">IWhateverType</text:span><text:span text:style-name="T13">&gt;&gt;();</text:span></text:p>
      <text:p text:style-name="P25"><text:span text:style-name="T13"><text:s text:c="4"/>the_item_that_meets_both_conditions = an&lt;</text:span><text:span text:style-name="T24">IWhateverType</text:span><text:span text:style-name="T13">&gt;();</text:span></text:p>
      <text:p text:style-name="P14"/>
      <text:p text:style-name="P14"><text:s text:c="4"/>left_side_specification</text:p>
      <text:p text:style-name="P14"><text:s text:c="8"/>.Stub(x =&gt; x.is_satisfied_by(the_item_that_meets_both_conditions))</text:p>
      <text:p text:style-name="P25"><text:span text:style-name="T13"><text:s text:c="8"/>.Return(</text:span><text:span text:style-name="T4">true</text:span><text:span text:style-name="T13">);</text:span></text:p>
      <text:p text:style-name="P14"><text:s text:c="4"/>right_side_specification</text:p>
      <text:p text:style-name="P14"><text:s text:c="8"/>.Stub(x =&gt; x.is_satisfied_by(the_item_that_meets_both_conditions))</text:p>
      <text:p text:style-name="P25"><text:span text:style-name="T13"><text:s text:c="8"/>.Return(</text:span><text:span text:style-name="T4">true</text:span><text:span text:style-name="T13">);</text:span></text:p>
      <text:p text:style-name="P17">};</text:p>
      <text:p text:style-name="P17"/>
      <text:p text:style-name="P37"/>
      <text:p text:style-name="P37">// Version 2 - Correcta</text:p>
      <text:p text:style-name="P37"/>
      <text:p text:style-name="P17"><text:span text:style-name="T22">Establish</text:span> context = () =&gt;</text:p>
      <text:p text:style-name="P14">{</text:p>
      <text:p text:style-name="P25"><text:span text:style-name="T13"><text:s text:c="4"/>left_side_specification = an&lt;</text:span><text:span text:style-name="T24">ISpecification</text:span><text:span text:style-name="T13">&lt;</text:span><text:span text:style-name="T24">IWhateverType</text:span><text:span text:style-name="T13">&gt;&gt;();</text:span></text:p>
      <text:p text:style-name="P25"><text:span text:style-name="T13"><text:s text:c="4"/>right_side_specification = an&lt;</text:span><text:span text:style-name="T24">ISpecification</text:span><text:span text:style-name="T13">&lt;</text:span><text:span text:style-name="T24">IWhateverType</text:span><text:span text:style-name="T13">&gt;&gt;();</text:span></text:p>
      <text:p text:style-name="P25"><text:span text:style-name="T13"><text:s text:c="4"/>the_item_that_meets_both_conditions = an&lt;</text:span><text:span text:style-name="T24">IWhateverType</text:span><text:span text:style-name="T13">&gt;();</text:span></text:p>
      <text:p text:style-name="P14"/>
      <text:p text:style-name="P14"><text:s text:c="4"/>left_side_specification</text:p>
      <text:p text:style-name="P14"><text:s text:c="7"/>.Stub(x =&gt; x.is_satisfied_by(the_item_that_meets_both_conditions))</text:p>
      <text:p text:style-name="P25"><text:span text:style-name="T13"><text:s text:c="7"/>.Return(</text:span><text:span text:style-name="T4">false</text:span><text:span text:style-name="T13">);</text:span></text:p>
      <text:p text:style-name="P14"><text:s text:c="4"/>right_side_specification</text:p>
      <text:p text:style-name="P14"><text:s text:c="7"/>.Stub(x =&gt; x.is_satisfied_by(the_item_that_meets_both_conditions))</text:p>
      <text:p text:style-name="P25"><text:span text:style-name="T13"><text:s text:c="7"/>.Return(</text:span><text:span text:style-name="T4">true</text:span><text:span text:style-name="T13">);</text:span></text:p>
      <text:p text:style-name="P14"/>
      <text:p text:style-name="P25"><text:span text:style-name="T13"><text:s text:c="4"/>create_sut_using(() =&gt; </text:span><text:span text:style-name="T4">new</text:span><text:span text:style-name="T13"> </text:span><text:span text:style-name="T33">OrSpecification</text:span><text:span text:style-name="T13">&lt;</text:span><text:span text:style-name="T24">IWhateverType</text:span><text:span text:style-name="T13">&gt;(left_side_specification, </text:span></text:p>
      <text:p text:style-name="P14"><text:s text:c="62"/>right_side_specification)</text:p>
      <text:p text:style-name="P14"><text:s text:c="20"/>);</text:p>
      <text:p text:style-name="P14">};</text:p>
      <text:p text:style-name="P2"/>
      <text:p text:style-name="P2"><text:soft-page-break/>Vamos primero con la version 1.</text:p>
      <text:p text:style-name="P2"/>
      <text:p text:style-name="P2">Vemos que esta dividido en dos bloques:</text:p>
      <text:p text:style-name="P2"/>
      <text:list xml:id="list38561610" text:style-name="L4">
        <text:list-item>
          <text:p text:style-name="P42">En el primer bloque simplemente creamos todos los objetos que necesitamos a traves de las factorias que nos provee machine.specifications.developwithpassion:</text:p>
          <text:list>
            <text:list-item>
              <text:p text:style-name="P42">the_dependency&lt;T&gt;(), crea un mock del tipo especificado por T y ademas lo inyecta al constructor cuando se crea el System Under Test (sut).</text:p>
            </text:list-item>
            <text:list-item>
              <text:p text:style-name="P42">an&lt;T&gt;(), crea un stub/mock del tipo especificado por T.</text:p>
            </text:list-item>
          </text:list>
        </text:list-item>
      </text:list>
      <text:p text:style-name="P2"/>
      <text:p text:style-name="P2">Es decir, creamos dos mocks para inyectar en el constructor del sut (left_side_specification y right_side_specification) y un stub de proposito general (the_item_that_meets_both_conditions).</text:p>
      <text:p text:style-name="P2"/>
      <text:list xml:id="list38552410" text:style-name="L5">
        <text:list-item>
          <text:p text:style-name="P43">En el segundo bloque establecemos el comportamiento esperado de los dos mocks creados anteriormente (left_side_specification y right_side_specification), obligandolos a que:</text:p>
          <text:list>
            <text:list-item>
              <text:p text:style-name="P43">cuando reciban una llamada al metodo is_satisfied_by() con el argumento the_item_that_meets_both_conditions,</text:p>
            </text:list-item>
            <text:list-item>
              <text:p text:style-name="P43">devuelva el valor true.</text:p>
            </text:list-item>
          </text:list>
        </text:list-item>
      </text:list>
      <text:p text:style-name="P2"/>
      <text:p text:style-name="P4">NOTA: ¿Que problema plantea esta solucion?</text:p>
      <text:p text:style-name="P2"/>
      <text:p text:style-name="P2">Se trata de un problema de uso de machine.specification.developwithpassion y solamente es aplicable a escenarios en los que el constructor SUT recibe dos o mas argumentos del mismo tipo. En muestro caso, recibe dos argumentos del tipo ISpecification&lt;T&gt;:</text:p>
      <text:p text:style-name="P2"/>
      <text:p text:style-name="P10"><text:span text:style-name="T4">public</text:span><text:span text:style-name="T13"> OrSpecification(</text:span><text:span text:style-name="T24">ISpecification</text:span><text:span text:style-name="T13">&lt;T&gt; left_side_specification, </text:span></text:p>
      <text:p text:style-name="P10"><text:span text:style-name="T13"><text:s text:c="23"/></text:span><text:span text:style-name="T24">ISpecification</text:span><text:span text:style-name="T13">&lt;T&gt; right_side_specification)</text:span></text:p>
      <text:p text:style-name="P2"><text:s/></text:p>
      <text:p text:style-name="P2">La razon por la cual esto es un problema, parece venir derivada de la implementacion interna de the_dependency&lt;T&gt;() que funciona tal cual se espera mientras no haya dos o mas argumentos del mismo tipo.</text:p>
      <text:p text:style-name="P2"/>
      <text:p text:style-name="P2">El error que produce es realmente complejo de trazar, ya que, en ningun momento lanza una excepcion o un mensaje de aviso, sino que de vez en cuando los tests fallan.</text:p>
      <text:p text:style-name="P2"/>
      <text:p text:style-name="P2">Este tipo de comportamiento es algo de lo que no nos debemos sorprender y es un pequeño precio que debemos pagar por usar herramientas tan experimentales como esta.</text:p>
      <text:p text:style-name="P2"/>
      <text:p text:style-name="P2">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2"/>
      <text:p text:style-name="P2">A continuacion explicamos la Version 2, que es la correcta.</text:p>
      <text:p text:style-name="P2"/>
      <text:p text:style-name="P2">FIN NOTA.</text:p>
      <text:p text:style-name="P2"/>
      <text:p text:style-name="P2">Vamos ahora con la version 2:</text:p>
      <text:p text:style-name="P2"/>
      <text:p text:style-name="P2">En este caso vemos que esta dividido en tres bloques:</text:p>
      <text:p text:style-name="P2"/>
      <text:list xml:id="list39255269" text:continue-list="list38561610" text:style-name="L4">
        <text:list-item>
          <text:p text:style-name="P42">En el primer bloque simplemente creamos todos los objetos que necesitamos a traves de las factorias que nos provee machine.specifications.developwithpassion:</text:p>
          <text:list>
            <text:list-item>
              <text:p text:style-name="P42">an&lt;T&gt;(), crea un stub/mock del tipo especificado por T.</text:p>
            </text:list-item>
          </text:list>
        </text:list-item>
      </text:list>
      <text:p text:style-name="P2"/>
      <text:p text:style-name="P2">Por lo tanto creamos tres stubs/mocks (left_side_specification, right_side_specification y the_item_that_meets_both_conditions).</text:p>
      <text:p text:style-name="P2"/>
      <text:list xml:id="list38556905" text:style-name="L6">
        <text:list-item>
          <text:p text:style-name="P44"><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4">cuando reciban una llamada al metodo is_satisfied_by() con el argumento the_item_that_meets_both_conditions,</text:p>
            </text:list-item>
            <text:list-item>
              <text:p text:style-name="P44">devuelvan el valor true.</text:p>
            </text:list-item>
          </text:list>
        </text:list-item>
      </text:list>
      <text:p text:style-name="P2"/>
      <text:p text:style-name="P2">Este segundo bloque es exactamente igual al de la version 1, la unica diferencia existente es que en el bloque uno hemos creado estos elementos a traves de un metodo diferente:</text:p>
      <text:list xml:id="list38556474" text:style-name="L7">
        <text:list-item>
          <text:p text:style-name="P45">En la version 1:</text:p>
          <text:list>
            <text:list-item>
              <text:p text:style-name="P45">Dos llamadas a the_dependency&lt;T&gt;() y</text:p>
            </text:list-item>
            <text:list-item>
              <text:p text:style-name="P45">Una llamada a an&lt;T&gt;()</text:p>
              <text:p text:style-name="P45"/>
            </text:list-item>
          </text:list>
        </text:list-item>
        <text:list-item>
          <text:p text:style-name="P45">En la version 2:</text:p>
          <text:list>
            <text:list-item>
              <text:p text:style-name="P45">Tres llamadas a an&lt;T&gt;()</text:p>
            </text:list-item>
          </text:list>
        </text:list-item>
      </text:list>
      <text:p text:style-name="P2"/>
      <text:p text:style-name="P2">Vamos por lo tanto con el tercer bloque:</text:p>
      <text:p text:style-name="P2"/>
      <text:list xml:id="list38539965" text:style-name="L8">
        <text:list-item>
          <text:p text:style-name="P46">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2"/>
      <text:p text:style-name="P25"><text:span text:style-name="T13">create_sut_using(() =&gt; </text:span><text:span text:style-name="T4">new</text:span><text:span text:style-name="T13"> </text:span><text:span text:style-name="T33">OrSpecification</text:span><text:span text:style-name="T13">&lt;</text:span><text:span text:style-name="T24">IWhateverType</text:span><text:span text:style-name="T13">&gt;(left_side_specification, </text:span></text:p>
      <text:p text:style-name="P25"><text:span text:style-name="T13"><text:s text:c="58"/>right_side_specification)</text:span><text:span text:style-name="T15">);</text:span></text:p>
      <text:p text:style-name="P2"/>
      <text:p text:style-name="Standard"><text:span text:style-name="T51">La implementacion completa del primer Scenario ("Happy Day Scenario")</text:span><text:span text:style-name="T50">:</text:span><text:span text:style-name="T50"> </text:span></text:p>
      <text:p text:style-name="P2"/>
      <text:p text:style-name="P2">Esta seria la BDD_Spec completa con todos los elementos que entran en juego:</text:p>
      <text:p text:style-name="P2"/>
      <text:p text:style-name="P13"><text:span text:style-name="T2">public</text:span> <text:span text:style-name="T2">class</text:span> <text:span text:style-name="T31">concern_for_the_or_specification</text:span> : </text:p>
      <text:p text:style-name="P13"><text:span text:style-name="T31"><text:s text:c="3"/>Observes</text:span>&lt;<text:span text:style-name="T22">ISpecification</text:span>&lt;<text:span text:style-name="T22">IWhateverType</text:span>&gt;, <text:span text:style-name="T31">OrSpecification</text:span>&lt;<text:span text:style-name="T22">IWhateverType</text:span>&gt;&gt; {}</text:p>
      <text:p text:style-name="P14"/>
      <text:p text:style-name="P25"><text:span text:style-name="T4">public</text:span><text:span text:style-name="T13"> </text:span><text:span text:style-name="T4">class</text:span><text:span text:style-name="T13"> </text:span><text:span text:style-name="T33">when_asked_if_an_item_that_meets_both_conditions_satisfies_the_or_operator_specification</text:span><text:span text:style-name="T13"> : </text:span><text:span text:style-name="T33">concern_for_the_or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both_conditions = an&lt;</text:span><text:span text:style-name="T24">IWhateverType</text:span><text:span text:style-name="T13">&gt;();</text:span></text:p>
      <text:p text:style-name="P14"/>
      <text:p text:style-name="P14"><text:s text:c="8"/>left_side_specification</text:p>
      <text:p text:style-name="P14"><text:s text:c="11"/>.Stub(x =&gt; x.is_satisfied_by(the_item_that_meets_both_conditions))</text:p>
      <text:p text:style-name="P25"><text:span text:style-name="T13"><text:s text:c="11"/>.Return(</text:span><text:span text:style-name="T4">true</text:span><text:span text:style-name="T13">);</text:span></text:p>
      <text:p text:style-name="P14"><text:s text:c="8"/>right_side_specification</text:p>
      <text:p text:style-name="P14"><text:s text:c="11"/>.Stub(x =&gt; x.is_satisfied_by(the_item_that_meets_both_conditions))</text:p>
      <text:p text:style-name="P25"><text:span text:style-name="T13"><text:s text:c="11"/>.Return(</text:span><text:span text:style-name="T4">true</text:span><text:span text:style-name="T13">);</text:span></text:p>
      <text:p text:style-name="P14"/>
      <text:p text:style-name="P25"><text:span text:style-name="T13"><text:s text:c="8"/>create_sut_using(() =&gt; </text:span><text:span text:style-name="T4">new</text:span><text:span text:style-name="T13"> </text:span><text:span text:style-name="T33">OrSpecification</text:span><text:span text:style-name="T13">&lt;</text:span><text:span text:style-name="T24">IWhateverType</text:span><text:span text:style-name="T13">&gt;(</text:span></text:p>
      <text:p text:style-name="P14"><text:tab/><text:tab/><text:tab/><text:tab/><text:tab/><text:tab/><text:tab/><text:tab/>left_side_specification, </text:p>
      <text:p text:style-name="P14"><text:soft-page-break/><text:tab/><text:tab/><text:tab/><text:tab/><text:tab/><text:tab/><text:tab/><text:tab/>right_side_specification));</text:p>
      <text:p text:style-name="P14"><text:s text:c="4"/>};</text:p>
      <text:p text:style-name="P14"/>
      <text:p text:style-name="P25"><text:span text:style-name="T13"><text:s text:c="4"/></text:span><text:span text:style-name="T24">Because</text:span><text:span text:style-name="T13"> of = () =&gt; </text:span></text:p>
      <text:p text:style-name="P14"><text:s text:c="7"/>result = sut.is_satisfied_by(the_item_that_meets_both_conditions);</text:p>
      <text:p text:style-name="P14"/>
      <text:p text:style-name="P25"><text:span text:style-name="T13"><text:s text:c="4"/></text:span><text:span text:style-name="T24">It</text:span><text:span text:style-name="T13"> should_confirm_that_the_or_operator_specification_was_satisfied = () =&gt; result.ShouldBeTrue();</text:span></text:p>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x =&gt; x.is_satisfied_by(the_item_that_meets_both_conditions));</text:p>
      <text:p text:style-name="P25"><text:span text:style-name="T13"><text:s text:c="4"/></text:span><text:span text:style-name="T24">It</text:span><text:span text:style-name="T13"> should_not_evaluate_the_right_side_condition = () =&gt;</text:span></text:p>
      <text:p text:style-name="P14"><text:s text:c="7"/>right_side_specification</text:p>
      <text:p text:style-name="P14"><text:s text:c="10"/>.never_received(x =&gt; x.is_satisfied_by(the_item_that_meets_both_conditions));</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both_conditions;</text:span></text:p>
      <text:p text:style-name="P14">}</text:p>
      <text:p text:style-name="P2"/>
      <text:p text:style-name="P2">A mayores hemos creado la interface IWhateverType(), que simula el comportamiento de cualquier interface que definamos (algo asi como Object() pero en version interface):</text:p>
      <text:p text:style-name="P2"/>
      <text:p text:style-name="P10"><text:span text:style-name="T4">namespace</text:span><text:span text:style-name="T13"> dddsample.specs.domain.shared</text:span></text:p>
      <text:p text:style-name="P14">{</text:p>
      <text:p text:style-name="P25"><text:span text:style-name="T13"><text:s text:c="4"/></text:span><text:span text:style-name="T4">public</text:span><text:span text:style-name="T13"> </text:span><text:span text:style-name="T4">interface</text:span><text:span text:style-name="T13"> </text:span><text:span text:style-name="T24">IWhateverType</text:span><text:span text:style-name="T13"> { }</text:span></text:p>
      <text:p text:style-name="P14">}</text:p>
      <text:p text:style-name="P2"/>
      <text:p text:style-name="P2"/>
      <text:p text:style-name="P2">TODO: Volver a contar por algun lado que hace Observe&lt;,&gt;</text:p>
      <text:p text:style-name="P2"/>
      <text:p text:style-name="P2"><text:span text:style-name="T1">Escribiendo el Codigo que nos permite satisfacer las condiciones del Primer Scenario</text:span>:</text:p>
      <text:p text:style-name="P2"/>
      <text:p text:style-name="P2">Una vez escrito el codigo del primer Scenario, debemos escribir la aplicacion en si, es decir, la clase OrSpecification&lt;T&gt;.</text:p>
      <text:p text:style-name="P2"/>
      <text:p text:style-name="P2">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2"/>
      <text:p text:style-name="P2">Si nos centramos primeramente en los dos ultimos bloque IT:</text:p>
      <text:p text:style-name="P2"/>
      <text:p text:style-name="P25"><text:span text:style-name="T24">It</text:span><text:span text:style-name="T13"> should_evaluate_the_left_side_condition</text:span></text:p>
      <text:p text:style-name="P25"><text:span text:style-name="T25">It</text:span><text:span text:style-name="T15"> should_not_evaluate_the_right_side_condition</text:span></text:p>
      <text:p text:style-name="P2"/>
      <text:p text:style-name="P2">vemos que necesitamos que necesitamos:</text:p>
      <text:p text:style-name="P2"/>
      <text:p text:style-name="P21">left_side_specification.is_satisfied_by(item);</text:p>
      <text:p text:style-name="P2"/>
      <text:p text:style-name="P2">pero no:</text:p>
      <text:p text:style-name="P2"/>
      <text:p text:style-name="P22">right_side_specification.is_satisfied_by(item);</text:p>
      <text:p text:style-name="P2"/>
      <text:p text:style-name="P2">y que ademas ambas specifications (left_side_specification y right_side_specification) deben provenir del constructor de la clase (via constructor inyection):</text:p>
      <text:p text:style-name="P2"/>
      <text:p text:style-name="P10"><text:span text:style-name="T4">public</text:span><text:span text:style-name="T13"> OrSpecification(</text:span><text:span text:style-name="T24">ISpecification</text:span><text:span text:style-name="T13">&lt;T&gt; left_side_specification, </text:span></text:p>
      <text:p text:style-name="P10"><text:span text:style-name="T13"><text:s text:c="23"/></text:span><text:span text:style-name="T24">ISpecification</text:span><text:span text:style-name="T13">&lt;T&gt; right_side_specification)</text:span></text:p>
      <text:p text:style-name="P2"/>
      <text:p text:style-name="P2">Es decir, con este codigo que se muestra a continuacion conseguiriamos que los dos <text:soft-page-break/>bloques IT compilasen y ademas cumpliesen los requisitos:</text:p>
      <text:p text:style-name="P2"/>
      <text:p text:style-name="P10"><text:span text:style-name="T4">public</text:span><text:span text:style-name="T13"> </text:span><text:span text:style-name="T4">class</text:span><text:span text:style-name="T13"> </text:span><text:span text:style-name="T33">OrSpecification</text:span><text:span text:style-name="T13">&lt;T&gt; : </text:span><text:span text:style-name="T24">ISpecification</text:span><text:span text:style-name="T13">&lt;T&gt;</text:span></text:p>
      <text:p text:style-name="P14">{</text:p>
      <text:p text:style-name="P25"><text:span text:style-name="T13"><text:s text:c="4"/></text:span><text:span text:style-name="T24">ISpecification</text:span><text:span text:style-name="T13">&lt;T&gt; left_side_specification;</text:span></text:p>
      <text:p text:style-name="P25"><text:span text:style-name="T13"><text:s text:c="4"/></text:span><text:span text:style-name="T24">ISpecification</text:span><text:span text:style-name="T13">&lt;T&gt; right_side_specification;</text:span></text:p>
      <text:p text:style-name="P14"/>
      <text:p text:style-name="P25"><text:span text:style-name="T13"><text:s text:c="4"/></text:span><text:span text:style-name="T4">public</text:span><text:span text:style-name="T13"> OrSpecification(</text:span><text:span text:style-name="T24">ISpecification</text:span><text:span text:style-name="T13">&lt;T&gt; left_side_specification, </text:span></text:p>
      <text:p text:style-name="P25"><text:span text:style-name="T13"><text:s text:c="27"/></text:span><text:span text:style-name="T24">ISpecification</text:span><text:span text:style-name="T13">&lt;T&gt; right_side_specification)</text:span></text:p>
      <text:p text:style-name="P14"><text:s text:c="4"/>{</text:p>
      <text:p text:style-name="P25"><text:span text:style-name="T13"><text:s text:c="8"/></text:span><text:span text:style-name="T4">this</text:span><text:span text:style-name="T13">.left_side_specification = left_side_specification;</text:span></text:p>
      <text:p text:style-name="P25"><text:span text:style-name="T13"><text:s text:c="8"/></text:span><text:span text:style-name="T4">this</text:span><text:span text:style-name="T13">.right_side_specification = right_side_specification;</text:span></text:p>
      <text:p text:style-name="P14"><text:s text:c="4"/>}</text:p>
      <text:p text:style-name="P14"/>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14"><text:s text:c="8"/><text:span text:style-name="T2">this</text:span>.left_side_specification.is_satisfied_by(item); <text:s text:c="7"/></text:p>
      <text:p text:style-name="P25"><text:span text:style-name="T13"><text:s text:c="8"/></text:span><text:span text:style-name="T4">return</text:span><text:span text:style-name="T13"> </text:span><text:span text:style-name="T4">false</text:span><text:span text:style-name="T13">;</text:span></text:p>
      <text:p text:style-name="P14"><text:s text:c="4"/>}</text:p>
      <text:p text:style-name="P14">}</text:p>
      <text:p text:style-name="P2"/>
      <text:p text:style-name="P2">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2"/>
      <text:p text:style-name="P2">Esto deberia ayudarnos a que abramos los ojos y empecemos a entender un poco mejor todo lo que hay por debajo del BDD.</text:p>
      <text:p text:style-name="P2"/>
      <text:p text:style-name="P2">Una vez dicho esto, debemos movernos al siguiente punto, conseguir satisfacer las 3 condiciones expuestas en los bloques IT, y nos falta:</text:p>
      <text:p text:style-name="P2"/>
      <text:p text:style-name="P11"><text:span text:style-name="T24">It</text:span><text:span text:style-name="T13"> should_confirm_that_the_or_operator_specification_was_satisfied</text:span></text:p>
      <text:p text:style-name="P2"/>
      <text:p text:style-name="P2">Pero tiene facil arreglo, basta con devolver true, en vez de false:</text:p>
      <text:p text:style-name="P2"/>
      <text:p text:style-name="P25"><text:span text:style-name="T4">public</text:span><text:span text:style-name="T13"> </text:span><text:span text:style-name="T4">bool</text:span><text:span text:style-name="T13"> is_satisfied_by(T item)</text:span></text:p>
      <text:p text:style-name="P14">{</text:p>
      <text:p text:style-name="P25"><text:span text:style-name="T13"><text:s text:c="4"/></text:span><text:span text:style-name="T4">this</text:span><text:span text:style-name="T13">.left_side_specification.is_satisfied_by(item); <text:s text:c="7"/></text:span></text:p>
      <text:p text:style-name="P25"><text:span text:style-name="T13"><text:s text:c="4"/></text:span><text:span text:style-name="T4">return</text:span><text:span text:style-name="T13"> </text:span><text:span text:style-name="T4">true</text:span><text:span text:style-name="T13">;</text:span></text:p>
      <text:p text:style-name="P17">}</text:p>
      <text:p text:style-name="P2"/>
      <text:p text:style-name="P2">De esta forma satisfacemos las 3 condiciones de los bloques IT. </text:p>
      <text:p text:style-name="P2"/>
      <text:p text:style-name="P2">La pregunta ahora seria la siguiente, ¿el metodo is_satisfied_by(T item) de la clase OrSpecification&lt;T&gt; hace lo que queremos que haga?</text:p>
      <text:p text:style-name="P2"/>
      <text:p text:style-name="P2">La respuesta es que NO, ya que queremos que haga una evaluacion del operando logico OR, y <text:s/>claramente no lo hace ya que evalua unicamente uno de los operandos:</text:p>
      <text:p text:style-name="P2"/>
      <text:p text:style-name="P14"><text:span text:style-name="T2">this</text:span>.left_side_specification.is_satisfied_by(item);</text:p>
      <text:p text:style-name="P2"/>
      <text:p text:style-name="P2">y aun por encima, ni siquiera lo tiene en cuenta a la hora de devolver el valor correcto, pues siempre true:</text:p>
      <text:p text:style-name="P2"/>
      <text:p text:style-name="P11"><text:span text:style-name="T4">return</text:span><text:span text:style-name="T13"> </text:span><text:span text:style-name="T4">true</text:span><text:span text:style-name="T13">;</text:span></text:p>
      <text:p text:style-name="P2"/>
      <text:p text:style-name="P2">independientemente de cual haya sido el resultado de la evaluacion previa.</text:p>
      <text:p text:style-name="P2"/>
      <text:p text:style-name="P2">La cuestion aqui, es que SI que cumple los requisitos de nuestra BDD_Spec (los 3 bloques IT).</text:p>
      <text:p text:style-name="P2"/>
      <text:p text:style-name="P2"><text:soft-page-break/>¿Que es lo que ocurre entonces?</text:p>
      <text:p text:style-name="P2"/>
      <text:p text:style-name="P2">Pues que necesitamos programar las otras BDD_Specs que quedan:</text:p>
      <text:p text:style-name="P2"/>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1">» It should evaluate the right side condition</text:p>
      <text:p text:style-name="P2"/>
      <text:p text:style-name="P2">para obligar a nuestro codigo a hacer lo que queremos (que evalue la operacion logica OR).</text:p>
      <text:p text:style-name="P2"/>
      <text:p text:style-name="P2">NOTA: En un escenario de programacion normal, lo logico seria haber escrito ya en este punto:</text:p>
      <text:p text:style-name="P2"/>
      <text:p text:style-name="P10"><text:span text:style-name="T4">public</text:span><text:span text:style-name="T13"> </text:span><text:span text:style-name="T4">bool</text:span><text:span text:style-name="T13"> is_satisfied_by(T item)</text:span></text:p>
      <text:p text:style-name="P14">{</text:p>
      <text:p text:style-name="P25"><text:span text:style-name="T13"><text:s text:c="4"/></text:span><text:span text:style-name="T4">return this</text:span><text:span text:style-name="T13">.left_side_specification.is_satisfied_by(item) || </text:span></text:p>
      <text:p text:style-name="P14"><text:s text:c="11"/><text:span text:style-name="T2">this</text:span>.right_side_specification.is_satisfied_by(item);</text:p>
      <text:p text:style-name="P14">}</text:p>
      <text:p text:style-name="P2"/>
      <text:p text:style-name="P2">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2"/>
      <text:p text:style-name="P2">FIN NOTA.</text:p>
      <text:p text:style-name="P2"/>
      <text:p text:style-name="P2"><text:span text:style-name="T1">Implementando los Scenarios restantes</text:span><text:span text:style-name="T56">:</text:span></text:p>
      <text:p text:style-name="P3"/>
      <text:p text:style-name="P3">Sin entrar en el nivel de detalle de la explicacion del primer Scenario ("Happy Day Scenario"), los Scenarios restantes</text:p>
      <text:p text:style-name="P3"/>
      <text:p text:style-name="P35">When asked if an item that meets only the left side condition satisfies the or operator specification</text:p>
      <text:p text:style-name="P35">» It should confirm that the or operator specification was satisfied</text:p>
      <text:p text:style-name="P35">» It should evaluate the left side condition</text:p>
      <text:p text:style-name="P35">» It should not evaluate the right side condition</text:p>
      <text:p text:style-name="P35"/>
      <text:p text:style-name="P35">When asked if an item that meets only the right side condition satisfies the or operator specification</text:p>
      <text:p text:style-name="P35">» It should confirm that the or operator specification was satisfied</text:p>
      <text:p text:style-name="P35">» It should evaluate the left side condition</text:p>
      <text:p text:style-name="P35">» It should evaluate the right side condition</text:p>
      <text:p text:style-name="P35"/>
      <text:p text:style-name="P35">When asked if an item that does not meet any of the conditions satisfies the or operator specification</text:p>
      <text:p text:style-name="P35">» It should confirm that the or operator specification was not satisfied</text:p>
      <text:p text:style-name="P35">» It should evaluate the left side condition</text:p>
      <text:p text:style-name="P33"><text:soft-page-break/>» It should evaluate the right side condition</text:p>
      <text:p text:style-name="P3"/>
      <text:p text:style-name="P3">se implementarian a traves del siguiente codigo:</text:p>
      <text:p text:style-name="P3"/>
      <text:p text:style-name="P13"><text:span text:style-name="T12">public</text:span><text:span text:style-name="T56"> </text:span><text:span text:style-name="T12">class</text:span><text:span text:style-name="T56"> </text:span><text:span text:style-name="T40">when_asked_if_an_item_that_meets_only_the_left_side_condition_satisfies_the_or_operator_specification</text:span><text:span text:style-name="T56"> : </text:span><text:span text:style-name="T40">concern_for_the_or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the_left_side_condition = an&lt;</text:span><text:span text:style-name="T24">IWhateverType</text:span><text:span text:style-name="T13">&gt;();</text:span></text:p>
      <text:p text:style-name="P14"/>
      <text:p text:style-name="P14"><text:s text:c="8"/>left_side_specification</text:p>
      <text:p text:style-name="P14"><text:s text:c="11"/>.Stub(x =&gt; x.is_satisfied_by(the_item_that_meets_the_left_side_condition))</text:p>
      <text:p text:style-name="P25"><text:span text:style-name="T13"><text:s text:c="11"/>.Return(</text:span><text:span text:style-name="T4">true</text:span><text:span text:style-name="T13">);</text:span></text:p>
      <text:p text:style-name="P14"><text:s text:c="8"/>right_side_specification</text:p>
      <text:p text:style-name="P14"><text:s text:c="11"/>.Stub(x =&gt; x.is_satisfied_by(the_item_that_meets_the_left_side_condition))</text:p>
      <text:p text:style-name="P25"><text:span text:style-name="T13"><text:s text:c="11"/>.Return(</text:span><text:span text:style-name="T4">false</text:span><text:span text:style-name="T13">);</text:span></text:p>
      <text:p text:style-name="P14"/>
      <text:p text:style-name="P25"><text:span text:style-name="T13"><text:s text:c="8"/>create_sut_using(() =&gt; </text:span><text:span text:style-name="T4">new</text:span><text:span text:style-name="T13"> </text:span><text:span text:style-name="T33">Or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text:span></text:p>
      <text:p text:style-name="P14"><text:s text:c="7"/>result = sut.is_satisfied_by(the_item_that_meets_the_left_side_condition);</text:p>
      <text:p text:style-name="P14"/>
      <text:p text:style-name="P25"><text:span text:style-name="T13"><text:s text:c="4"/></text:span><text:span text:style-name="T24">It</text:span><text:span text:style-name="T13"> should_confirm_that_the_or_operator_specification_was_satisfied = () =&gt; </text:span></text:p>
      <text:p text:style-name="P14"><text:s text:c="7"/>result.ShouldBeTrue();</text:p>
      <text:p text:style-name="P14"><text:s text:c="4"/></text:p>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text:p>
      <text:p text:style-name="P14"><text:s text:c="14"/>x =&gt; x.is_satisfied_by(the_item_that_meets_the_left_side_condition));</text:p>
      <text:p text:style-name="P14"><text:s text:c="4"/></text:p>
      <text:p text:style-name="P25"><text:span text:style-name="T13"><text:s text:c="4"/></text:span><text:span text:style-name="T24">It</text:span><text:span text:style-name="T13"> should_not_evaluate_the_right_side_condition = () =&gt;</text:span></text:p>
      <text:p text:style-name="P14"><text:s text:c="7"/>right_side_specification</text:p>
      <text:p text:style-name="P14"><text:s text:c="10"/>.never_received(</text:p>
      <text:p text:style-name="P14"><text:s text:c="13"/>x =&gt; x.is_satisfied_by(the_item_that_meets_the_left_sid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the_left_side_condition;</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meets_only_the_right_side_condition_satisfies_the_or_operator_specification</text:span><text:span text:style-name="T13"> : </text:span><text:span text:style-name="T33">concern_for_the_or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the_right_side_condition = an&lt;</text:span><text:span text:style-name="T24">IWhateverType</text:span><text:span text:style-name="T13">&gt;();</text:span></text:p>
      <text:p text:style-name="P14"/>
      <text:p text:style-name="P14"><text:s text:c="8"/>left_side_specification</text:p>
      <text:p text:style-name="P14"><text:s text:c="11"/>.Stub(x =&gt; x.is_satisfied_by(the_item_that_meets_the_right_side_condition))</text:p>
      <text:p text:style-name="P25"><text:span text:style-name="T13"><text:s text:c="11"/>.Return(</text:span><text:span text:style-name="T4">false</text:span><text:span text:style-name="T13">);</text:span></text:p>
      <text:p text:style-name="P14"><text:s text:c="8"/>right_side_specification</text:p>
      <text:p text:style-name="P14"><text:soft-page-break/><text:s text:c="11"/>.Stub(x =&gt; x.is_satisfied_by(the_item_that_meets_the_right_side_condition))</text:p>
      <text:p text:style-name="P25"><text:span text:style-name="T13"><text:s text:c="11"/>.Return(</text:span><text:span text:style-name="T4">true</text:span><text:span text:style-name="T13">);</text:span></text:p>
      <text:p text:style-name="P14"/>
      <text:p text:style-name="P25"><text:span text:style-name="T13"><text:s text:c="8"/>create_sut_using(() =&gt; </text:span><text:span text:style-name="T4">new</text:span><text:span text:style-name="T13"> </text:span><text:span text:style-name="T33">Or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text:span></text:p>
      <text:p text:style-name="P14"><text:s text:c="7"/>result = sut.is_satisfied_by(the_item_that_meets_the_right_side_condition);</text:p>
      <text:p text:style-name="P14"/>
      <text:p text:style-name="P25"><text:span text:style-name="T13"><text:s text:c="4"/></text:span><text:span text:style-name="T24">It</text:span><text:span text:style-name="T13"> should_confirm_that_the_or_operator_specification_was_satisfied = () =&gt; </text:span></text:p>
      <text:p text:style-name="P14"><text:s text:c="7"/>result.ShouldBeTrue();</text:p>
      <text:p text:style-name="P14"><text:s text:c="8"/></text:p>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3"><text:s text:c="4"/></text:span><text:span text:style-name="T24">It</text:span><text:span text:style-name="T13"> should_evaluate_the_right_side_condition = () =&gt;</text:span></text:p>
      <text:p text:style-name="P14"><text:s text:c="7"/>right_side_specification</text:p>
      <text:p text:style-name="P14"><text:s text:c="10"/>.received(</text:p>
      <text:p text:style-name="P14"><text:s text:c="13"/>x =&gt; x.is_satisfied_by(the_item_that_meets_the_right_sid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the_right_side_condition;</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does_not_meet_any_of_the_conditions_satisfies_the_or_operator_specification</text:span><text:span text:style-name="T13"> : </text:span><text:span text:style-name="T33">concern_for_the_or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no_condition = an&lt;</text:span><text:span text:style-name="T24">IWhateverType</text:span><text:span text:style-name="T13">&gt;();</text:span></text:p>
      <text:p text:style-name="P14"/>
      <text:p text:style-name="P14"><text:s text:c="8"/>left_side_specification</text:p>
      <text:p text:style-name="P14"><text:s text:c="11"/>.Stub(x =&gt; x.is_satisfied_by(the_item_that_meets_no_condition))</text:p>
      <text:p text:style-name="P25"><text:span text:style-name="T13"><text:s text:c="11"/>.Return(</text:span><text:span text:style-name="T4">false</text:span><text:span text:style-name="T13">);</text:span></text:p>
      <text:p text:style-name="P14"><text:s text:c="8"/>right_side_specification</text:p>
      <text:p text:style-name="P14"><text:s text:c="11"/>.Stub(x =&gt; x.is_satisfied_by(the_item_that_meets_no_condition))</text:p>
      <text:p text:style-name="P25"><text:span text:style-name="T13"><text:s text:c="11"/>.Return(</text:span><text:span text:style-name="T4">false</text:span><text:span text:style-name="T13">);</text:span></text:p>
      <text:p text:style-name="P14"/>
      <text:p text:style-name="P25"><text:span text:style-name="T13"><text:s text:c="8"/>create_sut_using(() =&gt; </text:span><text:span text:style-name="T4">new</text:span><text:span text:style-name="T13"> </text:span><text:span text:style-name="T33">Or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result = sut.is_satisfied_by(the_item_that_meets_no_condition);</text:span></text:p>
      <text:p text:style-name="P14"/>
      <text:p text:style-name="P25"><text:span text:style-name="T13"><text:s text:c="4"/></text:span><text:span text:style-name="T24">It</text:span><text:span text:style-name="T13"> should_confirm_that_the_or_operator_specification_was_not_satisfied = () =&gt; </text:span></text:p>
      <text:p text:style-name="P14"><text:s text:c="7"/>result.ShouldBeFalse();</text:p>
      <text:p text:style-name="P14"/>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3"><text:s text:c="4"/></text:span><text:span text:style-name="T24">It</text:span><text:span text:style-name="T13"> should_evaluate_the_right_side_condition = () =&gt;</text:span></text:p>
      <text:p text:style-name="P14"><text:soft-page-break/><text:s text:c="7"/>right_side_specification</text:p>
      <text:p text:style-name="P14"><text:s text:c="10"/>.received(x =&gt; x.is_satisfied_by(the_item_that_meets_no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no_condition;</text:span></text:p>
      <text:p text:style-name="P14">}</text:p>
      <text:p text:style-name="P3"/>
      <text:p text:style-name="P3">y que obligaria a nuestra clase OrSpecification a hacer lo correcto:</text:p>
      <text:p text:style-name="P3"/>
      <text:p text:style-name="P10"><text:span text:style-name="T9">public</text:span><text:span text:style-name="T18"> </text:span><text:span text:style-name="T9">class</text:span><text:span text:style-name="T18"> </text:span><text:span text:style-name="T37">OrSpecification</text:span><text:span text:style-name="T18">&lt;T&gt; : </text:span><text:span text:style-name="T28">ISpecification</text:span><text:span text:style-name="T18">&lt;T&gt;</text:span></text:p>
      <text:p text:style-name="P14">{</text:p>
      <text:p text:style-name="P25"><text:span text:style-name="T13"><text:s text:c="4"/></text:span><text:span text:style-name="T24">ISpecification</text:span><text:span text:style-name="T13">&lt;T&gt; left_side_specification;</text:span></text:p>
      <text:p text:style-name="P25"><text:span text:style-name="T13"><text:s text:c="4"/></text:span><text:span text:style-name="T24">ISpecification</text:span><text:span text:style-name="T13">&lt;T&gt; right_side_specification;</text:span></text:p>
      <text:p text:style-name="P14"/>
      <text:p text:style-name="P25"><text:span text:style-name="T13"><text:s text:c="4"/></text:span><text:span text:style-name="T4">public</text:span><text:span text:style-name="T13"> OrSpecification(</text:span><text:span text:style-name="T24">ISpecification</text:span><text:span text:style-name="T13">&lt;T&gt; left_side_specification, </text:span></text:p>
      <text:p text:style-name="P25"><text:span text:style-name="T13"><text:s text:c="27"/></text:span><text:span text:style-name="T24">ISpecification</text:span><text:span text:style-name="T13">&lt;T&gt; right_side_specification)</text:span></text:p>
      <text:p text:style-name="P14"><text:s text:c="4"/>{</text:p>
      <text:p text:style-name="P25"><text:span text:style-name="T13"><text:s text:c="8"/></text:span><text:span text:style-name="T4">this</text:span><text:span text:style-name="T13">.left_side_specification = left_side_specification;</text:span></text:p>
      <text:p text:style-name="P25"><text:span text:style-name="T13"><text:s text:c="8"/></text:span><text:span text:style-name="T4">this</text:span><text:span text:style-name="T13">.right_side_specification = right_side_specification;</text:span></text:p>
      <text:p text:style-name="P14"><text:s text:c="4"/>}</text:p>
      <text:p text:style-name="P14"/>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left_side_specification.is_satisfied_by(item) || </text:span></text:p>
      <text:p text:style-name="P14"><text:s text:c="15"/><text:span text:style-name="T2">this</text:span>.right_side_specification.is_satisfied_by(item);</text:p>
      <text:p text:style-name="P14"><text:s text:c="4"/>}</text:p>
      <text:p text:style-name="P14">}</text:p>
      <text:p text:style-name="P3"/>
      <text:p text:style-name="P3">tal y como demuestra la salida de haber ejcutado esta BDD_Spec con TestDriven.NET:</text:p>
      <text:p text:style-name="P3"/>
      <text:p text:style-name="P30">------ Test started: Assembly: dddsample.specs.dll ------</text:p>
      <text:p text:style-name="P31"/>
      <text:p text:style-name="P32">when asked if an item that meets both conditions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left side condition satisfies the or operator specification</text:p>
      <text:p text:style-name="P35">» should confirm that the or operator specification was satisfied</text:p>
      <text:p text:style-name="P35">» should evaluate the left side condition</text:p>
      <text:p text:style-name="P35">» should not evaluate the right side condition</text:p>
      <text:p text:style-name="P35"/>
      <text:p text:style-name="P35">when asked if an item that meets only the right side condition satisfies the or operator specification</text:p>
      <text:p text:style-name="P35">» should confirm that the or operator specification was satisfied</text:p>
      <text:p text:style-name="P35">» should evaluate the left side condition</text:p>
      <text:p text:style-name="P35">» should evaluate the right side condition</text:p>
      <text:p text:style-name="P35"/>
      <text:p text:style-name="P35">when asked if an item that does not meet any of the conditions satisfies the or operator specification</text:p>
      <text:p text:style-name="P35">» should confirm that the or operator specification was not satisfied</text:p>
      <text:p text:style-name="P35">» should evaluate the left side condition</text:p>
      <text:p text:style-name="P35">» should evaluate the right side condition</text:p>
      <text:p text:style-name="P35"/>
      <text:p text:style-name="P35"/>
      <text:p text:style-name="P35">12 passed, 0 failed, 0 skipped, took 0,65 seconds (Machine.Specifications 0.3.0).</text:p>
      <text:p text:style-name="P3"/>
      <text:p text:style-name="P3">Y con esto habriamos completado nuestro objetivo y quedaria implementada la clase OrSpecification&lt;T&gt;, guiados por BDD, elimimando la necesidad de usar la clase abstracta</text:p>
      <text:p text:style-name="P3">Specification&lt;T&gt; y mostrando en el proceso como los conceptos de Dependency Injection <text:soft-page-break/>abordados en el epigrafe "<text:span text:style-name="T43">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3"/>
      <text:p text:style-name="P3"><text:span text:style-name="T1">NotSpecification&lt;T&gt; via BDD</text:span>:</text:p>
      <text:p text:style-name="P3"/>
      <text:p text:style-name="P3">Para este caso no nos detendremos ni entraermos en el mismo nivel de detalle que en el de OrSpecification&lt;T&gt;, puesto que, muchos de los conceptos son similares. Aun asi, demostraremos como, efectivamente, la interface de la version java era incorrecta.</text:p>
      <text:p text:style-name="P3"/>
      <text:p text:style-name="P2">Nuestra BDD_Spec para la clase NotSpecification&lt;T&gt; seria:</text:p>
      <text:p text:style-name="P2"/>
      <text:p text:style-name="P30">When asked if an item that meets the condition satisfies the not operation specification</text:p>
      <text:p text:style-name="P35">» It should confirm that the original condition has been negated</text:p>
      <text:p text:style-name="P35">» It should evaluate the condition</text:p>
      <text:p text:style-name="P35"/>
      <text:p text:style-name="P35">When asked if an item that does not meet the condition satisfies the not operation specification</text:p>
      <text:p text:style-name="P35">» It should confirm that the original condition has been negated</text:p>
      <text:p text:style-name="P35">» It should evaluate the condition</text:p>
      <text:p text:style-name="P2"/>
      <text:p text:style-name="P2">El codigo que implementan ambas BDD_Specs:</text:p>
      <text:p text:style-name="P2"/>
      <text:p text:style-name="P13"><text:span text:style-name="T2">public</text:span> <text:span text:style-name="T2">class</text:span> <text:span text:style-name="T31">concern_for_the_not_specification</text:span> : </text:p>
      <text:p text:style-name="P13"><text:span text:style-name="T31"><text:s text:c="3"/>Observes</text:span>&lt;<text:span text:style-name="T22">ISpecification</text:span>&lt;<text:span text:style-name="T22">IWhateverType</text:span>&gt;, <text:span text:style-name="T31">NotSpecification</text:span>&lt;<text:span text:style-name="T22">IWhateverType</text:span>&gt;&gt; { }</text:p>
      <text:p text:style-name="P14"/>
      <text:p text:style-name="P25"><text:span text:style-name="T4">public</text:span><text:span text:style-name="T13"> </text:span><text:span text:style-name="T4">class</text:span><text:span text:style-name="T13"> </text:span><text:span text:style-name="T33">when_asked_if_an_item_that_meets_the_condition_satisfies_the_not_operation_specification</text:span><text:span text:style-name="T13"> : </text:span><text:span text:style-name="T33">concern_for_the_not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the_to_negate_specification = the_dependency&lt;</text:span><text:span text:style-name="T24">ISpecification</text:span><text:span text:style-name="T13">&lt;</text:span><text:span text:style-name="T24">IWhateverType</text:span><text:span text:style-name="T13">&gt;&gt;();</text:span></text:p>
      <text:p text:style-name="P25"><text:span text:style-name="T13"><text:s text:c="8"/>the_item_that_meets_the_condition = an&lt;</text:span><text:span text:style-name="T24">IWhateverType</text:span><text:span text:style-name="T13">&gt;();</text:span></text:p>
      <text:p text:style-name="P14"/>
      <text:p text:style-name="P14"><text:s text:c="8"/>the_to_negate_specification</text:p>
      <text:p text:style-name="P14"><text:s text:c="11"/>.Stub(x =&gt; x.is_satisfied_by(the_item_that_meets_the_condition))</text:p>
      <text:p text:style-name="P25"><text:span text:style-name="T13"><text:s text:c="11"/>.Return(</text:span><text:span text:style-name="T4">true</text:span><text:span text:style-name="T13">);</text:span></text:p>
      <text:p text:style-name="P14"><text:s text:c="4"/>};</text:p>
      <text:p text:style-name="P14"/>
      <text:p text:style-name="P25"><text:span text:style-name="T13"><text:s text:c="4"/></text:span><text:span text:style-name="T24">Because</text:span><text:span text:style-name="T13"> of = () =&gt; result = sut.is_satisfied_by(the_item_that_meets_the_condition);</text:span></text:p>
      <text:p text:style-name="P14"/>
      <text:p text:style-name="P25"><text:span text:style-name="T13"><text:s text:c="4"/></text:span><text:span text:style-name="T24">It</text:span><text:span text:style-name="T13"> should_confirm_that_the_original_condition_has_been_negated = () =&gt; </text:span></text:p>
      <text:p text:style-name="P14"><text:s text:c="7"/>result.ShouldBeFalse();</text:p>
      <text:p text:style-name="P14"/>
      <text:p text:style-name="P25"><text:span text:style-name="T13"><text:s text:c="4"/></text:span><text:span text:style-name="T24">It</text:span><text:span text:style-name="T13"> should_evaluate_the_condition = () =&gt;</text:span></text:p>
      <text:p text:style-name="P14"><text:s text:c="7"/>the_to_negate_specification</text:p>
      <text:p text:style-name="P14"><text:s text:c="10"/>.received(x =&gt; x.is_satisfied_by(the_item_that_meets_th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WhateverType</text:span><text:span text:style-name="T13"> the_item_that_meets_the_condi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the_to_negate_specification;</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does_not_meet_the_condition_satisfies_the_not_operation_specification</text:span><text:span text:style-name="T13"> : </text:span><text:span text:style-name="T33">concern_for_the_not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the_to_negate_specification = the_dependency&lt;</text:span><text:span text:style-name="T24">ISpecification</text:span><text:span text:style-name="T13">&lt;</text:span><text:span text:style-name="T24">IWhateverType</text:span><text:span text:style-name="T13">&gt;&gt;();</text:span></text:p>
      <text:p text:style-name="P25"><text:soft-page-break/><text:span text:style-name="T13"><text:s text:c="8"/>the_item_that_does_not_meet_the_condition = an&lt;</text:span><text:span text:style-name="T24">IWhateverType</text:span><text:span text:style-name="T13">&gt;();</text:span></text:p>
      <text:p text:style-name="P14"/>
      <text:p text:style-name="P14"><text:s text:c="8"/>the_to_negate_specification</text:p>
      <text:p text:style-name="P14"><text:s text:c="11"/>.Stub(x =&gt; x.is_satisfied_by(the_item_that_does_not_meet_the_condition))</text:p>
      <text:p text:style-name="P25"><text:span text:style-name="T13"><text:s text:c="11"/>.Return(</text:span><text:span text:style-name="T4">false</text:span><text:span text:style-name="T13">);</text:span></text:p>
      <text:p text:style-name="P14"><text:s text:c="4"/>};</text:p>
      <text:p text:style-name="P14"/>
      <text:p text:style-name="P25"><text:span text:style-name="T13"><text:s text:c="4"/></text:span><text:span text:style-name="T24">Because</text:span><text:span text:style-name="T13"> of = () =&gt; </text:span></text:p>
      <text:p text:style-name="P14"><text:s text:c="7"/>result = sut.is_satisfied_by(the_item_that_does_not_meet_the_condition);</text:p>
      <text:p text:style-name="P14"/>
      <text:p text:style-name="P25"><text:span text:style-name="T13"><text:s text:c="4"/></text:span><text:span text:style-name="T24">It</text:span><text:span text:style-name="T13"> should_confirm_that_the_original_condition_has_been_negated = () =&gt; </text:span></text:p>
      <text:p text:style-name="P14"><text:s text:c="7"/>result.ShouldBeTrue();</text:p>
      <text:p text:style-name="P14"/>
      <text:p text:style-name="P25"><text:span text:style-name="T13"><text:s text:c="4"/></text:span><text:span text:style-name="T24">It</text:span><text:span text:style-name="T13"> should_evaluate_the_condition = () =&gt;</text:span></text:p>
      <text:p text:style-name="P14"><text:s text:c="7"/>the_to_negate_specification</text:p>
      <text:p text:style-name="P14"><text:s text:c="10"/>.received(x =&gt; x.is_satisfied_by(the_item_that_does_not_meet_th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WhateverType</text:span><text:span text:style-name="T13"> the_item_that_does_not_meet_the_condi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the_to_negate_specification;</text:span></text:p>
      <text:p text:style-name="P14">}</text:p>
      <text:p text:style-name="P2"/>
      <text:p text:style-name="P2">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2"/>
      <text:p text:style-name="P2">A mayores es interesante destacar el uso de:</text:p>
      <text:p text:style-name="P2"/>
      <text:list xml:id="list39248532" text:continue-list="list39255269" text:style-name="L4">
        <text:list-item>
          <text:p text:style-name="P42">the_dependency&lt;T&gt;(), que crea un mock del tipo especificado por T y ademas lo inyecta al constructor cuando se crea el System Under Test (sut).</text:p>
        </text:list-item>
      </text:list>
      <text:p text:style-name="P2"/>
      <text:p text:style-name="P2">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2"/>
      <text:p text:style-name="P2">Nuestra clase NotSpecification&lt;T&gt; asociada a esta BDD_Spec es:</text:p>
      <text:p text:style-name="P2"/>
      <text:p text:style-name="P10"><text:span text:style-name="T4">public</text:span><text:span text:style-name="T13"> </text:span><text:span text:style-name="T4">class</text:span><text:span text:style-name="T13"> </text:span><text:span text:style-name="T33">NotSpecification</text:span><text:span text:style-name="T13">&lt;T&gt; : </text:span><text:span text:style-name="T24">ISpecification</text:span><text:span text:style-name="T13">&lt;T&gt; </text:span></text:p>
      <text:p text:style-name="P14">{</text:p>
      <text:p text:style-name="P25"><text:span text:style-name="T13"><text:s text:c="4"/></text:span><text:span text:style-name="T24">ISpecification</text:span><text:span text:style-name="T13">&lt;T&gt; to_negate_specification;</text:span></text:p>
      <text:p text:style-name="P14"/>
      <text:p text:style-name="P25"><text:span text:style-name="T13"><text:s text:c="4"/></text:span><text:span text:style-name="T4">public</text:span><text:span text:style-name="T13"> NotSpecification(</text:span><text:span text:style-name="T24">ISpecification</text:span><text:span text:style-name="T13">&lt;T&gt; to_negate_specification)</text:span></text:p>
      <text:p text:style-name="P14"><text:s text:c="4"/>{</text:p>
      <text:p text:style-name="P25"><text:span text:style-name="T13"><text:s text:c="8"/></text:span><text:span text:style-name="T4">this</text:span><text:span text:style-name="T13">.to_negate_specification = to_negate_specification;</text:span></text:p>
      <text:p text:style-name="P14"><text:s text:c="4"/>}</text:p>
      <text:p text:style-name="P14"/>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to_negate_specification.is_satisfied_by(item);</text:span></text:p>
      <text:p text:style-name="P14"><text:s text:c="4"/>}</text:p>
      <text:p text:style-name="P14">}</text:p>
      <text:p text:style-name="P2"/>
      <text:p text:style-name="P2">Y todo funciona segun lo previsto tal y como demuestra el log de TestDriven.NET:</text:p>
      <text:p text:style-name="P2"/>
      <text:p text:style-name="P30">------ Test started: Assembly: dddsample.specs.dll ------</text:p>
      <text:p text:style-name="P31"/>
      <text:p text:style-name="P30">when asked if an item that meets the condition satisfies the not operation specification</text:p>
      <text:p text:style-name="P35">» should confirm that the original condition has been negated</text:p>
      <text:p text:style-name="P35">» should evaluate the condition</text:p>
      <text:p text:style-name="P35"><text:soft-page-break/></text:p>
      <text:p text:style-name="P35">when asked if an item that does not meet the condition satisfies the not operation specification</text:p>
      <text:p text:style-name="P35">» should confirm that the original condition has been negated</text:p>
      <text:p text:style-name="P35">» should evaluate the condition</text:p>
      <text:p text:style-name="P35"/>
      <text:p text:style-name="P35"/>
      <text:p text:style-name="P35">4 passed, 0 failed, 0 skipped, took 0,62 seconds (Machine.Specifications 0.3.0).</text:p>
      <text:p text:style-name="P7"/>
      <text:p text:style-name="P2"/>
      <text:p text:style-name="P3"><text:span text:style-name="T1">AndSpecification&lt;T&gt; via BDD</text:span>:</text:p>
      <text:p text:style-name="P3"/>
      <text:p text:style-name="P3">Finalmente reproducimos las BDD_specs para la clase AndSpecification&lt;T&gt;, para de esta forma completar la primera parte del patron DDD_Specification y poder proceder con la segunda parte.</text:p>
      <text:p text:style-name="P3"/>
      <text:p text:style-name="P3">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3"/>
      <text:p text:style-name="P2">Nuestra BDD_Spec para la clase AndSpecification&lt;T&gt; seria:</text:p>
      <text:p text:style-name="P2"/>
      <text:p text:style-name="P30">When asked if an item that meets both conditions satisfies the and operator specification</text:p>
      <text:p text:style-name="P35">» It should confirm that the and operator specification was satisfied</text:p>
      <text:p text:style-name="P35">» It should evaluate the left side condition</text:p>
      <text:p text:style-name="P35">» It should evaluate the right side condition</text:p>
      <text:p text:style-name="P35"/>
      <text:p text:style-name="P35">When asked if an item that meets only the left side condition satisfies the and operator specification</text:p>
      <text:p text:style-name="P35">» It should confirm that the and operator specification was not satisfied</text:p>
      <text:p text:style-name="P35">» It should evaluate the left side condition</text:p>
      <text:p text:style-name="P35">» It should evaluate the right side condition</text:p>
      <text:p text:style-name="P35"/>
      <text:p text:style-name="P35">When asked if an item that meets only the right side condition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35"/>
      <text:p text:style-name="P35">When asked if an item that does not meet any of the conditions satisfies the and operator specification</text:p>
      <text:p text:style-name="P35">» It should confirm that the and operator specification was not satisfied</text:p>
      <text:p text:style-name="P35">» It should evaluate the left side condition</text:p>
      <text:p text:style-name="P35">» It should not evaluate the right side condition</text:p>
      <text:p text:style-name="P2"/>
      <text:p text:style-name="P3">Es interesante fijarse, que con respecto a OrSpecification&lt;T&gt; cambia los casos en los que no se evalua el operando derecho, ya que FALSE AND CUALQUIER_COSA = FALSE.</text:p>
      <text:p text:style-name="P3"/>
      <text:p text:style-name="P3">La implementacion de las especificaciones:</text:p>
      <text:p text:style-name="P3"/>
      <text:p text:style-name="P12"><text:span text:style-name="T4">public</text:span><text:span text:style-name="T13"> </text:span><text:span text:style-name="T4">class</text:span><text:span text:style-name="T13"> </text:span><text:span text:style-name="T33">concern_for_the_and_specification</text:span><text:span text:style-name="T13"> : </text:span></text:p>
      <text:p text:style-name="P12"><text:span text:style-name="T13"><text:s text:c="3"/></text:span><text:span text:style-name="T33">Observes</text:span><text:span text:style-name="T13">&lt;</text:span><text:span text:style-name="T24">ISpecification</text:span><text:span text:style-name="T13">&lt;</text:span><text:span text:style-name="T24">IWhateverType</text:span><text:span text:style-name="T13">&gt;, </text:span><text:span text:style-name="T33">AndSpecification</text:span><text:span text:style-name="T13">&lt;</text:span><text:span text:style-name="T24">IWhateverType</text:span><text:span text:style-name="T13">&gt;&gt; { }</text:span></text:p>
      <text:p text:style-name="P14"/>
      <text:p text:style-name="P25"><text:span text:style-name="T4">public</text:span><text:span text:style-name="T13"> </text:span><text:span text:style-name="T4">class</text:span><text:span text:style-name="T13"> </text:span><text:span text:style-name="T33">when_asked_if_an_item_that_meets_both_conditions_satisfies_the_and_operator_specification</text:span><text:span text:style-name="T13"> : </text:span><text:span text:style-name="T33">concern_for_the_and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both_conditions = an&lt;</text:span><text:span text:style-name="T24">IWhateverType</text:span><text:span text:style-name="T13">&gt;();</text:span></text:p>
      <text:p text:style-name="P14"><text:soft-page-break/></text:p>
      <text:p text:style-name="P14"><text:s text:c="8"/>left_side_specification</text:p>
      <text:p text:style-name="P14"><text:s text:c="11"/>.Stub(x =&gt; x.is_satisfied_by(the_item_that_meets_both_conditions))</text:p>
      <text:p text:style-name="P25"><text:span text:style-name="T13"><text:s text:c="11"/>.Return(</text:span><text:span text:style-name="T4">true</text:span><text:span text:style-name="T13">);</text:span></text:p>
      <text:p text:style-name="P14"><text:s text:c="8"/>right_side_specification</text:p>
      <text:p text:style-name="P14"><text:s text:c="11"/>.Stub(x =&gt; x.is_satisfied_by(the_item_that_meets_both_conditions))</text:p>
      <text:p text:style-name="P25"><text:span text:style-name="T13"><text:s text:c="11"/>.Return(</text:span><text:span text:style-name="T4">true</text:span><text:span text:style-name="T13">);</text:span></text:p>
      <text:p text:style-name="P14"/>
      <text:p text:style-name="P25"><text:span text:style-name="T13"><text:s text:c="8"/>create_sut_using(() =&gt; </text:span><text:span text:style-name="T4">new</text:span><text:span text:style-name="T13"> </text:span><text:span text:style-name="T33">And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result = </text:span></text:p>
      <text:p text:style-name="P14"><text:s text:c="7"/>sut.is_satisfied_by(the_item_that_meets_both_conditions);</text:p>
      <text:p text:style-name="P14"/>
      <text:p text:style-name="P25"><text:span text:style-name="T13"><text:s text:c="4"/></text:span><text:span text:style-name="T24">It</text:span><text:span text:style-name="T13"> should_confirm_that_the_and_operator_specification_was_satisfied = () =&gt; </text:span></text:p>
      <text:p text:style-name="P14"><text:s text:c="7"/>result.ShouldBeTrue();</text:p>
      <text:p text:style-name="P14"/>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x =&gt; x.is_satisfied_by(the_item_that_meets_both_conditions));</text:p>
      <text:p text:style-name="P14"/>
      <text:p text:style-name="P25"><text:span text:style-name="T13"><text:s text:c="4"/></text:span><text:span text:style-name="T24">It</text:span><text:span text:style-name="T13"> should_evaluate_the_right_side_condition = () =&gt;</text:span></text:p>
      <text:p text:style-name="P14"><text:s text:c="7"/>right_side_specification</text:p>
      <text:p text:style-name="P14"><text:s text:c="10"/>.received(x =&gt; x.is_satisfied_by(the_item_that_meets_both_conditions));</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both_conditions;</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meets_only_the_left_side_condition_satisfies_the_and_operator_specification</text:span><text:span text:style-name="T13"> : </text:span><text:span text:style-name="T33">concern_for_the_and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 <text:s text:c="11"/></text:span></text:p>
      <text:p text:style-name="P25"><text:span text:style-name="T13"><text:s text:c="8"/>the_item_that_meets_the_left_side_condition = an&lt;</text:span><text:span text:style-name="T24">IWhateverType</text:span><text:span text:style-name="T13">&gt;();</text:span></text:p>
      <text:p text:style-name="P14"/>
      <text:p text:style-name="P14"><text:s text:c="8"/>left_side_specification</text:p>
      <text:p text:style-name="P14"><text:s text:c="11"/>.Stub(x =&gt; x.is_satisfied_by(the_item_that_meets_the_left_side_condition))</text:p>
      <text:p text:style-name="P25"><text:span text:style-name="T13"><text:s text:c="11"/>.Return(</text:span><text:span text:style-name="T4">true</text:span><text:span text:style-name="T13">);</text:span></text:p>
      <text:p text:style-name="P14"><text:s text:c="8"/>right_side_specification</text:p>
      <text:p text:style-name="P14"><text:s text:c="11"/>.Stub(x =&gt; x.is_satisfied_by(the_item_that_meets_the_left_side_condition))</text:p>
      <text:p text:style-name="P25"><text:span text:style-name="T13"><text:s text:c="11"/>.Return(</text:span><text:span text:style-name="T4">false</text:span><text:span text:style-name="T13">);</text:span></text:p>
      <text:p text:style-name="P14"/>
      <text:p text:style-name="P25"><text:span text:style-name="T13"><text:s text:c="8"/>create_sut_using(() =&gt; </text:span><text:span text:style-name="T4">new</text:span><text:span text:style-name="T13"> </text:span><text:span text:style-name="T33">And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text:span></text:p>
      <text:p text:style-name="P14"><text:s text:c="8"/>result = sut.is_satisfied_by(the_item_that_meets_the_left_side_condition);</text:p>
      <text:p text:style-name="P14"/>
      <text:p text:style-name="P25"><text:span text:style-name="T13"><text:s text:c="4"/></text:span><text:span text:style-name="T24">It</text:span><text:span text:style-name="T13"> should_confirm_that_the_and_operator_specification_was_not_satisfied = () =&gt; </text:span></text:p>
      <text:p text:style-name="P14"><text:s text:c="7"/>result.ShouldBeFalse();</text:p>
      <text:p text:style-name="P14"/>
      <text:p text:style-name="P25"><text:span text:style-name="T13"><text:s text:c="4"/></text:span><text:span text:style-name="T24">It</text:span><text:span text:style-name="T13"> should_evaluate_the_left_side_condition = () =&gt;</text:span></text:p>
      <text:p text:style-name="P14"><text:soft-page-break/><text:s text:c="7"/>left_side_specification</text:p>
      <text:p text:style-name="P14"><text:s text:c="10"/>.received(</text:p>
      <text:p text:style-name="P14"><text:s text:c="13"/>x =&gt; x.is_satisfied_by(the_item_that_meets_the_left_side_condition));</text:p>
      <text:p text:style-name="P14"/>
      <text:p text:style-name="P25"><text:span text:style-name="T13"><text:s text:c="4"/></text:span><text:span text:style-name="T24">It</text:span><text:span text:style-name="T13"> should_evaluate_the_right_side_condition = () =&gt;</text:span></text:p>
      <text:p text:style-name="P14"><text:s text:c="7"/>right_side_specification</text:p>
      <text:p text:style-name="P14"><text:s text:c="10"/>.received(</text:p>
      <text:p text:style-name="P14"><text:s text:c="13"/>x =&gt; x.is_satisfied_by(the_item_that_meets_the_left_sid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the_left_side_condition;</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meets_only_the_right_side_condition_satisfies_the_and_operator_specification</text:span><text:span text:style-name="T13"> : </text:span><text:span text:style-name="T33">concern_for_the_and_specification</text:span></text:p>
      <text:p text:style-name="P14">{</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the_right_side_condition = an&lt;</text:span><text:span text:style-name="T24">IWhateverType</text:span><text:span text:style-name="T13">&gt;();</text:span></text:p>
      <text:p text:style-name="P14"/>
      <text:p text:style-name="P14"><text:s text:c="8"/>left_side_specification</text:p>
      <text:p text:style-name="P14"><text:s text:c="11"/>.Stub(x =&gt; x.is_satisfied_by(the_item_that_meets_the_right_side_condition))</text:p>
      <text:p text:style-name="P25"><text:span text:style-name="T13"><text:s text:c="11"/>.Return(</text:span><text:span text:style-name="T4">false</text:span><text:span text:style-name="T13">);</text:span></text:p>
      <text:p text:style-name="P14"><text:s text:c="8"/>right_side_specification</text:p>
      <text:p text:style-name="P14"><text:s text:c="11"/>.Stub(x =&gt; x.is_satisfied_by(the_item_that_meets_the_right_side_condition))</text:p>
      <text:p text:style-name="P25"><text:span text:style-name="T13"><text:s text:c="11"/>.Return(</text:span><text:span text:style-name="T4">true</text:span><text:span text:style-name="T13">);</text:span></text:p>
      <text:p text:style-name="P14"/>
      <text:p text:style-name="P25"><text:span text:style-name="T13"><text:s text:c="8"/>create_sut_using(() =&gt; </text:span><text:span text:style-name="T4">new</text:span><text:span text:style-name="T13"> </text:span><text:span text:style-name="T33">And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text:span></text:p>
      <text:p text:style-name="P14"><text:s text:c="7"/>result = sut.is_satisfied_by(the_item_that_meets_the_right_side_condition);</text:p>
      <text:p text:style-name="P14"/>
      <text:p text:style-name="P25"><text:span text:style-name="T13"><text:s text:c="4"/></text:span><text:span text:style-name="T24">It</text:span><text:span text:style-name="T13"> should_confirm_that_the_and_operator_specification_was_not_satisfied = () =&gt; </text:span></text:p>
      <text:p text:style-name="P14"><text:s text:c="7"/>result.ShouldBeFalse();</text:p>
      <text:p text:style-name="P14"/>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text:p>
      <text:p text:style-name="P14"><text:s text:c="13"/>x =&gt; x.is_satisfied_by(the_item_that_meets_the_right_side_condition));</text:p>
      <text:p text:style-name="P14"/>
      <text:p text:style-name="P25"><text:span text:style-name="T13"><text:s text:c="4"/></text:span><text:span text:style-name="T24">It</text:span><text:span text:style-name="T13"> should_not_evaluate_the_right_side_condition = () =&gt;</text:span></text:p>
      <text:p text:style-name="P14"><text:s text:c="7"/>right_side_specification</text:p>
      <text:p text:style-name="P14"><text:s text:c="10"/>.never_received(</text:p>
      <text:p text:style-name="P14"><text:s text:c="13"/>x =&gt; x.is_satisfied_by(the_item_that_meets_the_right_side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the_right_side_condition;</text:span></text:p>
      <text:p text:style-name="P14">}</text:p>
      <text:p text:style-name="P14"/>
      <text:p text:style-name="P25"><text:span text:style-name="T4">public</text:span><text:span text:style-name="T13"> </text:span><text:span text:style-name="T4">class</text:span><text:span text:style-name="T13"> </text:span><text:span text:style-name="T33">when_asked_if_an_item_that_does_not_meet_any_of_the_conditions_satisfies_the_and_operator_specification</text:span><text:span text:style-name="T13"> : </text:span><text:span text:style-name="T33">concern_for_the_and_specification</text:span></text:p>
      <text:p text:style-name="P14"><text:soft-page-break/>{</text:p>
      <text:p text:style-name="P25"><text:span text:style-name="T13"><text:s text:c="4"/></text:span><text:span text:style-name="T24">Establish</text:span><text:span text:style-name="T13"> context = () =&gt;</text:span></text:p>
      <text:p text:style-name="P14"><text:s text:c="4"/>{</text:p>
      <text:p text:style-name="P25"><text:span text:style-name="T13"><text:s text:c="8"/>left_side_specification = an&lt;</text:span><text:span text:style-name="T24">ISpecification</text:span><text:span text:style-name="T13">&lt;</text:span><text:span text:style-name="T24">IWhateverType</text:span><text:span text:style-name="T13">&gt;&gt;();</text:span></text:p>
      <text:p text:style-name="P25"><text:span text:style-name="T13"><text:s text:c="8"/>right_side_specification = an&lt;</text:span><text:span text:style-name="T24">ISpecification</text:span><text:span text:style-name="T13">&lt;</text:span><text:span text:style-name="T24">IWhateverType</text:span><text:span text:style-name="T13">&gt;&gt;();</text:span></text:p>
      <text:p text:style-name="P25"><text:span text:style-name="T13"><text:s text:c="8"/>the_item_that_meets_no_condition = an&lt;</text:span><text:span text:style-name="T24">IWhateverType</text:span><text:span text:style-name="T13">&gt;();</text:span></text:p>
      <text:p text:style-name="P14"/>
      <text:p text:style-name="P14"><text:s text:c="8"/>left_side_specification</text:p>
      <text:p text:style-name="P14"><text:s text:c="11"/>.Stub(x =&gt; x.is_satisfied_by(the_item_that_meets_no_condition))</text:p>
      <text:p text:style-name="P25"><text:span text:style-name="T13"><text:s text:c="11"/>.Return(</text:span><text:span text:style-name="T4">false</text:span><text:span text:style-name="T13">);</text:span></text:p>
      <text:p text:style-name="P14"><text:s text:c="8"/>right_side_specification</text:p>
      <text:p text:style-name="P14"><text:s text:c="11"/>.Stub(x =&gt; x.is_satisfied_by(the_item_that_meets_no_condition))</text:p>
      <text:p text:style-name="P25"><text:span text:style-name="T13"><text:s text:c="11"/>.Return(</text:span><text:span text:style-name="T4">false</text:span><text:span text:style-name="T13">);</text:span></text:p>
      <text:p text:style-name="P14"/>
      <text:p text:style-name="P25"><text:span text:style-name="T13"><text:s text:c="8"/>create_sut_using(() =&gt; </text:span><text:span text:style-name="T4">new</text:span><text:span text:style-name="T13"> </text:span><text:span text:style-name="T33">AndSpecification</text:span><text:span text:style-name="T13">&lt;</text:span><text:span text:style-name="T24">IWhateverType</text:span><text:span text:style-name="T13">&gt;(</text:span></text:p>
      <text:p text:style-name="P14"><text:s text:c="60"/>left_side_specification, </text:p>
      <text:p text:style-name="P14"><text:s text:c="60"/>right_side_specification));</text:p>
      <text:p text:style-name="P14"><text:s text:c="4"/>};</text:p>
      <text:p text:style-name="P14"/>
      <text:p text:style-name="P25"><text:span text:style-name="T13"><text:s text:c="4"/></text:span><text:span text:style-name="T24">Because</text:span><text:span text:style-name="T13"> of = () =&gt; result = sut.is_satisfied_by(the_item_that_meets_no_condition);</text:span></text:p>
      <text:p text:style-name="P14"/>
      <text:p text:style-name="P25"><text:span text:style-name="T13"><text:s text:c="4"/></text:span><text:span text:style-name="T24">It</text:span><text:span text:style-name="T13"> should_confirm_that_the_and_operator_specification_was_not_satisfied = () =&gt; </text:span></text:p>
      <text:p text:style-name="P14"><text:s text:c="7"/>result.ShouldBeFalse();</text:p>
      <text:p text:style-name="P14"/>
      <text:p text:style-name="P25"><text:span text:style-name="T13"><text:s text:c="4"/></text:span><text:span text:style-name="T24">It</text:span><text:span text:style-name="T13"> should_evaluate_the_left_side_condition = () =&gt;</text:span></text:p>
      <text:p text:style-name="P14"><text:s text:c="7"/>left_side_specification</text:p>
      <text:p text:style-name="P14"><text:s text:c="10"/>.received(x =&gt; x.is_satisfied_by(the_item_that_meets_no_condition));</text:p>
      <text:p text:style-name="P14"/>
      <text:p text:style-name="P25"><text:span text:style-name="T13"><text:s text:c="4"/></text:span><text:span text:style-name="T24">It</text:span><text:span text:style-name="T13"> should_not_evaluate_the_right_side_condition = () =&gt;</text:span></text:p>
      <text:p text:style-name="P14"><text:s text:c="7"/>right_side_specification</text:p>
      <text:p text:style-name="P14"><text:s text:c="10"/>.never_received(x =&gt; x.is_satisfied_by(the_item_that_meets_no_condition));</text:p>
      <text:p text:style-name="P14"/>
      <text:p text:style-name="P25"><text:span text:style-name="T13"><text:s text:c="4"/></text:span><text:span text:style-name="T4">static</text:span><text:span text:style-name="T13"> </text:span><text:span text:style-name="T4">bool</text:span><text:span text:style-name="T13"> result;</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left_side_specification;</text:span></text:p>
      <text:p text:style-name="P25"><text:span text:style-name="T13"><text:s text:c="4"/></text:span><text:span text:style-name="T4">static</text:span><text:span text:style-name="T13"> </text:span><text:span text:style-name="T24">ISpecification</text:span><text:span text:style-name="T13">&lt;</text:span><text:span text:style-name="T24">IWhateverType</text:span><text:span text:style-name="T13">&gt; right_side_specification;</text:span></text:p>
      <text:p text:style-name="P25"><text:span text:style-name="T13"><text:s text:c="4"/></text:span><text:span text:style-name="T4">static</text:span><text:span text:style-name="T13"> </text:span><text:span text:style-name="T24">IWhateverType</text:span><text:span text:style-name="T13"> the_item_that_meets_no_condition;</text:span></text:p>
      <text:p text:style-name="P14">}</text:p>
      <text:p text:style-name="P3"/>
      <text:p text:style-name="P3">y la clase que hace que se cumplan las BDD_Specs:</text:p>
      <text:p text:style-name="P3"/>
      <text:p text:style-name="P12"><text:span text:style-name="T4">public</text:span><text:span text:style-name="T13"> </text:span><text:span text:style-name="T4">class</text:span><text:span text:style-name="T13"> </text:span><text:span text:style-name="T33">AndSpecification</text:span><text:span text:style-name="T13">&lt;T&gt; : </text:span><text:span text:style-name="T24">ISpecification</text:span><text:span text:style-name="T13">&lt;T&gt;</text:span></text:p>
      <text:p text:style-name="P14">{</text:p>
      <text:p text:style-name="P25"><text:span text:style-name="T13"><text:s text:c="4"/></text:span><text:span text:style-name="T24">ISpecification</text:span><text:span text:style-name="T13">&lt;T&gt; left_side_specification;</text:span></text:p>
      <text:p text:style-name="P25"><text:span text:style-name="T13"><text:s text:c="4"/></text:span><text:span text:style-name="T24">ISpecification</text:span><text:span text:style-name="T13">&lt;T&gt; right_side_specification;</text:span></text:p>
      <text:p text:style-name="P14"/>
      <text:p text:style-name="P25"><text:span text:style-name="T13"><text:s text:c="4"/></text:span><text:span text:style-name="T4">public</text:span><text:span text:style-name="T13"> AndSpecification(</text:span><text:span text:style-name="T24">ISpecification</text:span><text:span text:style-name="T13">&lt;T&gt; left_side_specification, </text:span></text:p>
      <text:p text:style-name="P25"><text:span text:style-name="T13"><text:s text:c="28"/></text:span><text:span text:style-name="T24">ISpecification</text:span><text:span text:style-name="T13">&lt;T&gt; right_side_specification)</text:span></text:p>
      <text:p text:style-name="P14"><text:s text:c="4"/>{</text:p>
      <text:p text:style-name="P25"><text:span text:style-name="T13"><text:s text:c="8"/></text:span><text:span text:style-name="T4">this</text:span><text:span text:style-name="T13">.left_side_specification = left_side_specification;</text:span></text:p>
      <text:p text:style-name="P25"><text:span text:style-name="T13"><text:s text:c="8"/></text:span><text:span text:style-name="T4">this</text:span><text:span text:style-name="T13">.right_side_specification = right_side_specification;</text:span></text:p>
      <text:p text:style-name="P14"><text:s text:c="4"/>}</text:p>
      <text:p text:style-name="P14"/>
      <text:p text:style-name="P25"><text:span text:style-name="T13"><text:s text:c="4"/></text:span><text:span text:style-name="T4">public</text:span><text:span text:style-name="T13"> </text:span><text:span text:style-name="T4">bool</text:span><text:span text:style-name="T13"> is_satisfied_by(T item)</text:span></text:p>
      <text:p text:style-name="P14"><text:s text:c="4"/>{</text:p>
      <text:p text:style-name="P25"><text:span text:style-name="T13"><text:s text:c="8"/></text:span><text:span text:style-name="T4">return</text:span><text:span text:style-name="T13"> </text:span><text:span text:style-name="T4">this</text:span><text:span text:style-name="T13">.left_side_specification.is_satisfied_by(item) &amp;&amp;</text:span></text:p>
      <text:p text:style-name="P25"><text:span text:style-name="T13"><text:s text:c="15"/></text:span><text:span text:style-name="T4">this</text:span><text:span text:style-name="T13">.right_side_specification.is_satisfied_by(item);</text:span></text:p>
      <text:p text:style-name="P14"><text:s text:c="4"/>}</text:p>
      <text:p text:style-name="P14">}</text:p>
      <text:p text:style-name="P3"/>
      <text:p text:style-name="P3"><text:span text:style-name="T1">¿Hemos acabado?</text:span>:</text:p>
      <text:p text:style-name="P3"/>
      <text:p text:style-name="P3">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3"/>
      <text:list xml:id="list38562447" text:style-name="L9">
        <text:list-item>
          <text:p text:style-name="P48">Hemos conseguido eliminar completamente la necesidad de la clase base abstracta Specification&lt;T&gt;, que nos dificultaba tremendamente aplicar BDD.</text:p>
        </text:list-item>
        <text:list-item>
          <text:p text:style-name="P48">Hemos simplificado la interface ISpecification&lt;T&gt;, ganando en expresividad e intencion, y todo ello sin perder funcionalidad.</text:p>
        </text:list-item>
        <text:list-item>
          <text:p text:style-name="P48">Hemos aislado la implementacion de las clases AndSpecification&lt;T&gt;, OrSpecification&lt;T&gt; y NotSpecification&lt;T&gt; y les hemos aplicado BDD.</text:p>
        </text:list-item>
        <text:list-item>
          <text:p text:style-name="P48">Hemos aplicado tanto el SRP (Single Responsability Principle) como el OCP (Open-Closed Principle) al desarrollo realizado hasta ahora (aunque hayamos hecho especial incapie en ello):</text:p>
          <text:list>
            <text:list-item>
              <text:p text:style-name="P48">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48">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48">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3"/>
      <text:p text:style-name="P3">Una vez listados los logros debemos ver lo que nos falta:</text:p>
      <text:p text:style-name="P3"/>
      <text:list xml:id="list38539072" text:style-name="L10">
        <text:list-item>
          <text:p text:style-name="P49">Encapsular la creacion de las clases And/Or/NotSpecification&lt;T&gt; para disponer de los metodos asociados a ISpecification&lt;T&gt;:</text:p>
          <text:p text:style-name="P49"/>
          <text:p text:style-name="P53"><text:span text:style-name="T6">public</text:span><text:span text:style-name="T16"> </text:span><text:span text:style-name="T26">ISpecification</text:span><text:span text:style-name="T16">&lt;T&gt; and(</text:span><text:span text:style-name="T26">ISpecification</text:span><text:span text:style-name="T16">&lt;T&gt; the_other)</text:span></text:p>
          <text:p text:style-name="P53"><text:span text:style-name="T6">public</text:span><text:span text:style-name="T16"> </text:span><text:span text:style-name="T26">ISpecification</text:span><text:span text:style-name="T16">&lt;T&gt; or(</text:span><text:span text:style-name="T26">ISpecification</text:span><text:span text:style-name="T16">&lt;T&gt; the_other)</text:span></text:p>
          <text:p text:style-name="P53"><text:span text:style-name="T6">public</text:span><text:span text:style-name="T16"> </text:span><text:span text:style-name="T26">ISpecification</text:span><text:span text:style-name="T16">&lt;T&gt; not()</text:span></text:p>
        </text:list-item>
      </text:list>
      <text:list xml:id="list39247676" text:continue-list="list38562447" text:style-name="L9">
        <text:list-header>
          <text:p text:style-name="P48"/>
          <text:p text:style-name="P48">ya que antes se ocupaba de ello la clase abstracta Specification&lt;T&gt;, y en algun sitio necesitamos poner los:</text:p>
          <text:p text:style-name="P48"/>
          <text:p text:style-name="P54"><text:span text:style-name="T6">new</text:span><text:span text:style-name="T16"> </text:span><text:span text:style-name="T35">AndSpecification</text:span><text:span text:style-name="T16">&lt;T&gt;(</text:span><text:span text:style-name="T6">this</text:span><text:span text:style-name="T16">, the_other);</text:span></text:p>
          <text:p text:style-name="P54"><text:span text:style-name="T6">new</text:span><text:span text:style-name="T16"> </text:span><text:span text:style-name="T35">OrSpecification</text:span><text:span text:style-name="T16">&lt;T&gt;(</text:span><text:span text:style-name="T6">this</text:span><text:span text:style-name="T16">, the_other);</text:span></text:p>
          <text:p text:style-name="P54"><text:span text:style-name="T6">new</text:span><text:span text:style-name="T16"> </text:span><text:span text:style-name="T35">NotSpecification</text:span><text:span text:style-name="T16">&lt;T&gt;(</text:span><text:span text:style-name="T6">this</text:span><text:span text:style-name="T16">);</text:span></text:p>
        </text:list-header>
      </text:list>
      <text:p text:style-name="P3"/>
      <text:p text:style-name="P3">Y ademas deberiamos mostrar un pequeño ejemplo de clases que implementan ISpecification&lt;T&gt; y se conbinan entre si con nuestro nuevos operadores and(), or() y not().</text:p>
      <text:p text:style-name="P3"/>
      <text:p text:style-name="Standard"><text:span text:style-name="T51">Implementando el metodo and()</text:span><text:span text:style-name="T52">:</text:span></text:p>
      <text:list xml:id="list39240673" text:continue-numbering="true" text:style-name="L9">
        <text:list-header>
          <text:p text:style-name="P48"/>
        </text:list-header>
      </text:list>
      <text:p text:style-name="P2">Nos guste mas o menos, en algun sitio tenemos que proceder con la creacion de la clase AndSpecification&lt;T&gt; para asi poder "empaquetarla" a traves de la operacion/metodo and().</text:p>
      <text:p text:style-name="P2"/>
      <text:p text:style-name="P2">Recordemos que precisamente esta creacion era la que hacia que nuestras dependencias fuesen opacas en la defunta clase abstracta Specification&lt;T&gt;.</text:p>
      <text:p text:style-name="P2"/>
      <text:p text:style-name="P2">La mala noticia es que vamos a tener que usar una dependencia opaca en oposicion a la Constructor DI, con lo que ya podemos despedirnos del tratamiento BDD en ese caso concreto.</text:p>
      <text:p text:style-name="P2"/>
      <text:p text:style-name="P2">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2"/>
      <text:p text:style-name="P2">Vamos con ello.</text:p>
      <text:p text:style-name="P2"/>
      <text:p text:style-name="P2"><text:span text:style-name="T1">La clase SpecificationExtensions</text:span>:</text:p>
      <text:p text:style-name="P2"/>
      <text:p text:style-name="P2">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2"/>
      <text:p text:style-name="P10"><text:span text:style-name="T4">static</text:span><text:span text:style-name="T13"> </text:span><text:span text:style-name="T4">public</text:span><text:span text:style-name="T13"> </text:span><text:span text:style-name="T4">class</text:span><text:span text:style-name="T13"> </text:span><text:span text:style-name="T33">SpecificationExtensions</text:span></text:p>
      <text:p text:style-name="P14">{</text:p>
      <text:p text:style-name="P25"><text:span text:style-name="T13"><text:s text:c="4"/></text:span><text:span text:style-name="T4">static</text:span><text:span text:style-name="T13"> </text:span><text:span text:style-name="T4">public</text:span><text:span text:style-name="T13"> </text:span><text:span text:style-name="T24">ISpecification</text:span><text:span text:style-name="T13">&lt;T&gt; and&lt;T&gt;(</text:span><text:span text:style-name="T4">this</text:span><text:span text:style-name="T13"> </text:span><text:span text:style-name="T24">ISpecification</text:span><text:span text:style-name="T13">&lt;T&gt; left_side, </text:span></text:p>
      <text:p text:style-name="P25"><text:span text:style-name="T13"><text:s text:c="43"/></text:span><text:span text:style-name="T24">ISpecification</text:span><text:span text:style-name="T13">&lt;T&gt; right_side) {}</text:span></text:p>
      <text:p text:style-name="P14">}</text:p>
      <text:p text:style-name="P2"/>
      <text:p text:style-name="P2">La implementacion tal y como prometimos nos ocupa una sola linea:</text:p>
      <text:p text:style-name="P2"/>
      <text:p text:style-name="P10"><text:span text:style-name="T4">return</text:span><text:span text:style-name="T13"> </text:span><text:span text:style-name="T4">new</text:span><text:span text:style-name="T13"> </text:span><text:span text:style-name="T33">AndSpecification</text:span><text:span text:style-name="T13">&lt;T&gt;(left_side, right_side);</text:span></text:p>
      <text:p text:style-name="P2"/>
      <text:p text:style-name="P2"><text:span text:style-name="T1">Implementando or&lt;T&gt;() y not&lt;T&gt;</text:span>:</text:p>
      <text:p text:style-name="P2"/>
      <text:p text:style-name="P2">Implementar ahora or&lt;T&gt;() y not&lt;T&gt;() no tiene mucha miga.</text:p>
      <text:p text:style-name="P2"/>
      <text:p text:style-name="P2">A continuacion la clase SpecificationExtensions al completo:</text:p>
      <text:p text:style-name="P2"/>
      <text:p text:style-name="P10"><text:span text:style-name="T4">static</text:span><text:span text:style-name="T13"> </text:span><text:span text:style-name="T4">public</text:span><text:span text:style-name="T13"> </text:span><text:span text:style-name="T4">class</text:span><text:span text:style-name="T13"> </text:span><text:span text:style-name="T33">SpecificationExtensions</text:span></text:p>
      <text:p text:style-name="P14">{</text:p>
      <text:p text:style-name="P25"><text:span text:style-name="T13"><text:s text:c="4"/></text:span><text:span text:style-name="T4">static</text:span><text:span text:style-name="T13"> </text:span><text:span text:style-name="T4">public</text:span><text:span text:style-name="T13"> </text:span><text:span text:style-name="T24">ISpecification</text:span><text:span text:style-name="T13">&lt;T&gt; and&lt;T&gt;(</text:span><text:span text:style-name="T4">this</text:span><text:span text:style-name="T13"> </text:span><text:span text:style-name="T24">ISpecification</text:span><text:span text:style-name="T13">&lt;T&gt; left_side, </text:span></text:p>
      <text:p text:style-name="P25"><text:span text:style-name="T13"><text:s text:c="43"/></text:span><text:span text:style-name="T24">ISpecification</text:span><text:span text:style-name="T13">&lt;T&gt; right_side)</text:span></text:p>
      <text:p text:style-name="P14"><text:s text:c="4"/>{</text:p>
      <text:p text:style-name="P25"><text:span text:style-name="T13"><text:s text:c="8"/></text:span><text:span text:style-name="T4">return</text:span><text:span text:style-name="T13"> </text:span><text:span text:style-name="T4">new</text:span><text:span text:style-name="T13"> </text:span><text:span text:style-name="T33">AndSpecification</text:span><text:span text:style-name="T13">&lt;T&gt;(left_side, right_side);</text:span></text:p>
      <text:p text:style-name="P14"><text:s text:c="4"/>}</text:p>
      <text:p text:style-name="P14"/>
      <text:p text:style-name="P25"><text:span text:style-name="T13"><text:s text:c="4"/></text:span><text:span text:style-name="T4">static</text:span><text:span text:style-name="T13"> </text:span><text:span text:style-name="T4">public</text:span><text:span text:style-name="T13"> </text:span><text:span text:style-name="T24">ISpecification</text:span><text:span text:style-name="T13">&lt;T&gt; or&lt;T&gt;(</text:span><text:span text:style-name="T4">this</text:span><text:span text:style-name="T13"> </text:span><text:span text:style-name="T24">ISpecification</text:span><text:span text:style-name="T13">&lt;T&gt; left_side, </text:span></text:p>
      <text:p text:style-name="P25"><text:span text:style-name="T13"><text:s text:c="42"/></text:span><text:span text:style-name="T24">ISpecification</text:span><text:span text:style-name="T13">&lt;T&gt; right_side)</text:span></text:p>
      <text:p text:style-name="P14"><text:s text:c="4"/>{</text:p>
      <text:p text:style-name="P25"><text:span text:style-name="T13"><text:s text:c="8"/></text:span><text:span text:style-name="T4">return</text:span><text:span text:style-name="T13"> </text:span><text:span text:style-name="T4">new</text:span><text:span text:style-name="T13"> </text:span><text:span text:style-name="T33">OrSpecification</text:span><text:span text:style-name="T13">&lt;T&gt;(left_side, right_side); <text:s/></text:span></text:p>
      <text:p text:style-name="P14"><text:s text:c="4"/>}</text:p>
      <text:p text:style-name="P14"/>
      <text:p text:style-name="P25"><text:span text:style-name="T13"><text:s text:c="4"/></text:span><text:span text:style-name="T4">static</text:span><text:span text:style-name="T13"> </text:span><text:span text:style-name="T4">public</text:span><text:span text:style-name="T13"> </text:span><text:span text:style-name="T24">ISpecification</text:span><text:span text:style-name="T13">&lt;T&gt; not&lt;T&gt;(</text:span><text:span text:style-name="T4">this</text:span><text:span text:style-name="T13"> </text:span><text:span text:style-name="T24">ISpecification</text:span><text:span text:style-name="T13">&lt;T&gt; to_negate)</text:span></text:p>
      <text:p text:style-name="P14"><text:s text:c="4"/>{</text:p>
      <text:p text:style-name="P25"><text:span text:style-name="T13"><text:s text:c="8"/></text:span><text:span text:style-name="T4">return</text:span><text:span text:style-name="T13"> </text:span><text:span text:style-name="T4">new</text:span><text:span text:style-name="T13"> </text:span><text:span text:style-name="T33">NotSpecification</text:span><text:span text:style-name="T13">&lt;T&gt;(to_negate);</text:span></text:p>
      <text:p text:style-name="P14"><text:s text:c="4"/>}</text:p>
      <text:p text:style-name="P14">}</text:p>
      <text:p text:style-name="P2"/>
      <text:p text:style-name="P2"><text:s/></text:p>
      <text:p text:style-name="P2">TODO: aplicar un tono mas positivo a esto ultimos puntos.</text:p>
      <text:p text:style-name="P2"/>
      <text:p text:style-name="P2"><text:span text:style-name="T1">Extrayendo consecuencias de SpecificationExtensions</text:span>:</text:p>
      <text:p text:style-name="P2"/>
      <text:p text:style-name="P2">TODO: Explicar que podriamos hacer Integration Tests sobre SE, pero que al no poder mockar And/Or/NotSpecification, no podemos testar SE como nos gustaria.</text:p>
      <text:p text:style-name="P2"/>
      <text:p text:style-name="P2">TODO: Tambien seria interesante, al hilo, comparar los test de java sobre DDD_Specification con los nuestros, para ver como la versionde java se centra en el resultado mientras que nosotros, ademas de en el resultado, nos centramos en las interacciones. </text:p>
      <text:p text:style-name="P2"/>
      <text:p text:style-name="P2"><text:soft-page-break/><text:span text:style-name="T1">Usando DDD_Specification en general y SpecificationExtensions en concreto</text:span>:</text:p>
      <text:p text:style-name="P2"/>
      <text:p text:style-name="P2">TODO: buscar un ejemplo.</text:p>
      <text:p text:style-name="P2"/>
      <text:p text:style-name="P2">ESTUDIO DE LA SOLUCION JPBOODHOO (TEMPORAL):</text:p>
      <text:p text:style-name="P2"/>
      <text:p text:style-name="P2">4. Encontramos un ejemplo de uso es la siguiente declaracion de rutas url:</text:p>
      <text:p text:style-name="P2"/>
      <text:p text:style-name="P27"><text:span text:style-name="T39">Routes</text:span><text:span text:style-name="T20">.add(</text:span></text:p>
      <text:p text:style-name="P27"><text:span text:style-name="T19"><text:s text:c="4"/></text:span><text:span text:style-name="T10">new</text:span><text:span text:style-name="T19"> </text:span><text:span text:style-name="T38">WebCommand</text:span><text:span text:style-name="T19">(</text:span></text:p>
      <text:p text:style-name="P27"><text:span text:style-name="T19"><text:s text:c="8"/></text:span><text:span text:style-name="T10">new</text:span><text:span text:style-name="T19"> </text:span><text:span text:style-name="T38">RequestMatchesPathSpec</text:span><text:span text:style-name="T19">(</text:span><text:span text:style-name="T38">Commands</text:span><text:span text:style-name="T19">.view_sub_departments).and(</text:span></text:p>
      <text:p text:style-name="P27"><text:span text:style-name="T19"><text:s text:c="12"/></text:span><text:span text:style-name="T10">new</text:span><text:span text:style-name="T19"> </text:span><text:span text:style-name="T38">DepartmentContainsProductsSpec</text:span><text:span text:style-name="T19">(</text:span><text:span text:style-name="T38">Container</text:span><text:span text:style-name="T19">.get_me_an&lt;</text:span><text:span text:style-name="T29">ICatalogTasks</text:span><text:span text:style-name="T19">&gt;())),</text:span></text:p>
      <text:p text:style-name="P27"><text:span text:style-name="T19"><text:s text:c="8"/></text:span><text:span text:style-name="T10">new</text:span><text:span text:style-name="T19"> </text:span><text:span text:style-name="T38">ViewProducts</text:span><text:span text:style-name="T19">(</text:span><text:span text:style-name="T38">Container</text:span><text:span text:style-name="T19">.get_me_an&lt;</text:span><text:span text:style-name="T29">ICatalogTasks</text:span><text:span text:style-name="T19">&gt;())));</text:span></text:p>
      <text:p text:style-name="P2"/>
      <text:p text:style-name="P2">donde las dos specs usadas han sido declaradas tal que:</text:p>
      <text:p text:style-name="P2"/>
      <text:p text:style-name="P28"><text:span text:style-name="T10">public</text:span><text:span text:style-name="T19"> </text:span><text:span text:style-name="T10">class</text:span><text:span text:style-name="T19"> </text:span><text:span text:style-name="T38">RequestMatchesPathSpecification</text:span><text:span text:style-name="T19"> : </text:span><text:span text:style-name="T29">ISpecification</text:span><text:span text:style-name="T19">&lt;</text:span><text:span text:style-name="T29">IRequestContext</text:span><text:span text:style-name="T19">&gt;</text:span></text:p>
      <text:p text:style-name="P19">{</text:p>
      <text:p text:style-name="P27"><text:span text:style-name="T19"><text:s text:c="4"/></text:span><text:span text:style-name="T10">readonly</text:span><text:span text:style-name="T19"> </text:span><text:span text:style-name="T10">string</text:span><text:span text:style-name="T19"> match_string;</text:span></text:p>
      <text:p text:style-name="P19"/>
      <text:p text:style-name="P27"><text:span text:style-name="T19"><text:s text:c="4"/></text:span><text:span text:style-name="T10">public</text:span><text:span text:style-name="T19"> RequestMatchesPathSpecification(</text:span><text:span text:style-name="T10">string</text:span><text:span text:style-name="T19"> match_string)</text:span></text:p>
      <text:p text:style-name="P19"><text:s text:c="4"/>{</text:p>
      <text:p text:style-name="P27"><text:span text:style-name="T19"><text:s text:c="8"/></text:span><text:span text:style-name="T10">this</text:span><text:span text:style-name="T19">.match_string = match_string;</text:span></text:p>
      <text:p text:style-name="P19"><text:s text:c="4"/>}</text:p>
      <text:p text:style-name="P19"/>
      <text:p text:style-name="P27"><text:span text:style-name="T19"><text:s text:c="4"/></text:span><text:span text:style-name="T10">public</text:span><text:span text:style-name="T19"> </text:span><text:span text:style-name="T10">bool</text:span><text:span text:style-name="T19"> is_satisfied_by(</text:span><text:span text:style-name="T29">IRequestContext</text:span><text:span text:style-name="T19"> item)</text:span></text:p>
      <text:p text:style-name="P19"><text:s text:c="4"/>{</text:p>
      <text:p text:style-name="P27"><text:span text:style-name="T19"><text:s text:c="8"/></text:span><text:span text:style-name="T10">return</text:span><text:span text:style-name="T19"> item.requested_url.Contains(match_string);</text:span></text:p>
      <text:p text:style-name="P19"><text:s text:c="4"/>}</text:p>
      <text:p text:style-name="P23">}</text:p>
      <text:p text:style-name="P2"/>
      <text:p text:style-name="P28"><text:span text:style-name="T10">public</text:span><text:span text:style-name="T19"> </text:span><text:span text:style-name="T10">class</text:span><text:span text:style-name="T19"> </text:span><text:span text:style-name="T38">DepartmentContainsProductsSpecification</text:span><text:span text:style-name="T19"> : </text:span><text:span text:style-name="T29">ISpecification</text:span><text:span text:style-name="T19">&lt;</text:span><text:span text:style-name="T29">IRequestContext</text:span><text:span text:style-name="T19">&gt;</text:span></text:p>
      <text:p text:style-name="P19">{</text:p>
      <text:p text:style-name="P27"><text:span text:style-name="T19"><text:s text:c="4"/></text:span><text:span text:style-name="T10">private</text:span><text:span text:style-name="T19"> </text:span><text:span text:style-name="T10">readonly</text:span><text:span text:style-name="T19"> </text:span><text:span text:style-name="T29">ICatalogTasks</text:span><text:span text:style-name="T19"> catalog_tasks;</text:span></text:p>
      <text:p text:style-name="P19"/>
      <text:p text:style-name="P27"><text:span text:style-name="T19"><text:s text:c="4"/></text:span><text:span text:style-name="T10">public</text:span><text:span text:style-name="T19"> DepartmentContainsProductsSpecification(</text:span><text:span text:style-name="T29">ICatalogTasks</text:span><text:span text:style-name="T19"> catalog_tasks)</text:span></text:p>
      <text:p text:style-name="P19"><text:s text:c="4"/>{</text:p>
      <text:p text:style-name="P27"><text:span text:style-name="T19"><text:s text:c="8"/></text:span><text:span text:style-name="T10">this</text:span><text:span text:style-name="T19">.catalog_tasks = catalog_tasks;</text:span></text:p>
      <text:p text:style-name="P19"><text:s text:c="4"/>}</text:p>
      <text:p text:style-name="P19"/>
      <text:p text:style-name="P27"><text:span text:style-name="T19"><text:s text:c="4"/></text:span><text:span text:style-name="T10">public</text:span><text:span text:style-name="T19"> </text:span><text:span text:style-name="T10">bool</text:span><text:span text:style-name="T19"> is_satisfied_by(</text:span><text:span text:style-name="T29">IRequestContext</text:span><text:span text:style-name="T19"> request)</text:span></text:p>
      <text:p text:style-name="P19"><text:s text:c="4"/>{</text:p>
      <text:p text:style-name="P27"><text:span text:style-name="T19"><text:s text:c="8"/></text:span><text:span text:style-name="T10">return</text:span><text:span text:style-name="T19"> catalog_tasks.has_products(</text:span></text:p>
      <text:p text:style-name="P27"><text:span text:style-name="T19"><text:s text:c="32"/></text:span><text:span text:style-name="T38">PayloadKeys</text:span><text:span text:style-name="T19">.department_id.parse_from(request.payload));</text:span></text:p>
      <text:p text:style-name="P19"><text:s text:c="4"/>}</text:p>
      <text:p text:style-name="P23">}</text:p>
      <text:p text:style-name="P2"/>
      <text:p text:style-name="P2">y la parte que nos interesa del metodo al cual se le pasa la Specification compuesta:</text:p>
      <text:p text:style-name="P2"/>
      <text:p text:style-name="P28"><text:span text:style-name="T10">public</text:span><text:span text:style-name="T19"> </text:span><text:span text:style-name="T10">class</text:span><text:span text:style-name="T19"> </text:span><text:span text:style-name="T38">WebCommand</text:span><text:span text:style-name="T19"> : </text:span><text:span text:style-name="T29">IWebCommand</text:span></text:p>
      <text:p text:style-name="P19">{</text:p>
      <text:p text:style-name="P27"><text:span text:style-name="T19"><text:s text:c="4"/></text:span><text:span text:style-name="T10">private</text:span><text:span text:style-name="T19"> </text:span><text:span text:style-name="T10">readonly</text:span><text:span text:style-name="T19"> </text:span><text:span text:style-name="T29">ISpecification</text:span><text:span text:style-name="T19">&lt;</text:span><text:span text:style-name="T29">IRequestContext</text:span><text:span text:style-name="T19">&gt; request_specification;</text:span></text:p>
      <text:p text:style-name="P27"><text:span text:style-name="T19"><text:s text:c="4"/></text:span><text:span text:style-name="T10">private</text:span><text:span text:style-name="T19"> </text:span><text:span text:style-name="T10">readonly</text:span><text:span text:style-name="T19"> </text:span><text:span text:style-name="T29">IRequestContextCommand</text:span><text:span text:style-name="T19"> web_action;</text:span></text:p>
      <text:p text:style-name="P19"/>
      <text:p text:style-name="P27"><text:span text:style-name="T19"><text:s text:c="4"/></text:span><text:span text:style-name="T10">public</text:span><text:span text:style-name="T19"> WebCommand(</text:span><text:span text:style-name="T29">ISpecification</text:span><text:span text:style-name="T19">&lt;</text:span><text:span text:style-name="T29">IRequestContext</text:span><text:span text:style-name="T19">&gt; request_specification, </text:span></text:p>
      <text:p text:style-name="P27"><text:span text:style-name="T19"><text:s text:c="22"/></text:span><text:span text:style-name="T29">IRequestContextCommand</text:span><text:span text:style-name="T19"> web_action)</text:span></text:p>
      <text:p text:style-name="P19"><text:s text:c="4"/>{</text:p>
      <text:p text:style-name="P27"><text:span text:style-name="T19"><text:s text:c="8"/></text:span><text:span text:style-name="T10">this</text:span><text:span text:style-name="T19">.request_specification = request_specification;</text:span></text:p>
      <text:p text:style-name="P27"><text:span text:style-name="T19"><text:s text:c="8"/></text:span><text:span text:style-name="T10">this</text:span><text:span text:style-name="T19">.web_action = web_action;</text:span></text:p>
      <text:p text:style-name="P19"><text:s text:c="4"/>}</text:p>
      <text:p text:style-name="P19"/>
      <text:p text:style-name="P27"><text:span text:style-name="T10"><text:s text:c="4"/>#region</text:span><text:span text:style-name="T19"> IWebCommand Members</text:span></text:p>
      <text:p text:style-name="P19"><text:soft-page-break/>}</text:p>
      <text:p text:style-name="P2"/>
      <text:p text:style-name="P2"/>
      <text:p text:style-name="P2"/>
      <text:p text:style-name="P6"><text:span text:style-name="T45">AGGREGATE ROOT CARGO</text:span>:</text:p>
      <text:p text:style-name="P2"/>
      <text:p text:style-name="P2"><text:span text:style-name="T1">Descripcion inicial (Por encima)</text:span>:</text:p>
      <text:p text:style-name="P2"/>
      <text:p text:style-name="P2">Los objetos que entran en juego son los siguientes:</text:p>
      <text:p text:style-name="P2"/>
      <text:list xml:id="list38660758" text:style-name="L11">
        <text:list-item>
          <text:p text:style-name="P51"><text:span text:style-name="T50">public class Cargo : IEntity&lt;Cargo&gt; – Aggregate Root. </text:span></text:p>
          <text:p text:style-name="P51"><text:span text:style-name="T50"/></text:p>
          <text:p text:style-name="P51"><text:span text:style-name="T50">Por composicion:</text:span></text:p>
          <text:list>
            <text:list-item>
              <text:p text:style-name="P51"><text:span text:style-name="T50">TrackingID</text:span></text:p>
            </text:list-item>
            <text:list-item>
              <text:p text:style-name="P51"><text:span text:style-name="T50">Location</text:span></text:p>
            </text:list-item>
            <text:list-item>
              <text:p text:style-name="P51"><text:span text:style-name="T50">RouteSpecification</text:span></text:p>
            </text:list-item>
            <text:list-item>
              <text:p text:style-name="P51"><text:span text:style-name="T50">Itinerary</text:span></text:p>
            </text:list-item>
            <text:list-item>
              <text:p text:style-name="P51"><text:span text:style-name="T50">Delivery</text:span></text:p>
              <text:p text:style-name="P51"><text:span text:style-name="T50"/></text:p>
            </text:list-item>
          </text:list>
        </text:list-item>
        <text:list-item>
          <text:p text:style-name="P51"><text:span text:style-name="T50">public interface ICargoRepository</text:span></text:p>
        </text:list-item>
        <text:list-item>
          <text:p text:style-name="P51"><text:span text:style-name="T50">public class Delivery : IValueObject&lt;Delivery&gt;</text:span></text:p>
        </text:list-item>
        <text:list-item>
          <text:p text:style-name="P51"><text:span text:style-name="T50">public class HandlingActivity : IValueObject&lt;Delivery&gt;</text:span></text:p>
        </text:list-item>
        <text:list-item>
          <text:p text:style-name="P51"><text:span text:style-name="T50">public class Itinerary : IValueObject&lt;Delivery&gt;</text:span></text:p>
        </text:list-item>
        <text:list-item>
          <text:p text:style-name="P51"><text:span text:style-name="T50">public class Leg : IValueObject&lt;Leg&gt;</text:span></text:p>
        </text:list-item>
        <text:list-item>
          <text:p text:style-name="P51"><text:span text:style-name="T50">public class RouteSpecification : ISpecification&lt;Itinerary&gt;, IvalueObject&lt;RouteSpecification&gt;</text:span></text:p>
        </text:list-item>
        <text:list-item>
          <text:p text:style-name="P51"><text:span text:style-name="T50">public enum RoutingStatus : IValueObject&lt;RoutingStatus&gt;</text:span></text:p>
        </text:list-item>
        <text:list-item>
          <text:p text:style-name="P51"><text:span text:style-name="T50">public class TrackingID : IValueObject&lt;TrackingID&gt;</text:span></text:p>
        </text:list-item>
        <text:list-item>
          <text:p text:style-name="P51"><text:span text:style-name="T50">public enum TransportStatus : IValueObject&lt;TransportStatus&gt;</text:span></text:p>
        </text:list-item>
      </text:list>
      <text:p text:style-name="Standard"><text:span text:style-name="T50"/></text:p>
      <text:p text:style-name="Standard"><text:span text:style-name="T50">Es decir:</text:span></text:p>
      <text:p text:style-name="Standard"><text:span text:style-name="T50"/></text:p>
      <text:list xml:id="list39212639" text:style-name="L12">
        <text:list-item>
          <text:p text:style-name="P52"><text:span text:style-name="T50">1 Aggregate (Root)</text:span></text:p>
        </text:list-item>
        <text:list-item>
          <text:p text:style-name="P52"><text:span text:style-name="T50">1 Interface (al Repository)</text:span></text:p>
        </text:list-item>
        <text:list-item>
          <text:p text:style-name="P52"><text:span text:style-name="T50">8 Value Objects:</text:span></text:p>
          <text:list>
            <text:list-item>
              <text:p text:style-name="P52"><text:span text:style-name="T50">1 Ispecification.</text:span></text:p>
            </text:list-item>
          </text:list>
        </text:list-item>
      </text:list>
      <text:p text:style-name="Standard"><text:span text:style-name="T50"/></text:p>
      <text:p text:style-name="Standard"><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28M14S</meta:editing-duration>
    <meta:editing-cycles>32</meta:editing-cycles>
    <meta:generator>OpenOffice.org/3.2$Win32 OpenOffice.org_project/320m12$Build-9483</meta:generator>
    <dc:date>2010-06-08T19:12:36.76</dc:date>
    <meta:document-statistic meta:table-count="0" meta:image-count="0" meta:object-count="0" meta:page-count="33" meta:paragraph-count="1244" meta:word-count="8796" meta:character-count="77331"/>
    <meta:user-defined meta:name="Info 1"/>
    <meta:user-defined meta:name="Info 2"/>
    <meta:user-defined meta:name="Info 3"/>
    <meta:user-defined meta:name="Info 4"/>
  </office:meta>
</office:document-meta>
</file>